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, 'DejaVu Sans', Athena, Gentium, 'Palatino Linotype', 'Lucida Sans Unicode', 'Lucida Grande', Code2000, sans-serif"/>
    <style:font-face style:name="Liberation Sérif" svg:font-family="'Liberation Sérif'"/>
    <style:font-face style:name="FreeSans1" svg:font-family="FreeSans" style:font-family-generic="swiss"/>
    <style:font-face style:name="Liberation Sans Sérif" svg:font-family="'Liberation Sans Sé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429cm" style:rel-column-width="9362*"/>
    </style:style>
    <style:style style:name="Tableau4.G" style:family="table-column">
      <style:table-column-properties style:column-width="2.429cm" style:rel-column-width="9363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G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.905cm" table:align="left"/>
    </style:style>
    <style:style style:name="Tableau1.A" style:family="table-column">
      <style:table-column-properties style:column-width="0.688cm"/>
    </style:style>
    <style:style style:name="Tableau1.B" style:family="table-column">
      <style:table-column-properties style:column-width="1.21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.905cm" table:align="left"/>
    </style:style>
    <style:style style:name="Tableau5.A" style:family="table-column">
      <style:table-column-properties style:column-width="0.688cm"/>
    </style:style>
    <style:style style:name="Tableau5.B" style:family="table-column">
      <style:table-column-properties style:column-width="1.217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.905cm" table:align="left"/>
    </style:style>
    <style:style style:name="Tableau6.A" style:family="table-column">
      <style:table-column-properties style:column-width="0.688cm"/>
    </style:style>
    <style:style style:name="Tableau6.B" style:family="table-column">
      <style:table-column-properties style:column-width="1.217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.302cm" table:align="left"/>
    </style:style>
    <style:style style:name="Tableau7.A" style:family="table-column">
      <style:table-column-properties style:column-width="0.688cm"/>
    </style:style>
    <style:style style:name="Tableau7.B" style:family="table-column">
      <style:table-column-properties style:column-width="1.614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3.598cm" table:align="left"/>
    </style:style>
    <style:style style:name="Tableau8.A" style:family="table-column">
      <style:table-column-properties style:column-width="1.799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2.09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.482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2.302cm" table:align="left"/>
    </style:style>
    <style:style style:name="Tableau10.A" style:family="table-column">
      <style:table-column-properties style:column-width="0.794cm"/>
    </style:style>
    <style:style style:name="Tableau10.B" style:family="table-column">
      <style:table-column-properties style:column-width="1.508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4.392cm" table:align="left"/>
    </style:style>
    <style:style style:name="Tableau11.A" style:family="table-column">
      <style:table-column-properties style:column-width="0.9cm"/>
    </style:style>
    <style:style style:name="Tableau11.B" style:family="table-column">
      <style:table-column-properties style:column-width="3.493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4.895cm" table:align="left"/>
    </style:style>
    <style:style style:name="Tableau12.A" style:family="table-column">
      <style:table-column-properties style:column-width="0.9cm"/>
    </style:style>
    <style:style style:name="Tableau12.B" style:family="table-column">
      <style:table-column-properties style:column-width="2.196cm"/>
    </style:style>
    <style:style style:name="Tableau12.C" style:family="table-column">
      <style:table-column-properties style:column-width="1.799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6.191cm" table:align="left"/>
    </style:style>
    <style:style style:name="Tableau13.A" style:family="table-column">
      <style:table-column-properties style:column-width="0.609cm"/>
    </style:style>
    <style:style style:name="Tableau13.B" style:family="table-column">
      <style:table-column-properties style:column-width="0.979cm"/>
    </style:style>
    <style:style style:name="Tableau13.C" style:family="table-column">
      <style:table-column-properties style:column-width="1.323cm"/>
    </style:style>
    <style:style style:name="Tableau13.D" style:family="table-column">
      <style:table-column-properties style:column-width="1.482cm"/>
    </style:style>
    <style:style style:name="Tableau13.E" style:family="table-column">
      <style:table-column-properties style:column-width="1.799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E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2.699cm" table:align="left"/>
    </style:style>
    <style:style style:name="Tableau14.A" style:family="table-column">
      <style:table-column-properties style:column-width="0.609cm"/>
    </style:style>
    <style:style style:name="Tableau14.B" style:family="table-column">
      <style:table-column-properties style:column-width="2.09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2.699cm" table:align="left"/>
    </style:style>
    <style:style style:name="Tableau15.A" style:family="table-column">
      <style:table-column-properties style:column-width="0.609cm"/>
    </style:style>
    <style:style style:name="Tableau15.B" style:family="table-column">
      <style:table-column-properties style:column-width="2.09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B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2.99cm" table:align="left"/>
    </style:style>
    <style:style style:name="Tableau16.A" style:family="table-column">
      <style:table-column-properties style:column-width="0.9cm"/>
    </style:style>
    <style:style style:name="Tableau16.B" style:family="table-column">
      <style:table-column-properties style:column-width="2.09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3.307cm" table:align="left"/>
    </style:style>
    <style:style style:name="Tableau17.A" style:family="table-column">
      <style:table-column-properties style:column-width="1.005cm"/>
    </style:style>
    <style:style style:name="Tableau17.B" style:family="table-column">
      <style:table-column-properties style:column-width="2.302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3.598cm" table:align="left"/>
    </style:style>
    <style:style style:name="Tableau18.A" style:family="table-column">
      <style:table-column-properties style:column-width="1.508cm"/>
    </style:style>
    <style:style style:name="Tableau18.B" style:family="table-column">
      <style:table-column-properties style:column-width="2.09cm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B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3.598cm" table:align="left"/>
    </style:style>
    <style:style style:name="Tableau19.A" style:family="table-column">
      <style:table-column-properties style:column-width="1.191cm"/>
    </style:style>
    <style:style style:name="Tableau19.B" style:family="table-column">
      <style:table-column-properties style:column-width="2.408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B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2.805cm" table:align="left"/>
    </style:style>
    <style:style style:name="Tableau20.A" style:family="table-column">
      <style:table-column-properties style:column-width="0.688cm"/>
    </style:style>
    <style:style style:name="Tableau20.B" style:family="table-column">
      <style:table-column-properties style:column-width="2.117cm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B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.693cm" table:align="left"/>
    </style:style>
    <style:style style:name="Tableau21.A" style:family="table-column">
      <style:table-column-properties style:column-width="0.609cm"/>
    </style:style>
    <style:style style:name="Tableau21.B" style:family="table-column">
      <style:table-column-properties style:column-width="1.085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B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2.09cm" table:align="left"/>
    </style:style>
    <style:style style:name="Tableau22.A" style:family="table-column">
      <style:table-column-properties style:column-width="0.688cm"/>
    </style:style>
    <style:style style:name="Tableau22.B" style:family="table-column">
      <style:table-column-properties style:column-width="1.402cm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B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2.09cm" table:align="left"/>
    </style:style>
    <style:style style:name="Tableau23.A" style:family="table-column">
      <style:table-column-properties style:column-width="0.9cm"/>
    </style:style>
    <style:style style:name="Tableau23.B" style:family="table-column">
      <style:table-column-properties style:column-width="1.191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B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2.196cm" table:align="left"/>
    </style:style>
    <style:style style:name="Tableau24.A" style:family="table-column">
      <style:table-column-properties style:column-width="1.111cm"/>
    </style:style>
    <style:style style:name="Tableau24.B" style:family="table-column">
      <style:table-column-properties style:column-width="1.085cm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B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1.887cm"/>
    </style:style>
    <style:style style:name="Tableau26.B" style:family="table-column">
      <style:table-column-properties style:column-width="1.42cm"/>
    </style:style>
    <style:style style:name="Tableau26.C" style:family="table-column">
      <style:table-column-properties style:column-width="1.085cm"/>
    </style:style>
    <style:style style:name="Tableau26.D" style:family="table-column">
      <style:table-column-properties style:column-width="1.614cm"/>
    </style:style>
    <style:style style:name="Tableau26.E" style:family="table-column">
      <style:table-column-properties style:column-width="3.438cm"/>
    </style:style>
    <style:style style:name="Tableau26.F" style:family="table-column">
      <style:table-column-properties style:column-width="1.889cm"/>
    </style:style>
    <style:style style:name="Tableau26.I" style:family="table-column">
      <style:table-column-properties style:column-width="1.901cm"/>
    </style:style>
    <style:style style:name="Tableau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6.H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none" fo:border-top="none" fo:border-bottom="0.05pt solid #000000"/>
    </style:style>
    <style:style style:name="Tableau26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5.106cm" table:align="left"/>
    </style:style>
    <style:style style:name="Tableau25.A" style:family="table-column">
      <style:table-column-properties style:column-width="1.296cm"/>
    </style:style>
    <style:style style:name="Tableau25.B" style:family="table-column">
      <style:table-column-properties style:column-width="1.005cm"/>
    </style:style>
    <style:style style:name="Tableau25.D" style:family="table-column">
      <style:table-column-properties style:column-width="1.799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D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f96b8" officeooo:paragraph-rsid="000f96b8"/>
    </style:style>
    <style:style style:name="P2" style:family="paragraph" style:parent-style-name="Standard">
      <style:paragraph-properties fo:text-align="start" style:justify-single-word="false"/>
      <style:text-properties officeooo:rsid="000f96b8" officeooo:paragraph-rsid="000f96b8"/>
    </style:style>
    <style:style style:name="P3" style:family="paragraph" style:parent-style-name="Standard">
      <style:paragraph-properties fo:text-align="start" style:justify-single-word="false"/>
      <style:text-properties officeooo:paragraph-rsid="00119889"/>
    </style:style>
    <style:style style:name="P4" style:family="paragraph" style:parent-style-name="Standard">
      <style:paragraph-properties fo:text-align="start" style:justify-single-word="false"/>
      <style:text-properties officeooo:paragraph-rsid="0011d12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6667" officeooo:paragraph-rsid="00116667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d12d" officeooo:paragraph-rsid="0011d12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c5d0" officeooo:paragraph-rsid="0013c5d0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cfdd" officeooo:paragraph-rsid="0013cfdd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16667" officeooo:paragraph-rsid="00116667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119889" officeooo:paragraph-rsid="00119889"/>
    </style:style>
    <style:style style:name="P11" style:family="paragraph" style:parent-style-name="Standard">
      <style:paragraph-properties fo:text-align="center" style:justify-single-word="false"/>
      <style:text-properties style:text-underline-style="none" officeooo:rsid="00119889" officeooo:paragraph-rsid="00119889"/>
    </style:style>
    <style:style style:name="P12" style:family="paragraph" style:parent-style-name="Standard">
      <style:paragraph-properties fo:text-align="start" style:justify-single-word="false"/>
      <style:text-properties officeooo:rsid="00119889" officeooo:paragraph-rsid="00119889"/>
    </style:style>
    <style:style style:name="P13" style:family="paragraph" style:parent-style-name="Standard">
      <style:paragraph-properties fo:text-align="start" style:justify-single-word="false"/>
      <style:text-properties officeooo:rsid="0011d12d" officeooo:paragraph-rsid="0011d12d"/>
    </style:style>
    <style:style style:name="P14" style:family="paragraph" style:parent-style-name="Standard">
      <style:paragraph-properties fo:text-align="start" style:justify-single-word="false"/>
      <style:text-properties officeooo:rsid="00193a81" officeooo:paragraph-rsid="00193a81"/>
    </style:style>
    <style:style style:name="P15" style:family="paragraph" style:parent-style-name="Standard">
      <style:paragraph-properties fo:text-align="start" style:justify-single-word="false"/>
      <style:text-properties officeooo:rsid="00193a81" officeooo:paragraph-rsid="001cac14"/>
    </style:style>
    <style:style style:name="P1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officeooo:rsid="0019a9a9" officeooo:paragraph-rsid="0019a9a9"/>
    </style:style>
    <style:style style:name="P1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officeooo:rsid="0019a9a9" officeooo:paragraph-rsid="001aa596"/>
    </style:style>
    <style:style style:name="P1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officeooo:rsid="001aa596" officeooo:paragraph-rsid="001aa596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rsid="0011d12d" officeooo:paragraph-rsid="0011d12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style:text-underline-style="none" officeooo:rsid="0011d12d" officeooo:paragraph-rsid="0011d12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style:text-underline-style="none" officeooo:rsid="0013c5d0" officeooo:paragraph-rsid="0013c5d0"/>
    </style:style>
    <style:style style:name="P2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paragraph-rsid="001cac14"/>
    </style:style>
    <style:style style:name="P2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paragraph-rsid="00224100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paragraph-rsid="001cac14"/>
    </style:style>
    <style:style style:name="P2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224100" officeooo:paragraph-rsid="00224100"/>
    </style:style>
    <style:style style:name="P2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22c40a" officeooo:paragraph-rsid="0022c40a"/>
    </style:style>
    <style:style style:name="P2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193a81" officeooo:paragraph-rsid="0022c40a"/>
    </style:style>
    <style:style style:name="P2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28f96f" officeooo:paragraph-rsid="0028f96f"/>
    </style:style>
    <style:style style:name="P2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2a9b46" officeooo:paragraph-rsid="002a9b46"/>
    </style:style>
    <style:style style:name="P3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2c56fa" officeooo:paragraph-rsid="002c56fa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fo:letter-spacing="normal" style:text-underline-style="none" officeooo:rsid="0013cfdd" officeooo:paragraph-rsid="0013cfd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fo:letter-spacing="normal" style:text-underline-style="none" officeooo:rsid="00193a81" officeooo:paragraph-rsid="00193a81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fo:letter-spacing="normal" style:text-underline-style="none" officeooo:rsid="00193a81" officeooo:paragraph-rsid="001cac14"/>
    </style:style>
    <style:style style:name="P3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9a9a9" officeooo:paragraph-rsid="0019a9a9"/>
    </style:style>
    <style:style style:name="P3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aa596" officeooo:paragraph-rsid="001aa596"/>
    </style:style>
    <style:style style:name="P3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ab861" officeooo:paragraph-rsid="001ab861"/>
    </style:style>
    <style:style style:name="P3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cac14" officeooo:paragraph-rsid="001cac14"/>
    </style:style>
    <style:style style:name="P3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cac14" officeooo:paragraph-rsid="001ff98b"/>
    </style:style>
    <style:style style:name="P3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ff98b" officeooo:paragraph-rsid="001ff98b"/>
    </style:style>
    <style:style style:name="P4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21c7a9" officeooo:paragraph-rsid="0021c7a9"/>
    </style:style>
    <style:style style:name="P4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224100" officeooo:paragraph-rsid="00224100"/>
    </style:style>
    <style:style style:name="P4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def49" officeooo:paragraph-rsid="001def49"/>
    </style:style>
    <style:style style:name="P4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fccf4" officeooo:paragraph-rsid="001fccf4"/>
    </style:style>
    <style:style style:name="P4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solid" style:text-underline-width="auto" style:text-underline-color="font-color" officeooo:rsid="001ab861" officeooo:paragraph-rsid="001ab861"/>
    </style:style>
    <style:style style:name="P4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solid" style:text-underline-width="auto" style:text-underline-color="font-color" officeooo:rsid="001cac14" officeooo:paragraph-rsid="001cac14"/>
    </style:style>
    <style:style style:name="P4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solid" style:text-underline-width="auto" style:text-underline-color="font-color" officeooo:rsid="001def49" officeooo:paragraph-rsid="001def49"/>
    </style:style>
    <style:style style:name="P4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solid" style:text-underline-width="auto" style:text-underline-color="font-color" officeooo:rsid="001fccf4" officeooo:paragraph-rsid="001fccf4"/>
    </style:style>
    <style:style style:name="P4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solid" style:text-underline-width="auto" style:text-underline-color="font-color" officeooo:rsid="001ff98b" officeooo:paragraph-rsid="001ff98b"/>
    </style:style>
    <style:style style:name="P4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24100" officeooo:paragraph-rsid="00224100" style:font-size-asian="12pt" style:font-size-complex="12pt"/>
    </style:style>
    <style:style style:name="P5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2c40a" officeooo:paragraph-rsid="0022c40a" style:font-size-asian="12pt" style:font-size-complex="12pt"/>
    </style:style>
    <style:style style:name="P5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8f96f" officeooo:paragraph-rsid="0028f96f" style:font-size-asian="12pt" style:font-size-complex="12pt"/>
    </style:style>
    <style:style style:name="P5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c56fa" officeooo:paragraph-rsid="002c56fa" style:font-size-asian="12pt" style:font-size-complex="12pt"/>
    </style:style>
    <style:style style:name="P5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c7dc6" officeooo:paragraph-rsid="002c56fa" style:font-size-asian="12pt" style:font-size-complex="12pt"/>
    </style:style>
    <style:style style:name="P5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c7dc6" officeooo:paragraph-rsid="002c7dc6" style:font-size-asian="12pt" style:font-size-complex="12pt"/>
    </style:style>
    <style:style style:name="P5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f3029" officeooo:paragraph-rsid="002f3029" style:font-size-asian="12pt" style:font-size-complex="12pt"/>
    </style:style>
    <style:style style:name="P5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19d4b" officeooo:paragraph-rsid="00319d4b" style:font-size-asian="12pt" style:font-size-complex="12pt"/>
    </style:style>
    <style:style style:name="P5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22d7a" officeooo:paragraph-rsid="00322d7a" style:font-size-asian="12pt" style:font-size-complex="12pt"/>
    </style:style>
    <style:style style:name="P5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3c725" officeooo:paragraph-rsid="0033c725" style:font-size-asian="12pt" style:font-size-complex="12pt"/>
    </style:style>
    <style:style style:name="P5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550bc" officeooo:paragraph-rsid="003550bc" style:font-size-asian="12pt" style:font-size-complex="12pt"/>
    </style:style>
    <style:style style:name="P6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6b245" officeooo:paragraph-rsid="0036b245" style:font-size-asian="12pt" style:font-size-complex="12pt"/>
    </style:style>
    <style:style style:name="P6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7014e" officeooo:paragraph-rsid="0037014e" style:font-size-asian="12pt" style:font-size-complex="12pt"/>
    </style:style>
    <style:style style:name="P6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81fd8" officeooo:paragraph-rsid="00381fd8" style:font-size-asian="12pt" style:font-size-complex="12pt"/>
    </style:style>
    <style:style style:name="P6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a17f7" officeooo:paragraph-rsid="003a17f7" style:font-size-asian="12pt" style:font-size-complex="12pt"/>
    </style:style>
    <style:style style:name="P6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b4498" officeooo:paragraph-rsid="003b4498" style:font-size-asian="12pt" style:font-size-complex="12pt"/>
    </style:style>
    <style:style style:name="P6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bb111" officeooo:paragraph-rsid="003bb111" style:font-size-asian="12pt" style:font-size-complex="12pt"/>
    </style:style>
    <style:style style:name="P6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cdc40" officeooo:paragraph-rsid="003cdc40" style:font-size-asian="12pt" style:font-size-complex="12pt"/>
    </style:style>
    <style:style style:name="P6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cdc40" officeooo:paragraph-rsid="003d10f9" style:font-size-asian="12pt" style:font-size-complex="12pt"/>
    </style:style>
    <style:style style:name="P6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d10f9" officeooo:paragraph-rsid="003e4a46" style:font-size-asian="12pt" style:font-size-complex="12pt"/>
    </style:style>
    <style:style style:name="P6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ee867" officeooo:paragraph-rsid="003ee867" style:font-size-asian="12pt" style:font-size-complex="12pt"/>
    </style:style>
    <style:style style:name="P7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04fbf" officeooo:paragraph-rsid="00404fbf" style:font-size-asian="12pt" style:font-size-complex="12pt"/>
    </style:style>
    <style:style style:name="P7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3272c" officeooo:paragraph-rsid="0046a9fc" style:font-size-asian="12pt" style:font-size-complex="12pt"/>
    </style:style>
    <style:style style:name="P7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6a9fc" officeooo:paragraph-rsid="0046a9fc" style:font-size-asian="12pt" style:font-size-complex="12pt"/>
    </style:style>
    <style:style style:name="P7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89135" officeooo:paragraph-rsid="00489135" style:font-size-asian="12pt" style:font-size-complex="12pt"/>
    </style:style>
    <style:style style:name="P7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a8c76" officeooo:paragraph-rsid="004a8c76" style:font-size-asian="12pt" style:font-size-complex="12pt"/>
    </style:style>
    <style:style style:name="P7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ad0c8" officeooo:paragraph-rsid="004ad0c8" style:font-size-asian="12pt" style:font-size-complex="12pt"/>
    </style:style>
    <style:style style:name="P7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cc4fa" officeooo:paragraph-rsid="004cc4fa" style:font-size-asian="12pt" style:font-size-complex="12pt"/>
    </style:style>
    <style:style style:name="P7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da138" officeooo:paragraph-rsid="004da138" style:font-size-asian="12pt" style:font-size-complex="12pt"/>
    </style:style>
    <style:style style:name="P7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eadbc" officeooo:paragraph-rsid="004eadbc" style:font-size-asian="12pt" style:font-size-complex="12pt"/>
    </style:style>
    <style:style style:name="P7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f57a8" officeooo:paragraph-rsid="004f57a8" style:font-size-asian="12pt" style:font-size-complex="12pt"/>
    </style:style>
    <style:style style:name="P8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501c19" officeooo:paragraph-rsid="004f57a8" style:font-size-asian="12pt" style:font-size-complex="12pt"/>
    </style:style>
    <style:style style:name="P8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51ed3e" officeooo:paragraph-rsid="0051ed3e" style:font-size-asian="12pt" style:font-size-complex="12pt"/>
    </style:style>
    <style:style style:name="P8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5ef5d2" officeooo:paragraph-rsid="005ef5d2" style:font-size-asian="12pt" style:font-size-complex="12pt"/>
    </style:style>
    <style:style style:name="P8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5f3524" officeooo:paragraph-rsid="005f3524" style:font-size-asian="12pt" style:font-size-complex="12pt"/>
    </style:style>
    <style:style style:name="P8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019fc" officeooo:paragraph-rsid="006019fc" style:font-size-asian="12pt" style:font-size-complex="12pt"/>
    </style:style>
    <style:style style:name="P8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019fc" officeooo:paragraph-rsid="00609e1a" style:font-size-asian="12pt" style:font-size-complex="12pt"/>
    </style:style>
    <style:style style:name="P8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09e1a" officeooo:paragraph-rsid="00609e1a" style:font-size-asian="12pt" style:font-size-complex="12pt"/>
    </style:style>
    <style:style style:name="P8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0b195" officeooo:paragraph-rsid="0060b195" style:font-size-asian="12pt" style:font-size-complex="12pt"/>
    </style:style>
    <style:style style:name="P8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25697" officeooo:paragraph-rsid="00625697" style:font-size-asian="12pt" style:font-size-complex="12pt"/>
    </style:style>
    <style:style style:name="P8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30c90" officeooo:paragraph-rsid="00630c90" style:font-size-asian="12pt" style:font-size-complex="12pt"/>
    </style:style>
    <style:style style:name="P9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497da" officeooo:paragraph-rsid="006497da" style:font-size-asian="12pt" style:font-size-complex="12pt"/>
    </style:style>
    <style:style style:name="P9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68aa9" officeooo:paragraph-rsid="00668aa9" style:font-size-asian="12pt" style:font-size-complex="12pt"/>
    </style:style>
    <style:style style:name="P9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68aa9" officeooo:paragraph-rsid="0068ca81" style:font-size-asian="12pt" style:font-size-complex="12pt"/>
    </style:style>
    <style:style style:name="P9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8e08a" officeooo:paragraph-rsid="0068e08a" style:font-size-asian="12pt" style:font-size-complex="12pt"/>
    </style:style>
    <style:style style:name="P9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abff7" officeooo:paragraph-rsid="006abff7" style:font-size-asian="12pt" style:font-size-complex="12pt"/>
    </style:style>
    <style:style style:name="P9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d16e4" officeooo:paragraph-rsid="006d16e4" style:font-size-asian="12pt" style:font-size-complex="12pt"/>
    </style:style>
    <style:style style:name="P9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e5e17" officeooo:paragraph-rsid="006e5e17" style:font-size-asian="12pt" style:font-size-complex="12pt"/>
    </style:style>
    <style:style style:name="P9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0bceb" officeooo:paragraph-rsid="0070bceb" style:font-size-asian="12pt" style:font-size-complex="12pt"/>
    </style:style>
    <style:style style:name="P9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43f5f" officeooo:paragraph-rsid="00743f5f" style:font-size-asian="12pt" style:font-size-complex="12pt"/>
    </style:style>
    <style:style style:name="P9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5346b" officeooo:paragraph-rsid="00769251" style:font-size-asian="12pt" style:font-size-complex="12pt"/>
    </style:style>
    <style:style style:name="P10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aeca0" officeooo:paragraph-rsid="007aeca0" style:font-size-asian="12pt" style:font-size-complex="12pt"/>
    </style:style>
    <style:style style:name="P10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aeca0" officeooo:paragraph-rsid="007d62c4" style:font-size-asian="12pt" style:font-size-complex="12pt"/>
    </style:style>
    <style:style style:name="P10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d62c4" officeooo:paragraph-rsid="007d62c4" style:font-size-asian="12pt" style:font-size-complex="12pt"/>
    </style:style>
    <style:style style:name="P10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f1bdf" officeooo:paragraph-rsid="007f1bdf" style:font-size-asian="12pt" style:font-size-complex="12pt"/>
    </style:style>
    <style:style style:name="P10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1c45c" officeooo:paragraph-rsid="0081c45c" style:font-size-asian="12pt" style:font-size-complex="12pt"/>
    </style:style>
    <style:style style:name="P10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453c9" officeooo:paragraph-rsid="008453c9" style:font-size-asian="12pt" style:font-size-complex="12pt"/>
    </style:style>
    <style:style style:name="P10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453c9" officeooo:paragraph-rsid="0085e61d" style:font-size-asian="12pt" style:font-size-complex="12pt"/>
    </style:style>
    <style:style style:name="P10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5e61d" officeooo:paragraph-rsid="0085e61d" style:font-size-asian="12pt" style:font-size-complex="12pt"/>
    </style:style>
    <style:style style:name="P10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712da" officeooo:paragraph-rsid="008712da" style:font-size-asian="12pt" style:font-size-complex="12pt"/>
    </style:style>
    <style:style style:name="P10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90ffa" officeooo:paragraph-rsid="00890ffa" style:font-size-asian="12pt" style:font-size-complex="12pt"/>
    </style:style>
    <style:style style:name="P11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b284b" officeooo:paragraph-rsid="008b284b" style:font-size-asian="12pt" style:font-size-complex="12pt"/>
    </style:style>
    <style:style style:name="P11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eff23" officeooo:paragraph-rsid="008eff23" style:font-size-asian="12pt" style:font-size-complex="12pt"/>
    </style:style>
    <style:style style:name="P11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2347d" officeooo:paragraph-rsid="008fbc0a" style:font-size-asian="12pt" style:font-size-complex="12pt"/>
    </style:style>
    <style:style style:name="P11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2347d" officeooo:paragraph-rsid="0092a906" style:font-size-asian="12pt" style:font-size-complex="12pt"/>
    </style:style>
    <style:style style:name="P11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4e89c" officeooo:paragraph-rsid="0094e89c" style:font-size-asian="12pt" style:font-size-complex="12pt"/>
    </style:style>
    <style:style style:name="P11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656a0" officeooo:paragraph-rsid="009656a0" style:font-size-asian="12pt" style:font-size-complex="12pt"/>
    </style:style>
    <style:style style:name="P11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77cdd" officeooo:paragraph-rsid="00977cdd" style:font-size-asian="12pt" style:font-size-complex="12pt"/>
    </style:style>
    <style:style style:name="P11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989a1" officeooo:paragraph-rsid="009989a1" style:font-size-asian="12pt" style:font-size-complex="12pt"/>
    </style:style>
    <style:style style:name="P11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b713f" officeooo:paragraph-rsid="009b713f" style:font-size-asian="12pt" style:font-size-complex="12pt"/>
    </style:style>
    <style:style style:name="P11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d5eb2" officeooo:paragraph-rsid="009b713f" style:font-size-asian="12pt" style:font-size-complex="12pt"/>
    </style:style>
    <style:style style:name="P12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e9ddd" officeooo:paragraph-rsid="009e9ddd" style:font-size-asian="12pt" style:font-size-complex="12pt"/>
    </style:style>
    <style:style style:name="P12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e9ddd" officeooo:paragraph-rsid="00a12edd" style:font-size-asian="12pt" style:font-size-complex="12pt"/>
    </style:style>
    <style:style style:name="P12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2233e" officeooo:paragraph-rsid="00a2233e" style:font-size-asian="12pt" style:font-size-complex="12pt"/>
    </style:style>
    <style:style style:name="P12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3d984" officeooo:paragraph-rsid="00a3d984" style:font-size-asian="12pt" style:font-size-complex="12pt"/>
    </style:style>
    <style:style style:name="P12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40b89" officeooo:paragraph-rsid="00a40b89" style:font-size-asian="12pt" style:font-size-complex="12pt"/>
    </style:style>
    <style:style style:name="P12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4991a" officeooo:paragraph-rsid="00a4991a" style:font-size-asian="12pt" style:font-size-complex="12pt"/>
    </style:style>
    <style:style style:name="P12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4ccc2" officeooo:paragraph-rsid="00a4ccc2" style:font-size-asian="12pt" style:font-size-complex="12pt"/>
    </style:style>
    <style:style style:name="P12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4f1ed" officeooo:paragraph-rsid="00a4f1ed" style:font-size-asian="12pt" style:font-size-complex="12pt"/>
    </style:style>
    <style:style style:name="P12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712b5" officeooo:paragraph-rsid="00a712b5" style:font-size-asian="12pt" style:font-size-complex="12pt"/>
    </style:style>
    <style:style style:name="P12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712b5" officeooo:paragraph-rsid="00abdf35" style:font-size-asian="12pt" style:font-size-complex="12pt"/>
    </style:style>
    <style:style style:name="P13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8e084" officeooo:paragraph-rsid="00a8e084" style:font-size-asian="12pt" style:font-size-complex="12pt"/>
    </style:style>
    <style:style style:name="P13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b1387" officeooo:paragraph-rsid="00abdf35" style:font-size-asian="12pt" style:font-size-complex="12pt"/>
    </style:style>
    <style:style style:name="P13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d02bd" officeooo:paragraph-rsid="00ad02bd" style:font-size-asian="12pt" style:font-size-complex="12pt"/>
    </style:style>
    <style:style style:name="P13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ea24c" officeooo:paragraph-rsid="00ad02bd" style:font-size-asian="12pt" style:font-size-complex="12pt"/>
    </style:style>
    <style:style style:name="P13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0a066" officeooo:paragraph-rsid="00b231ec" style:font-size-asian="12pt" style:font-size-complex="12pt"/>
    </style:style>
    <style:style style:name="P13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75551" officeooo:paragraph-rsid="00b75551" style:font-size-asian="12pt" style:font-size-complex="12pt"/>
    </style:style>
    <style:style style:name="P13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7ddee" officeooo:paragraph-rsid="00b7ddee" style:font-size-asian="12pt" style:font-size-complex="12pt"/>
    </style:style>
    <style:style style:name="P13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7ddee" officeooo:paragraph-rsid="00b96f61" style:font-size-asian="12pt" style:font-size-complex="12pt"/>
    </style:style>
    <style:style style:name="P13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aaa45" officeooo:paragraph-rsid="00baaa45" style:font-size-asian="12pt" style:font-size-complex="12pt"/>
    </style:style>
    <style:style style:name="P13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c5091" officeooo:paragraph-rsid="00bc5091" style:font-size-asian="12pt" style:font-size-complex="12pt"/>
    </style:style>
    <style:style style:name="P14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c79e4" officeooo:paragraph-rsid="00bc79e4" style:font-size-asian="12pt" style:font-size-complex="12pt"/>
    </style:style>
    <style:style style:name="P14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df092" officeooo:paragraph-rsid="00bdf092" style:font-size-asian="12pt" style:font-size-complex="12pt"/>
    </style:style>
    <style:style style:name="P14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e4a3b" officeooo:paragraph-rsid="00be4a3b" style:font-size-asian="12pt" style:font-size-complex="12pt"/>
    </style:style>
    <style:style style:name="P14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ed769" officeooo:paragraph-rsid="00bed769" style:font-size-asian="12pt" style:font-size-complex="12pt"/>
    </style:style>
    <style:style style:name="P14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fa7ab" officeooo:paragraph-rsid="00bfa7ab" style:font-size-asian="12pt" style:font-size-complex="12pt"/>
    </style:style>
    <style:style style:name="P14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0691e" officeooo:paragraph-rsid="00c0691e" style:font-size-asian="12pt" style:font-size-complex="12pt"/>
    </style:style>
    <style:style style:name="P14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389b7" officeooo:paragraph-rsid="00c389b7" style:font-size-asian="12pt" style:font-size-complex="12pt"/>
    </style:style>
    <style:style style:name="P14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96e4d" officeooo:paragraph-rsid="00c389b7" style:font-size-asian="12pt" style:font-size-complex="12pt"/>
    </style:style>
    <style:style style:name="P14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96e4d" officeooo:paragraph-rsid="00c96e4d" style:font-size-asian="12pt" style:font-size-complex="12pt"/>
    </style:style>
    <style:style style:name="P14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b1dcf" officeooo:paragraph-rsid="00cb1dcf" style:font-size-asian="12pt" style:font-size-complex="12pt"/>
    </style:style>
    <style:style style:name="P15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d107d" officeooo:paragraph-rsid="00cd107d" style:font-size-asian="12pt" style:font-size-complex="12pt"/>
    </style:style>
    <style:style style:name="P15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e8e6a" officeooo:paragraph-rsid="00ce8e6a" style:font-size-asian="12pt" style:font-size-complex="12pt"/>
    </style:style>
    <style:style style:name="P15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f3489" officeooo:paragraph-rsid="00cf3489" style:font-size-asian="12pt" style:font-size-complex="12pt"/>
    </style:style>
    <style:style style:name="P15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0f1b7" officeooo:paragraph-rsid="00d24ae0" style:font-size-asian="12pt" style:font-size-complex="12pt"/>
    </style:style>
    <style:style style:name="P15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24ae0" officeooo:paragraph-rsid="00d24ae0" style:font-size-asian="12pt" style:font-size-complex="12pt"/>
    </style:style>
    <style:style style:name="P15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361d5" officeooo:paragraph-rsid="00d361d5" style:font-size-asian="12pt" style:font-size-complex="12pt"/>
    </style:style>
    <style:style style:name="P15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4f834" officeooo:paragraph-rsid="00d4f834" style:font-size-asian="12pt" style:font-size-complex="12pt"/>
    </style:style>
    <style:style style:name="P15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5fd52" officeooo:paragraph-rsid="00d5fd52" style:font-size-asian="12pt" style:font-size-complex="12pt"/>
    </style:style>
    <style:style style:name="P15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9bb61" officeooo:paragraph-rsid="00d9bb61" style:font-size-asian="12pt" style:font-size-complex="12pt"/>
    </style:style>
    <style:style style:name="P15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c396f" officeooo:paragraph-rsid="00dc396f" style:font-size-asian="12pt" style:font-size-complex="12pt"/>
    </style:style>
    <style:style style:name="P16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c9726" officeooo:paragraph-rsid="00dc9726" style:font-size-asian="12pt" style:font-size-complex="12pt"/>
    </style:style>
    <style:style style:name="P16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cc606" officeooo:paragraph-rsid="00dcc606" style:font-size-asian="12pt" style:font-size-complex="12pt"/>
    </style:style>
    <style:style style:name="P16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dcfc4" officeooo:paragraph-rsid="00ddcfc4" style:font-size-asian="12pt" style:font-size-complex="12pt"/>
    </style:style>
    <style:style style:name="P16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f553f" officeooo:paragraph-rsid="00df553f" style:font-size-asian="12pt" style:font-size-complex="12pt"/>
    </style:style>
    <style:style style:name="P16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105a6" officeooo:paragraph-rsid="00e105a6" style:font-size-asian="12pt" style:font-size-complex="12pt"/>
    </style:style>
    <style:style style:name="P16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27302" officeooo:paragraph-rsid="00e27302" style:font-size-asian="12pt" style:font-size-complex="12pt"/>
    </style:style>
    <style:style style:name="P16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3bab7" officeooo:paragraph-rsid="00e3bab7" style:font-size-asian="12pt" style:font-size-complex="12pt"/>
    </style:style>
    <style:style style:name="P16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3dcd5" officeooo:paragraph-rsid="00e3dcd5" style:font-size-asian="12pt" style:font-size-complex="12pt"/>
    </style:style>
    <style:style style:name="P16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4065e" officeooo:paragraph-rsid="00e4065e" style:font-size-asian="12pt" style:font-size-complex="12pt"/>
    </style:style>
    <style:style style:name="P16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52ab5" officeooo:paragraph-rsid="00e52ab5" style:font-size-asian="12pt" style:font-size-complex="12pt"/>
    </style:style>
    <style:style style:name="P17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57d20" officeooo:paragraph-rsid="00e57d20" style:font-size-asian="12pt" style:font-size-complex="12pt"/>
    </style:style>
    <style:style style:name="P17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57d20" officeooo:paragraph-rsid="00e72ac2" style:font-size-asian="12pt" style:font-size-complex="12pt"/>
    </style:style>
    <style:style style:name="P17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72ac2" officeooo:paragraph-rsid="00e72ac2" style:font-size-asian="12pt" style:font-size-complex="12pt"/>
    </style:style>
    <style:style style:name="P17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74de6" officeooo:paragraph-rsid="00e74de6" style:font-size-asian="12pt" style:font-size-complex="12pt"/>
    </style:style>
    <style:style style:name="P17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9a3c7" officeooo:paragraph-rsid="00e9a3c7" style:font-size-asian="12pt" style:font-size-complex="12pt"/>
    </style:style>
    <style:style style:name="P17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24100" officeooo:paragraph-rsid="00224100" style:font-size-asian="10.5pt" style:font-size-complex="12pt"/>
    </style:style>
    <style:style style:name="P17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2c40a" officeooo:paragraph-rsid="0022c40a" style:font-size-asian="10.5pt" style:font-size-complex="12pt"/>
    </style:style>
    <style:style style:name="P17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c7dc6" officeooo:paragraph-rsid="002c7dc6" style:font-size-asian="10.5pt" style:font-size-complex="12pt"/>
    </style:style>
    <style:style style:name="P178" style:family="paragraph" style:parent-style-name="Standard">
      <style:paragraph-properties fo:text-align="center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6pt" fo:letter-spacing="normal" style:text-underline-style="none" officeooo:rsid="00cd107d" officeooo:paragraph-rsid="00cd107d" style:font-size-asian="16pt" style:font-size-complex="16pt"/>
    </style:style>
    <style:style style:name="P17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sub 58%" fo:font-size="12pt" fo:letter-spacing="normal" style:text-underline-style="none" officeooo:rsid="00e27302" officeooo:paragraph-rsid="00e27302" style:font-size-asian="12pt" style:font-size-complex="12pt"/>
    </style:style>
    <style:style style:name="P18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sub 58%" fo:font-size="12pt" fo:letter-spacing="normal" style:text-underline-style="none" officeooo:rsid="00e9a3c7" officeooo:paragraph-rsid="00e9a3c7" style:font-size-asian="12pt" style:font-size-complex="12pt"/>
    </style:style>
    <style:style style:name="P181" style:family="paragraph" style:parent-style-name="Text_20_body">
      <style:text-properties officeooo:rsid="0013cfdd" officeooo:paragraph-rsid="0013cfdd"/>
    </style:style>
    <style:style style:name="P182" style:family="paragraph" style:parent-style-name="Text_20_body">
      <style:text-properties officeooo:paragraph-rsid="0013cfdd"/>
    </style:style>
    <style:style style:name="P183" style:family="paragraph" style:parent-style-name="Text_20_body">
      <style:text-properties officeooo:rsid="001421b6" officeooo:paragraph-rsid="001421b6"/>
    </style:style>
    <style:style style:name="P184" style:family="paragraph" style:parent-style-name="Text_20_body">
      <style:text-properties officeooo:rsid="00169a27" officeooo:paragraph-rsid="00169a27"/>
    </style:style>
    <style:style style:name="P185" style:family="paragraph" style:parent-style-name="Text_20_body">
      <style:text-properties officeooo:rsid="00193a81" officeooo:paragraph-rsid="00193a81"/>
    </style:style>
    <style:style style:name="P186" style:family="paragraph" style:parent-style-name="Text_20_body">
      <style:text-properties fo:font-variant="normal" fo:text-transform="none" fo:color="#000000" style:text-position="0% 100%" fo:letter-spacing="normal" style:text-underline-style="none" officeooo:rsid="0013cfdd" officeooo:paragraph-rsid="0013cfdd"/>
    </style:style>
    <style:style style:name="P187" style:family="paragraph" style:parent-style-name="Text_20_body">
      <style:text-properties fo:font-variant="normal" fo:text-transform="none" fo:color="#000000" style:text-position="0% 100%" fo:letter-spacing="normal" style:text-underline-style="none" officeooo:rsid="00169a27" officeooo:paragraph-rsid="00169a27"/>
    </style:style>
    <style:style style:name="P188" style:family="paragraph" style:parent-style-name="Text_20_body">
      <style:text-properties fo:font-variant="normal" fo:text-transform="none" fo:color="#000000" style:text-position="0% 100%" fo:letter-spacing="normal" style:text-underline-style="none" officeooo:rsid="0017b5d0" officeooo:paragraph-rsid="0017b5d0"/>
    </style:style>
    <style:style style:name="P189" style:family="paragraph" style:parent-style-name="Text_20_body">
      <style:text-properties fo:font-variant="normal" fo:text-transform="none" fo:color="#000000" style:text-position="0% 100%" fo:letter-spacing="normal" style:text-underline-style="none" officeooo:rsid="00193a81" officeooo:paragraph-rsid="00193a81"/>
    </style:style>
    <style:style style:name="P190" style:family="paragraph" style:parent-style-name="Standard">
      <style:paragraph-properties fo:margin-top="0cm" fo:margin-bottom="0.353cm" style:contextual-spacing="false" fo:line-height="115%"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2ef0f6" officeooo:paragraph-rsid="002ea7cc"/>
    </style:style>
    <style:style style:name="P191" style:family="paragraph" style:parent-style-name="Standard">
      <style:paragraph-properties fo:margin-top="0cm" fo:margin-bottom="0.353cm" style:contextual-spacing="false" fo:line-height="115%"/>
      <style:text-properties officeooo:rsid="001f3416" officeooo:paragraph-rsid="002ea7cc"/>
    </style:style>
    <style:style style:name="P192" style:family="paragraph" style:parent-style-name="Standard">
      <style:paragraph-properties fo:margin-top="0cm" fo:margin-bottom="0.353cm" style:contextual-spacing="false" fo:line-height="115%"/>
      <style:text-properties officeooo:rsid="002133b8" officeooo:paragraph-rsid="002ea7cc"/>
    </style:style>
    <style:style style:name="P193" style:family="paragraph" style:parent-style-name="Standard">
      <style:paragraph-properties fo:margin-top="0cm" fo:margin-bottom="0.353cm" style:contextual-spacing="false" fo:line-height="115%"/>
      <style:text-properties officeooo:rsid="0022fe12" officeooo:paragraph-rsid="002ea7cc"/>
    </style:style>
    <style:style style:name="P194" style:family="paragraph" style:parent-style-name="Standard">
      <style:paragraph-properties fo:margin-top="0cm" fo:margin-bottom="0.353cm" style:contextual-spacing="false" fo:line-height="115%"/>
      <style:text-properties officeooo:rsid="0024b68f" officeooo:paragraph-rsid="002ea7cc"/>
    </style:style>
    <style:style style:name="P195" style:family="paragraph" style:parent-style-name="Standard">
      <style:paragraph-properties fo:margin-top="0cm" fo:margin-bottom="0.353cm" style:contextual-spacing="false" fo:line-height="115%"/>
      <style:text-properties officeooo:rsid="00254c05" officeooo:paragraph-rsid="002ea7cc"/>
    </style:style>
    <style:style style:name="P196" style:family="paragraph" style:parent-style-name="Standard">
      <style:paragraph-properties fo:margin-top="0cm" fo:margin-bottom="0.353cm" style:contextual-spacing="false" fo:line-height="115%"/>
      <style:text-properties officeooo:rsid="0026d2ab" officeooo:paragraph-rsid="002ea7cc"/>
    </style:style>
    <style:style style:name="P197" style:family="paragraph" style:parent-style-name="Standard">
      <style:paragraph-properties fo:margin-top="0cm" fo:margin-bottom="0.353cm" style:contextual-spacing="false" fo:line-height="115%"/>
      <style:text-properties officeooo:rsid="002a4b53" officeooo:paragraph-rsid="002ea7cc"/>
    </style:style>
    <style:style style:name="P198" style:family="paragraph" style:parent-style-name="Standard">
      <style:paragraph-properties fo:margin-top="0cm" fo:margin-bottom="0.353cm" style:contextual-spacing="false" fo:line-height="115%"/>
      <style:text-properties officeooo:rsid="002b1c14" officeooo:paragraph-rsid="002ea7cc"/>
    </style:style>
    <style:style style:name="P199" style:family="paragraph" style:parent-style-name="Standard">
      <style:paragraph-properties fo:margin-top="0cm" fo:margin-bottom="0.353cm" style:contextual-spacing="false" fo:line-height="115%"/>
      <style:text-properties officeooo:rsid="002cadac" officeooo:paragraph-rsid="002ea7cc"/>
    </style:style>
    <style:style style:name="P200" style:family="paragraph" style:parent-style-name="Standard">
      <style:paragraph-properties fo:margin-top="0cm" fo:margin-bottom="0.353cm" style:contextual-spacing="false" fo:line-height="115%"/>
      <style:text-properties officeooo:rsid="002d07eb" officeooo:paragraph-rsid="002ea7cc"/>
    </style:style>
    <style:style style:name="P201" style:family="paragraph" style:parent-style-name="Standard">
      <style:paragraph-properties fo:margin-top="0cm" fo:margin-bottom="0.353cm" style:contextual-spacing="false" fo:line-height="115%"/>
      <style:text-properties officeooo:rsid="002e7563" officeooo:paragraph-rsid="002ea7cc"/>
    </style:style>
    <style:style style:name="P202" style:family="paragraph" style:parent-style-name="Standard">
      <style:paragraph-properties fo:margin-top="0cm" fo:margin-bottom="0.353cm" style:contextual-spacing="false" fo:line-height="115%"/>
      <style:text-properties officeooo:rsid="002ede2e" officeooo:paragraph-rsid="002ea7cc"/>
    </style:style>
    <style:style style:name="P203" style:family="paragraph" style:parent-style-name="Standard">
      <style:paragraph-properties fo:margin-top="0cm" fo:margin-bottom="0.353cm" style:contextual-spacing="false" fo:line-height="115%"/>
      <style:text-properties officeooo:rsid="002ef0f6" officeooo:paragraph-rsid="002ea7cc"/>
    </style:style>
    <style:style style:name="P204" style:family="paragraph" style:parent-style-name="Standard">
      <style:paragraph-properties fo:margin-top="0cm" fo:margin-bottom="0.353cm" style:contextual-spacing="false" fo:line-height="115%" fo:background-color="#ffffff">
        <style:background-image/>
      </style:paragraph-properties>
      <style:text-properties fo:color="#000000" officeooo:rsid="001f3416" officeooo:paragraph-rsid="002ea7cc" fo:background-color="#ffffff"/>
    </style:style>
    <style:style style:name="P205" style:family="paragraph" style:parent-style-name="Table_20_Contents">
      <style:paragraph-properties fo:text-align="start" style:justify-single-word="false"/>
      <style:text-properties fo:font-size="12pt" officeooo:rsid="002c56fa" officeooo:paragraph-rsid="002c56fa" style:font-size-asian="12pt" style:font-size-complex="12pt"/>
    </style:style>
    <style:style style:name="P206" style:family="paragraph" style:parent-style-name="Table_20_Contents">
      <style:paragraph-properties fo:text-align="start" style:justify-single-word="false"/>
      <style:text-properties fo:font-size="12pt" officeooo:rsid="0033c725" officeooo:paragraph-rsid="0033c725" style:font-size-asian="12pt" style:font-size-complex="12pt"/>
    </style:style>
    <style:style style:name="P207" style:family="paragraph" style:parent-style-name="Table_20_Contents">
      <style:paragraph-properties fo:text-align="start" style:justify-single-word="false"/>
      <style:text-properties fo:font-size="12pt" officeooo:rsid="003577c6" officeooo:paragraph-rsid="003577c6" style:font-size-asian="12pt" style:font-size-complex="12pt"/>
    </style:style>
    <style:style style:name="P208" style:family="paragraph" style:parent-style-name="Table_20_Contents">
      <style:paragraph-properties fo:text-align="start" style:justify-single-word="false"/>
      <style:text-properties fo:font-size="12pt" officeooo:rsid="0051ed3e" officeooo:paragraph-rsid="0051ed3e" style:font-size-asian="12pt" style:font-size-complex="12pt"/>
    </style:style>
    <style:style style:name="P209" style:family="paragraph" style:parent-style-name="Table_20_Contents">
      <style:paragraph-properties fo:text-align="start" style:justify-single-word="false"/>
      <style:text-properties fo:font-size="12pt" officeooo:rsid="0052ccf1" officeooo:paragraph-rsid="0052ccf1" style:font-size-asian="12pt" style:font-size-complex="12pt"/>
    </style:style>
    <style:style style:name="P210" style:family="paragraph" style:parent-style-name="Table_20_Contents">
      <style:paragraph-properties fo:text-align="start" style:justify-single-word="false"/>
      <style:text-properties fo:font-size="12pt" officeooo:rsid="005400dd" officeooo:paragraph-rsid="005400dd" style:font-size-asian="12pt" style:font-size-complex="12pt"/>
    </style:style>
    <style:style style:name="P211" style:family="paragraph" style:parent-style-name="Table_20_Contents">
      <style:paragraph-properties fo:text-align="start" style:justify-single-word="false"/>
      <style:text-properties fo:font-size="12pt" officeooo:rsid="0055865c" officeooo:paragraph-rsid="0055865c" style:font-size-asian="12pt" style:font-size-complex="12pt"/>
    </style:style>
    <style:style style:name="P212" style:family="paragraph" style:parent-style-name="Table_20_Contents">
      <style:paragraph-properties fo:text-align="start" style:justify-single-word="false"/>
      <style:text-properties fo:font-size="12pt" officeooo:rsid="00577ae6" officeooo:paragraph-rsid="00577ae6" style:font-size-asian="12pt" style:font-size-complex="12pt"/>
    </style:style>
    <style:style style:name="P213" style:family="paragraph" style:parent-style-name="Table_20_Contents">
      <style:paragraph-properties fo:text-align="start" style:justify-single-word="false"/>
      <style:text-properties fo:font-size="12pt" officeooo:rsid="0058310d" officeooo:paragraph-rsid="0058310d" style:font-size-asian="12pt" style:font-size-complex="12pt"/>
    </style:style>
    <style:style style:name="P214" style:family="paragraph" style:parent-style-name="Table_20_Contents">
      <style:paragraph-properties fo:text-align="start" style:justify-single-word="false"/>
      <style:text-properties fo:font-size="12pt" officeooo:rsid="005c1996" officeooo:paragraph-rsid="005c1996" style:font-size-asian="12pt" style:font-size-complex="12pt"/>
    </style:style>
    <style:style style:name="P215" style:family="paragraph" style:parent-style-name="Table_20_Contents">
      <style:paragraph-properties fo:text-align="start" style:justify-single-word="false"/>
      <style:text-properties fo:font-size="12pt" officeooo:rsid="009b7ac6" officeooo:paragraph-rsid="009b7ac6" style:font-size-asian="12pt" style:font-size-complex="12pt"/>
    </style:style>
    <style:style style:name="P21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17" style:family="paragraph" style:parent-style-name="Table_20_Contents">
      <style:paragraph-properties fo:text-align="start" style:justify-single-word="false"/>
      <style:text-properties fo:font-size="12pt" officeooo:rsid="00cb1dcf" officeooo:paragraph-rsid="00cb1dcf" style:font-size-asian="12pt" style:font-size-complex="12pt"/>
    </style:style>
    <style:style style:name="P218" style:family="paragraph" style:parent-style-name="Table_20_Contents">
      <style:paragraph-properties fo:text-align="start" style:justify-single-word="false"/>
      <style:text-properties fo:font-size="12pt" officeooo:rsid="00d24ae0" style:font-size-asian="12pt" style:font-size-complex="12pt"/>
    </style:style>
    <style:style style:name="P219" style:family="paragraph" style:parent-style-name="Table_20_Contents">
      <style:paragraph-properties fo:text-align="start" style:justify-single-word="false"/>
      <style:text-properties fo:font-size="12pt" officeooo:rsid="00d24ae0" officeooo:paragraph-rsid="00d24ae0" style:font-size-asian="12pt" style:font-size-complex="12pt"/>
    </style:style>
    <style:style style:name="P220" style:family="paragraph" style:parent-style-name="Table_20_Contents">
      <style:paragraph-properties fo:text-align="start" style:justify-single-word="false"/>
      <style:text-properties fo:font-size="12pt" officeooo:rsid="00d4f834" officeooo:paragraph-rsid="00d4f834" style:font-size-asian="12pt" style:font-size-complex="12pt"/>
    </style:style>
    <style:style style:name="P221" style:family="paragraph" style:parent-style-name="Table_20_Contents">
      <style:paragraph-properties fo:text-align="start" style:justify-single-word="false"/>
      <style:text-properties fo:font-size="12pt" officeooo:rsid="00e57d20" officeooo:paragraph-rsid="00e57d20" style:font-size-asian="12pt" style:font-size-complex="12pt"/>
    </style:style>
    <style:style style:name="P222" style:family="paragraph" style:parent-style-name="Table_20_Contents">
      <style:paragraph-properties fo:text-align="start" style:justify-single-word="false"/>
      <style:text-properties fo:font-size="12pt" officeooo:rsid="00e74de6" officeooo:paragraph-rsid="00e74de6" style:font-size-asian="12pt" style:font-size-complex="12pt"/>
    </style:style>
    <style:style style:name="P223" style:family="paragraph" style:parent-style-name="Table_20_Contents">
      <style:paragraph-properties fo:text-align="center" style:justify-single-word="false"/>
      <style:text-properties fo:font-size="12pt" officeooo:rsid="00e74de6" officeooo:paragraph-rsid="00e74de6" style:font-size-asian="12pt" style:font-size-complex="12pt"/>
    </style:style>
    <style:style style:name="P224" style:family="paragraph" style:parent-style-name="Table_20_Contents">
      <style:paragraph-properties fo:text-align="start" style:justify-single-word="false"/>
      <style:text-properties fo:font-size="12pt" officeooo:rsid="00e9a3c7" officeooo:paragraph-rsid="00e9a3c7" style:font-size-asian="12pt" style:font-size-complex="12pt"/>
    </style:style>
    <style:style style:name="P225" style:family="paragraph" style:parent-style-name="Table_20_Contents">
      <style:paragraph-properties fo:text-align="center" style:justify-single-word="false"/>
      <style:text-properties fo:font-size="12pt" officeooo:rsid="00e9a3c7" officeooo:paragraph-rsid="00e9a3c7" style:font-size-asian="12pt" style:font-size-complex="12pt"/>
    </style:style>
    <style:style style:name="P226" style:family="paragraph" style:parent-style-name="Table_20_Contents">
      <style:paragraph-properties fo:text-align="center" style:justify-single-word="false"/>
      <style:text-properties officeooo:rsid="00254c05" officeooo:paragraph-rsid="002ea7cc"/>
    </style:style>
    <style:style style:name="P227" style:family="paragraph" style:parent-style-name="Table_20_Contents">
      <style:paragraph-properties fo:text-align="start" style:justify-single-word="false"/>
      <style:text-properties officeooo:rsid="00254c05" officeooo:paragraph-rsid="002ea7cc"/>
    </style:style>
    <style:style style:name="P228" style:family="paragraph" style:parent-style-name="Table_20_Contents">
      <style:paragraph-properties fo:text-align="center" style:justify-single-word="false"/>
      <style:text-properties officeooo:rsid="0026d2ab" officeooo:paragraph-rsid="002ea7cc"/>
    </style:style>
    <style:style style:name="P229" style:family="paragraph" style:parent-style-name="Table_20_Contents">
      <style:paragraph-properties fo:text-align="center" style:justify-single-word="false"/>
      <style:text-properties officeooo:rsid="002cadac" officeooo:paragraph-rsid="002ea7cc"/>
    </style:style>
    <style:style style:name="P230" style:family="paragraph" style:parent-style-name="Table_20_Contents">
      <style:paragraph-properties fo:text-align="center" style:justify-single-word="false"/>
      <style:text-properties officeooo:paragraph-rsid="002ea7cc"/>
    </style:style>
    <style:style style:name="P231" style:family="paragraph" style:parent-style-name="Table_20_Contents">
      <style:paragraph-properties fo:text-align="start" style:justify-single-word="false"/>
      <style:text-properties style:text-position="0% 100%" fo:font-size="12pt" officeooo:rsid="00e57d20" officeooo:paragraph-rsid="00e57d20" style:font-size-asian="12pt" style:font-size-complex="12pt"/>
    </style:style>
    <style:style style:name="P23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9a3c7" officeooo:paragraph-rsid="00e9a3c7" style:font-size-asian="12pt" style:font-size-complex="12pt"/>
    </style:style>
    <style:style style:name="P23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e2dbd" officeooo:paragraph-rsid="00ee2dbd" style:font-size-asian="12pt" style:font-size-complex="12pt"/>
    </style:style>
    <style:style style:name="P23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eb0c3" officeooo:paragraph-rsid="00eeb0c3" style:font-size-asian="12pt" style:font-size-complex="12pt"/>
    </style:style>
    <style:style style:name="P23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eb9fd" officeooo:paragraph-rsid="00eeb9fd" style:font-size-asian="12pt" style:font-size-complex="12pt"/>
    </style:style>
    <style:style style:name="P23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edc96" officeooo:paragraph-rsid="00eedc96" style:font-size-asian="12pt" style:font-size-complex="12pt"/>
    </style:style>
    <style:style style:name="P23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f2613" officeooo:paragraph-rsid="00ef2613" style:font-size-asian="12pt" style:font-size-complex="12pt"/>
    </style:style>
    <style:style style:name="P23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052c5" officeooo:paragraph-rsid="00f052c5" style:font-size-asian="12pt" style:font-size-complex="12pt"/>
    </style:style>
    <style:style style:name="P23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21f3b" officeooo:paragraph-rsid="00f21f3b" style:font-size-asian="12pt" style:font-size-complex="12pt"/>
    </style:style>
    <style:style style:name="P24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3bab5" officeooo:paragraph-rsid="00f3bab5" style:font-size-asian="12pt" style:font-size-complex="12pt"/>
    </style:style>
    <style:style style:name="P24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3bab5" officeooo:paragraph-rsid="00f6c81f" style:font-size-asian="12pt" style:font-size-complex="12pt"/>
    </style:style>
    <style:style style:name="P24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8aed6" officeooo:paragraph-rsid="00f8aed6" style:font-size-asian="12pt" style:font-size-complex="12pt"/>
    </style:style>
    <style:style style:name="P24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8b0a0" officeooo:paragraph-rsid="00f8b0a0" style:font-size-asian="12pt" style:font-size-complex="12pt"/>
    </style:style>
    <style:style style:name="P24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b8730" officeooo:paragraph-rsid="00fb8730" style:font-size-asian="12pt" style:font-size-complex="12pt"/>
    </style:style>
    <style:style style:name="P24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c83ef" officeooo:paragraph-rsid="00fc83ef" style:font-size-asian="12pt" style:font-size-complex="12pt"/>
    </style:style>
    <style:style style:name="P24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e7f28" officeooo:paragraph-rsid="00fe7f28" style:font-size-asian="10.5pt" style:font-size-complex="12pt"/>
    </style:style>
    <style:style style:name="P24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f33e5" officeooo:paragraph-rsid="00ff33e5" style:font-size-asian="10.5pt" style:font-size-complex="12pt"/>
    </style:style>
    <style:style style:name="P24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1022a83" officeooo:paragraph-rsid="01022a83" style:font-size-asian="10.5pt" style:font-size-complex="12pt"/>
    </style:style>
    <style:style style:name="P24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104a4a0" officeooo:paragraph-rsid="0104a4a0" style:font-size-asian="10.5pt" style:font-size-complex="12pt"/>
    </style:style>
    <style:style style:name="P25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1052c5b" officeooo:paragraph-rsid="01052c5b" style:font-size-asian="10.5pt" style:font-size-complex="12pt"/>
    </style:style>
    <style:style style:name="P251" style:family="paragraph" style:parent-style-name="Standard">
      <style:paragraph-properties fo:text-align="center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9pt" fo:letter-spacing="normal" style:text-underline-style="none" officeooo:rsid="00fe7f28" officeooo:paragraph-rsid="00fe7f28" style:font-size-asian="19pt" style:font-size-complex="19pt"/>
    </style:style>
    <style:style style:name="P252" style:family="paragraph" style:parent-style-name="Text_20_body">
      <style:text-properties officeooo:rsid="0108729c" officeooo:paragraph-rsid="0108729c"/>
    </style:style>
    <style:style style:name="P253" style:family="paragraph" style:parent-style-name="Text_20_body">
      <style:text-properties officeooo:rsid="0108db3c" officeooo:paragraph-rsid="0108db3c"/>
    </style:style>
    <style:style style:name="P254" style:family="paragraph" style:parent-style-name="Text_20_body">
      <style:text-properties officeooo:rsid="0109ac5f" officeooo:paragraph-rsid="0109ac5f"/>
    </style:style>
    <style:style style:name="P255" style:family="paragraph" style:parent-style-name="Text_20_body">
      <style:text-properties officeooo:rsid="010b164f" officeooo:paragraph-rsid="010b164f"/>
    </style:style>
    <style:style style:name="P256" style:family="paragraph" style:parent-style-name="Text_20_body">
      <style:text-properties officeooo:rsid="010cdf49" officeooo:paragraph-rsid="010cdf49"/>
    </style:style>
    <style:style style:name="P257" style:family="paragraph" style:parent-style-name="Text_20_body">
      <style:text-properties officeooo:rsid="010e68b5" officeooo:paragraph-rsid="010e68b5"/>
    </style:style>
    <style:style style:name="P258" style:family="paragraph" style:parent-style-name="Text_20_body">
      <style:text-properties officeooo:rsid="010fe5a9" officeooo:paragraph-rsid="010fe5a9"/>
    </style:style>
    <style:style style:name="P259" style:family="paragraph" style:parent-style-name="Text_20_body">
      <style:text-properties officeooo:rsid="0111b632" officeooo:paragraph-rsid="0111b632"/>
    </style:style>
    <style:style style:name="P260" style:family="paragraph" style:parent-style-name="Text_20_body">
      <style:text-properties officeooo:rsid="0112385d" officeooo:paragraph-rsid="0112385d"/>
    </style:style>
    <style:style style:name="P261" style:family="paragraph" style:parent-style-name="Text_20_body">
      <style:text-properties officeooo:rsid="0112fd05" officeooo:paragraph-rsid="0112fd05"/>
    </style:style>
    <style:style style:name="P262" style:family="paragraph" style:parent-style-name="Text_20_body">
      <style:text-properties officeooo:rsid="0114f4eb" officeooo:paragraph-rsid="0114f4eb"/>
    </style:style>
    <style:style style:name="P263" style:family="paragraph" style:parent-style-name="Table_20_Contents">
      <style:paragraph-properties fo:text-align="start" style:justify-single-word="false"/>
      <style:text-properties fo:font-size="12pt" officeooo:rsid="00eedc96" officeooo:paragraph-rsid="00eedc96" style:font-size-asian="12pt" style:font-size-complex="12pt"/>
    </style:style>
    <style:style style:name="P264" style:family="paragraph" style:parent-style-name="Table_20_Contents">
      <style:paragraph-properties fo:text-align="start" style:justify-single-word="false"/>
      <style:text-properties fo:font-size="12pt" officeooo:rsid="00ef2613" officeooo:paragraph-rsid="00ef2613" style:font-size-asian="12pt" style:font-size-complex="12pt"/>
    </style:style>
    <style:style style:name="P265" style:family="paragraph" style:parent-style-name="Table_20_Contents">
      <style:paragraph-properties fo:text-align="center" style:justify-single-word="false"/>
      <style:text-properties fo:font-size="12pt" officeooo:rsid="00ef2613" officeooo:paragraph-rsid="00ef2613" style:font-size-asian="12pt" style:font-size-complex="12pt"/>
    </style:style>
    <style:style style:name="P266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267" style:family="paragraph" style:parent-style-name="Table_20_Contents">
      <style:paragraph-properties fo:text-align="start" style:justify-single-word="false"/>
      <style:text-properties fo:font-size="12pt" officeooo:rsid="00fe7f28" officeooo:paragraph-rsid="00fe7f28" style:font-size-asian="10.5pt" style:font-size-complex="12pt"/>
    </style:style>
    <style:style style:name="P268" style:family="paragraph">
      <style:paragraph-properties fo:text-align="center"/>
    </style:style>
    <style:style style:name="P269" style:family="paragraph">
      <style:paragraph-properties>
        <style:tab-stops>
          <style:tab-stop style:position="0.585cm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19889"/>
    </style:style>
    <style:style style:name="T4" style:family="text">
      <style:text-properties officeooo:rsid="00119889"/>
    </style:style>
    <style:style style:name="T5" style:family="text">
      <style:text-properties fo:font-variant="normal" fo:text-transform="none" fo:color="#545454" fo:letter-spacing="normal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000000" fo:letter-spacing="normal" officeooo:rsid="0011d12d"/>
    </style:style>
    <style:style style:name="T8" style:family="text">
      <style:text-properties fo:font-variant="normal" fo:text-transform="none" fo:color="#000000" fo:letter-spacing="normal" officeooo:rsid="00119889"/>
    </style:style>
    <style:style style:name="T9" style:family="text">
      <style:text-properties fo:font-variant="normal" fo:text-transform="none" fo:color="#000000" fo:letter-spacing="normal" style:text-underline-style="none"/>
    </style:style>
    <style:style style:name="T10" style:family="text">
      <style:text-properties fo:font-variant="normal" fo:text-transform="none" fo:color="#000000" fo:letter-spacing="normal" style:text-underline-style="none" officeooo:rsid="00119889"/>
    </style:style>
    <style:style style:name="T11" style:family="text">
      <style:text-properties fo:font-variant="normal" fo:text-transform="none" fo:color="#000000" fo:letter-spacing="normal" officeooo:rsid="0013cfdd"/>
    </style:style>
    <style:style style:name="T12" style:family="text">
      <style:text-properties fo:font-variant="normal" fo:text-transform="none" fo:color="#000000" style:text-position="super 58%" fo:letter-spacing="normal" style:text-underline-style="none"/>
    </style:style>
    <style:style style:name="T13" style:family="text">
      <style:text-properties fo:font-variant="normal" fo:text-transform="none" fo:color="#000000" style:text-position="super 58%" fo:letter-spacing="normal" style:text-underline-style="none" officeooo:rsid="001cac14"/>
    </style:style>
    <style:style style:name="T14" style:family="text">
      <style:text-properties fo:font-variant="normal" fo:text-transform="none" fo:color="#000000" style:text-position="0% 100%" fo:letter-spacing="normal" style:text-underline-style="none"/>
    </style:style>
    <style:style style:name="T15" style:family="text">
      <style:text-properties fo:font-variant="normal" fo:text-transform="none" fo:color="#000000" style:text-position="0% 100%" fo:letter-spacing="normal" style:text-underline-style="none" officeooo:rsid="0013cfdd"/>
    </style:style>
    <style:style style:name="T16" style:family="text">
      <style:text-properties fo:font-variant="normal" fo:text-transform="none" fo:color="#000000" style:text-position="0% 100%" fo:letter-spacing="normal" style:text-underline-style="none" officeooo:rsid="00119889"/>
    </style:style>
    <style:style style:name="T17" style:family="text">
      <style:text-properties fo:font-variant="normal" fo:text-transform="none" fo:color="#000000" style:text-position="0% 100%" fo:letter-spacing="normal" style:text-underline-style="none" officeooo:rsid="0011d12d"/>
    </style:style>
    <style:style style:name="T18" style:family="text">
      <style:text-properties fo:font-variant="normal" fo:text-transform="none" fo:color="#000000" style:text-position="0% 100%" fo:letter-spacing="normal" style:text-underline-style="none" officeooo:rsid="001421b6"/>
    </style:style>
    <style:style style:name="T19" style:family="text">
      <style:text-properties fo:font-variant="normal" fo:text-transform="none" fo:color="#000000" style:text-position="0% 100%" fo:letter-spacing="normal" style:text-underline-style="none" officeooo:rsid="0017b5d0"/>
    </style:style>
    <style:style style:name="T20" style:family="text">
      <style:text-properties fo:font-variant="normal" fo:text-transform="none" fo:color="#000000" style:text-position="0% 100%" fo:letter-spacing="normal" style:text-underline-style="none" officeooo:rsid="0019a9a9"/>
    </style:style>
    <style:style style:name="T21" style:family="text">
      <style:text-properties fo:font-variant="normal" fo:text-transform="none" fo:color="#000000" style:text-position="0% 100%" fo:letter-spacing="normal" style:text-underline-style="none" officeooo:rsid="001cac14"/>
    </style:style>
    <style:style style:name="T22" style:family="text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style:font-size-asian="12pt" style:font-size-complex="12pt"/>
    </style:style>
    <style:style style:name="T23" style:family="text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7c2ced" style:font-size-asian="12pt" style:font-size-complex="12pt"/>
    </style:style>
    <style:style style:name="T24" style:family="text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cdf49" style:font-size-asian="12pt" style:font-size-complex="12pt"/>
    </style:style>
    <style:style style:name="T25" style:family="text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8729c" style:font-size-asian="12pt" style:font-size-complex="12pt"/>
    </style:style>
    <style:style style:name="T26" style:family="text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8729c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text-position="sub 58%" fo:letter-spacing="normal" style:text-underline-style="none"/>
    </style:style>
    <style:style style:name="T29" style:family="text">
      <style:text-properties fo:font-variant="normal" fo:text-transform="none" fo:color="#000000" style:text-position="sub 58%" style:font-name="Liberation Serif" fo:font-size="12pt" fo:letter-spacing="normal" fo:font-style="normal" style:text-underline-style="none" fo:font-weight="normal" style:font-size-asian="12pt" style:font-size-complex="12pt"/>
    </style:style>
    <style:style style:name="T30" style:family="text">
      <style:text-properties fo:font-variant="normal" fo:text-transform="none" fo:color="#000000" style:text-position="sub 58%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31" style:family="text">
      <style:text-properties officeooo:rsid="0011d12d"/>
    </style:style>
    <style:style style:name="T32" style:family="text">
      <style:text-properties officeooo:rsid="0019a9a9"/>
    </style:style>
    <style:style style:name="T33" style:family="text">
      <style:text-properties style:text-position="super 58%"/>
    </style:style>
    <style:style style:name="T34" style:family="text">
      <style:text-properties style:text-position="0% 100%"/>
    </style:style>
    <style:style style:name="T35" style:family="text">
      <style:text-properties style:text-position="0% 100%" style:text-underline-style="none" officeooo:rsid="001ab861"/>
    </style:style>
    <style:style style:name="T36" style:family="text">
      <style:text-properties style:text-position="0% 100%" style:text-underline-style="none" officeooo:rsid="00119889"/>
    </style:style>
    <style:style style:name="T37" style:family="text">
      <style:text-properties style:text-position="0% 100%" style:text-underline-style="none" officeooo:rsid="00193a81"/>
    </style:style>
    <style:style style:name="T38" style:family="text">
      <style:text-properties style:text-position="0% 100%" style:text-underline-style="none" officeooo:rsid="00224100"/>
    </style:style>
    <style:style style:name="T39" style:family="text">
      <style:text-properties style:text-position="0% 100%" style:text-underline-style="none" officeooo:rsid="0022c40a"/>
    </style:style>
    <style:style style:name="T40" style:family="text">
      <style:text-properties style:text-position="0% 100%" style:text-underline-style="none" officeooo:rsid="01069c96" style:font-size-asian="10.5pt" style:font-size-complex="12pt"/>
    </style:style>
    <style:style style:name="T41" style:family="text">
      <style:text-properties style:text-position="0% 100%" fo:font-size="17pt" style:text-underline-style="none" style:font-size-asian="17pt" style:font-size-complex="17pt"/>
    </style:style>
    <style:style style:name="T42" style:family="text">
      <style:text-properties style:text-position="0% 100%" fo:font-size="17pt" style:text-underline-style="none" officeooo:rsid="00224100" style:font-size-asian="17pt" style:font-size-complex="17pt"/>
    </style:style>
    <style:style style:name="T43" style:family="text">
      <style:text-properties style:text-position="0% 100%" fo:font-size="17pt" style:text-underline-style="none" officeooo:rsid="0022c40a" style:font-size-asian="17pt" style:font-size-complex="17pt"/>
    </style:style>
    <style:style style:name="T44" style:family="text">
      <style:text-properties style:text-position="0% 100%" fo:font-size="12pt" style:text-underline-style="none" style:font-size-asian="12pt" style:font-size-complex="12pt"/>
    </style:style>
    <style:style style:name="T45" style:family="text">
      <style:text-properties style:text-position="0% 100%" fo:font-size="12pt" style:text-underline-style="none" officeooo:rsid="00224100" style:font-size-asian="12pt" style:font-size-complex="12pt"/>
    </style:style>
    <style:style style:name="T46" style:family="text">
      <style:text-properties style:text-position="0% 100%" fo:font-size="12pt" style:text-underline-style="none" officeooo:rsid="001cac14" style:font-size-asian="12pt" style:font-size-complex="12pt"/>
    </style:style>
    <style:style style:name="T47" style:family="text">
      <style:text-properties style:text-position="0% 100%" fo:font-size="12pt" style:text-underline-style="none" officeooo:rsid="00119889" style:font-size-asian="12pt" style:font-size-complex="12pt"/>
    </style:style>
    <style:style style:name="T48" style:family="text">
      <style:text-properties style:text-position="0% 100%" fo:font-size="12pt" style:text-underline-style="none" officeooo:rsid="0022c40a" style:font-size-asian="12pt" style:font-size-complex="12pt"/>
    </style:style>
    <style:style style:name="T49" style:family="text">
      <style:text-properties style:text-position="0% 100%" fo:font-size="12pt" style:text-underline-style="none" officeooo:rsid="0023324b" style:font-size-asian="12pt" style:font-size-complex="12pt"/>
    </style:style>
    <style:style style:name="T50" style:family="text">
      <style:text-properties style:text-position="0% 100%" fo:font-size="12pt" style:text-underline-style="none" officeooo:rsid="002454eb" style:font-size-asian="12pt" style:font-size-complex="12pt"/>
    </style:style>
    <style:style style:name="T51" style:family="text">
      <style:text-properties style:text-position="0% 100%" fo:font-size="12pt" style:text-underline-style="none" officeooo:rsid="0026320d" style:font-size-asian="12pt" style:font-size-complex="12pt"/>
    </style:style>
    <style:style style:name="T52" style:family="text">
      <style:text-properties style:text-position="0% 100%" fo:font-size="12pt" style:text-underline-style="none" officeooo:rsid="0027e5f6" style:font-size-asian="12pt" style:font-size-complex="12pt"/>
    </style:style>
    <style:style style:name="T53" style:family="text">
      <style:text-properties style:text-position="0% 100%" fo:font-size="12pt" style:text-underline-style="none" style:font-size-asian="10.5pt" style:font-size-complex="12pt"/>
    </style:style>
    <style:style style:name="T54" style:family="text">
      <style:text-properties style:text-position="0% 100%" fo:font-size="12pt" style:text-underline-style="none" officeooo:rsid="002454eb" style:font-size-asian="10.5pt" style:font-size-complex="12pt"/>
    </style:style>
    <style:style style:name="T55" style:family="text">
      <style:text-properties style:text-position="0% 100%" fo:font-size="12pt" style:text-underline-style="none" officeooo:rsid="00193a81" style:font-size-asian="10.5pt" style:font-size-complex="12pt"/>
    </style:style>
    <style:style style:name="T56" style:family="text">
      <style:text-properties style:text-position="0% 100%" style:font-name="Liberation Serif" fo:font-style="normal" fo:font-weight="normal" style:font-size-asian="12pt" style:font-size-complex="12pt"/>
    </style:style>
    <style:style style:name="T57" style:family="text">
      <style:text-properties style:text-position="0% 100%" style:font-name="Liberation Serif" fo:font-style="normal" fo:font-weight="normal" officeooo:rsid="01069c96" style:font-size-asian="12pt" style:font-size-complex="12pt"/>
    </style:style>
    <style:style style:name="T58" style:family="text">
      <style:text-properties officeooo:rsid="001def49"/>
    </style:style>
    <style:style style:name="T59" style:family="text">
      <style:text-properties officeooo:rsid="001ff98b"/>
    </style:style>
    <style:style style:name="T60" style:family="text">
      <style:text-properties officeooo:rsid="002178ec"/>
    </style:style>
    <style:style style:name="T61" style:family="text">
      <style:text-properties officeooo:rsid="00224100"/>
    </style:style>
    <style:style style:name="T62" style:family="text">
      <style:text-properties fo:font-size="17pt" style:font-size-asian="17pt" style:font-size-complex="17pt"/>
    </style:style>
    <style:style style:name="T63" style:family="text">
      <style:text-properties fo:font-size="17pt" officeooo:rsid="0022c40a" style:font-size-asian="17pt" style:font-size-complex="17pt"/>
    </style:style>
    <style:style style:name="T64" style:family="text">
      <style:text-properties style:text-position="sub 58%"/>
    </style:style>
    <style:style style:name="T65" style:family="text">
      <style:text-properties style:text-position="sub 58%" fo:font-size="17pt" officeooo:rsid="00224100" style:font-size-asian="17pt" style:font-size-complex="17pt"/>
    </style:style>
    <style:style style:name="T66" style:family="text">
      <style:text-properties style:text-position="sub 58%" fo:font-size="17pt" officeooo:rsid="00a12edd" style:font-size-asian="17pt" style:font-size-complex="17pt"/>
    </style:style>
    <style:style style:name="T67" style:family="text">
      <style:text-properties style:text-position="sub 58%" fo:font-size="17pt" style:text-underline-style="none" style:font-size-asian="17pt" style:font-size-complex="17pt"/>
    </style:style>
    <style:style style:name="T68" style:family="text">
      <style:text-properties style:text-position="sub 58%" fo:font-size="17pt" style:text-underline-style="none" officeooo:rsid="001cac14" style:font-size-asian="17pt" style:font-size-complex="17pt"/>
    </style:style>
    <style:style style:name="T69" style:family="text">
      <style:text-properties style:text-position="sub 58%" fo:font-size="12pt" style:text-underline-style="none" officeooo:rsid="0011d12d" style:font-size-asian="12pt" style:font-size-complex="12pt"/>
    </style:style>
    <style:style style:name="T70" style:family="text">
      <style:text-properties style:text-position="sub 58%" fo:font-size="12pt" style:text-underline-style="none" officeooo:rsid="00224100" style:font-size-asian="12pt" style:font-size-complex="12pt"/>
    </style:style>
    <style:style style:name="T71" style:family="text">
      <style:text-properties style:text-position="sub 58%" fo:font-size="12pt" style:text-underline-style="none" officeooo:rsid="001cac14" style:font-size-asian="10.5pt" style:font-size-complex="12pt"/>
    </style:style>
    <style:style style:name="T72" style:family="text">
      <style:text-properties style:text-position="sub 58%" officeooo:rsid="0068ca81"/>
    </style:style>
    <style:style style:name="T73" style:family="text">
      <style:text-properties style:text-position="sub 58%" officeooo:rsid="0085e61d"/>
    </style:style>
    <style:style style:name="T74" style:family="text">
      <style:text-properties style:text-position="sub 58%" officeooo:rsid="008fbc0a"/>
    </style:style>
    <style:style style:name="T75" style:family="text">
      <style:text-properties style:text-position="sub 58%" officeooo:rsid="00ba46da"/>
    </style:style>
    <style:style style:name="T76" style:family="text">
      <style:text-properties style:text-position="sub 58%" officeooo:rsid="00bd845d"/>
    </style:style>
    <style:style style:name="T77" style:family="text">
      <style:text-properties style:text-position="sub 58%" officeooo:rsid="00be4a3b"/>
    </style:style>
    <style:style style:name="T78" style:family="text">
      <style:text-properties style:text-position="sub 58%" style:text-underline-style="none" officeooo:rsid="01069c96" style:font-size-asian="10.5pt" style:font-size-complex="12pt"/>
    </style:style>
    <style:style style:name="T79" style:family="text">
      <style:text-properties style:text-position="sub 58%" style:font-name="Liberation Serif" fo:font-style="normal" fo:font-weight="normal" officeooo:rsid="01069c96" style:font-size-asian="12pt" style:font-size-complex="12pt"/>
    </style:style>
    <style:style style:name="T80" style:family="text">
      <style:text-properties style:font-size-asian="10.5pt"/>
    </style:style>
    <style:style style:name="T81" style:family="text">
      <style:text-properties officeooo:rsid="002e2781" style:font-size-asian="10.5pt"/>
    </style:style>
    <style:style style:name="T82" style:family="text">
      <style:text-properties officeooo:rsid="002e2781"/>
    </style:style>
    <style:style style:name="T83" style:family="text">
      <style:text-properties officeooo:rsid="002133b8"/>
    </style:style>
    <style:style style:name="T84" style:family="text">
      <style:text-properties officeooo:rsid="0022fe12"/>
    </style:style>
    <style:style style:name="T85" style:family="text">
      <style:text-properties officeooo:rsid="002b1c14"/>
    </style:style>
    <style:style style:name="T86" style:family="text">
      <style:text-properties officeooo:rsid="002ef0f6"/>
    </style:style>
    <style:style style:name="T87" style:family="text">
      <style:text-properties officeooo:rsid="0030dcab"/>
    </style:style>
    <style:style style:name="T88" style:family="text">
      <style:text-properties officeooo:rsid="00322d7a"/>
    </style:style>
    <style:style style:name="T89" style:family="text">
      <style:text-properties officeooo:rsid="0033c725"/>
    </style:style>
    <style:style style:name="T90" style:family="text">
      <style:text-properties officeooo:rsid="003e4a46"/>
    </style:style>
    <style:style style:name="T91" style:family="text">
      <style:text-properties officeooo:rsid="003fa3c5"/>
    </style:style>
    <style:style style:name="T92" style:family="text">
      <style:text-properties officeooo:rsid="0043fdf1"/>
    </style:style>
    <style:style style:name="T93" style:family="text">
      <style:text-properties officeooo:rsid="0068409f"/>
    </style:style>
    <style:style style:name="T94" style:family="text">
      <style:text-properties officeooo:rsid="0068ca81"/>
    </style:style>
    <style:style style:name="T95" style:family="text">
      <style:text-properties officeooo:rsid="006ca235"/>
    </style:style>
    <style:style style:name="T96" style:family="text">
      <style:text-properties officeooo:rsid="006f62a7"/>
    </style:style>
    <style:style style:name="T97" style:family="text">
      <style:text-properties officeooo:rsid="007277a3"/>
    </style:style>
    <style:style style:name="T98" style:family="text">
      <style:text-properties officeooo:rsid="00769251"/>
    </style:style>
    <style:style style:name="T99" style:family="text">
      <style:text-properties officeooo:rsid="00776d72"/>
    </style:style>
    <style:style style:name="T100" style:family="text">
      <style:text-properties officeooo:rsid="0079cb71"/>
    </style:style>
    <style:style style:name="T101" style:family="text">
      <style:text-properties officeooo:rsid="007c2ced"/>
    </style:style>
    <style:style style:name="T102" style:family="text">
      <style:text-properties officeooo:rsid="007d62c4"/>
    </style:style>
    <style:style style:name="T103" style:family="text">
      <style:text-properties officeooo:rsid="00828b24"/>
    </style:style>
    <style:style style:name="T104" style:family="text">
      <style:text-properties officeooo:rsid="008453c9"/>
    </style:style>
    <style:style style:name="T105" style:family="text">
      <style:text-properties officeooo:rsid="0085e61d"/>
    </style:style>
    <style:style style:name="T106" style:family="text">
      <style:text-properties officeooo:rsid="00894138"/>
    </style:style>
    <style:style style:name="T107" style:family="text">
      <style:text-properties officeooo:rsid="0092a906"/>
    </style:style>
    <style:style style:name="T108" style:family="text">
      <style:text-properties officeooo:rsid="009301d2"/>
    </style:style>
    <style:style style:name="T109" style:family="text">
      <style:text-properties officeooo:rsid="009656a0"/>
    </style:style>
    <style:style style:name="T110" style:family="text">
      <style:text-properties officeooo:rsid="00977cdd"/>
    </style:style>
    <style:style style:name="T111" style:family="text">
      <style:text-properties officeooo:rsid="00981320"/>
    </style:style>
    <style:style style:name="T112" style:family="text">
      <style:text-properties officeooo:rsid="009fe88a"/>
    </style:style>
    <style:style style:name="T113" style:family="text">
      <style:text-properties officeooo:rsid="00a12edd"/>
    </style:style>
    <style:style style:name="T114" style:family="text">
      <style:text-properties officeooo:rsid="00a5cbc2"/>
    </style:style>
    <style:style style:name="T115" style:family="text">
      <style:text-properties officeooo:rsid="00a8d975"/>
    </style:style>
    <style:style style:name="T116" style:family="text">
      <style:text-properties officeooo:rsid="00abdf35"/>
    </style:style>
    <style:style style:name="T117" style:family="text">
      <style:text-properties officeooo:rsid="00b231ec"/>
    </style:style>
    <style:style style:name="T118" style:family="text">
      <style:text-properties officeooo:rsid="00b42a1b"/>
    </style:style>
    <style:style style:name="T119" style:family="text">
      <style:text-properties officeooo:rsid="00ba46da"/>
    </style:style>
    <style:style style:name="T120" style:family="text">
      <style:text-properties officeooo:rsid="00bd845d"/>
    </style:style>
    <style:style style:name="T121" style:family="text">
      <style:text-properties officeooo:rsid="00be4a3b"/>
    </style:style>
    <style:style style:name="T122" style:family="text">
      <style:text-properties officeooo:rsid="00bed769"/>
    </style:style>
    <style:style style:name="T123" style:family="text">
      <style:text-properties officeooo:rsid="00d24ae0"/>
    </style:style>
    <style:style style:name="T124" style:family="text">
      <style:text-properties officeooo:rsid="00d7e46a"/>
    </style:style>
    <style:style style:name="T125" style:family="text">
      <style:text-properties officeooo:rsid="00d8b5cf"/>
    </style:style>
    <style:style style:name="T126" style:family="text">
      <style:text-properties officeooo:rsid="00db0a89"/>
    </style:style>
    <style:style style:name="T127" style:family="text">
      <style:text-properties officeooo:rsid="00e27302"/>
    </style:style>
    <style:style style:name="T128" style:family="text">
      <style:text-properties officeooo:rsid="00e3dcd5"/>
    </style:style>
    <style:style style:name="T129" style:family="text">
      <style:text-properties officeooo:rsid="00f052c5"/>
    </style:style>
    <style:style style:name="T130" style:family="text">
      <style:text-properties officeooo:rsid="00f21f3b"/>
    </style:style>
    <style:style style:name="T131" style:family="text">
      <style:text-properties officeooo:rsid="00f59cd1"/>
    </style:style>
    <style:style style:name="T132" style:family="text">
      <style:text-properties officeooo:rsid="00f8aed6"/>
    </style:style>
    <style:style style:name="T133" style:family="text">
      <style:text-properties officeooo:rsid="00f9f94c"/>
    </style:style>
    <style:style style:name="T134" style:family="text">
      <style:text-properties officeooo:rsid="00fc83ef"/>
    </style:style>
    <style:style style:name="T135" style:family="text">
      <style:text-properties officeooo:rsid="0100541b"/>
    </style:style>
    <style:style style:name="T136" style:family="text">
      <style:text-properties officeooo:rsid="01042db8"/>
    </style:style>
    <style:style style:name="T137" style:family="text">
      <style:text-properties style:font-name="Liberation Serif" fo:font-style="normal" fo:font-weight="normal" style:font-size-asian="12pt" style:font-size-complex="12pt"/>
    </style:style>
    <style:style style:name="T138" style:family="text">
      <style:text-properties style:font-name="Liberation Serif" fo:font-style="normal" fo:font-weight="normal" officeooo:rsid="01069c96" style:font-size-asian="12pt" style:font-size-complex="12pt"/>
    </style:style>
    <style:style style:name="T139" style:family="text">
      <style:text-properties officeooo:rsid="011120b7"/>
    </style:style>
    <style:style style:name="T140" style:family="text">
      <style:text-properties fo:color="#000000" fo:font-size="12pt"/>
    </style:style>
    <style:style style:name="fr1" style:family="graphic" style:parent-style-name="OLE">
      <style:graphic-properties style:vertical-pos="from-top" draw:ole-draw-aspect="1" draw:visible-area-width="5.007cm" draw:visible-area-height="5.007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BD</text:p>
      <text:p text:style-name="P1"/>
      <text:p text:style-name="P2">Extraction des connaissances dans les Bases de données (Data Mining, fouille de données)</text:p>
      <text:p text:style-name="P2"/>
      <text:p text:style-name="P2">- Généralités :</text:p>
      <text:p text:style-name="P2"><text:tab/>Définition ECBD : L'ensemble des techniques permettant aux entreprises/organisations d'extraire des <text:span text:style-name="T1">informations pertinentes</text:span> à partir de leurs bases de données.<text:line-break/>Ces connaissances sont généralement utilisés pour <text:span text:style-name="T1">expliquer</text:span> et <text:span text:style-name="T1">prévoir</text:span><text:span text:style-name="T2"> des phénomènes concernant ces entreprises : sécurité risques, consommations, restructuration, fidélisation, …</text:span></text:p>
      <text:p text:style-name="P2"/>
      <text:p text:style-name="P5">Sommaire :</text:p>
      <text:p text:style-name="P5"/>
      <text:p text:style-name="P9">1°) Bases mathématiques de l'ECBD</text:p>
      <text:p text:style-name="P9">2°) Technique d'ECBD pour l'aide à la décision</text:p>
      <text:p text:style-name="P9"><text:tab/>- Extraction des règles d'association</text:p>
      <text:p text:style-name="P9"><text:tab/>- Extraction des arbres de décision</text:p>
      <text:p text:style-name="P9"><text:tab/>- Extraction d'objets Skylines</text:p>
      <text:p text:style-name="P9">3°) Technique d'ECBD pour la rétro-conception des BD</text:p>
      <text:p text:style-name="P9"/>
      <text:p text:style-name="P11">Bases mathématiques de l'ECBD</text:p>
      <text:p text:style-name="P10"/>
      <text:p text:style-name="P12">1) Ordres et treillis (Lattice)</text:p>
      <text:p text:style-name="P12"/>
      <text:p text:style-name="P12">1.1) Relation d'ordre, Ensemble ordonnée, Relation de couverture et graphe de couverture</text:p>
      <text:p text:style-name="P12"/>
      <text:p text:style-name="P12"><text:tab/>- Relation d'ordres</text:p>
      <text:p text:style-name="P12"/>
      <text:p text:style-name="P12">Soit E, un ensemble finis, la relation binaire</text:p>
      <text:p text:style-name="P12"/>
      <text:p text:style-name="P12"><text:tab/><text:tab/>- Relation binaire</text:p>
      <text:p text:style-name="P12"><text:tab/>* Produit cartésien</text:p>
      <text:p text:style-name="P12"><text:tab/>A, B deux ensemble.</text:p>
      <text:p text:style-name="P3"><text:span text:style-name="T4"><text:tab/>AxB = { (a,b) | a </text:span><text:span text:style-name="T5">∈</text:span><text:span text:style-name="T4"> A, b </text:span><text:span text:style-name="T5">∈</text:span><text:span text:style-name="T4"> B }</text:span></text:p>
      <text:p text:style-name="P3"><text:span text:style-name="T4"><text:tab/>R </text:span><text:span text:style-name="T5">⊆</text:span><text:span text:style-name="T4"> AxB <text:s/>(relation binaire)</text:span></text:p>
      <text:p text:style-name="P12"><text:tab/>A = {a1, a2<text:span text:style-name="T31">}</text:span></text:p>
      <text:p text:style-name="P12"><text:tab/>B = {b1, b2, b3}</text:p>
      <text:p text:style-name="P12"><text:tab/>AxB = { (a1, b1), (a1, b2), (a1, b3), (a2, b1), (a2, b2), (a2, b3) }</text:p>
      <text:p text:style-name="P12"><text:tab/>R1 = { (a1, b1), (a1, b2) }</text:p>
      <text:p text:style-name="P12"/>
      <text:p text:style-name="P4"><text:span text:style-name="T4">la relation binaire (notée ≤) sur E ( ≤ </text:span><text:span text:style-name="T8">⊆ ExE) </text:span><text:span text:style-name="T7">est une relation d'ordre si et seulement si </text:span><text:span text:style-name="T6">∀ </text:span><text:span text:style-name="T7">x, y, z ∈ E.</text:span></text:p>
      <text:p text:style-name="P19"><text:tab/>1) ≤ est réflexive : x ≤ x (x est en relation avec lui même)</text:p>
      <text:p text:style-name="P19"><text:tab/>2) ≤ est anti-symétrique : si x ≤ y et y ≤ x =&gt; x=y</text:p>
      <text:p text:style-name="P19"><text:tab/>3) ≤ est transitive : si x ≤ y et y ≤ z, alors x ≤ z</text:p>
      <text:p text:style-name="P13"/>
      <text:p text:style-name="P6"><text:span text:style-name="T6">Exemples :</text:span><text:span text:style-name="T9"> </text:span></text:p>
      <text:p text:style-name="P20">a) N, ≤ (x plus petit ou égal que y) x ≤ y</text:p>
      <text:p text:style-name="P20">N = { 1, 2, 3, 4, 5 }</text:p>
      <text:p text:style-name="P21">≤ Reflexive, 1 ≤ 1 ; 2 ≤ 2 ; 3 ≤ 3 …</text:p>
      <text:p text:style-name="P21">≤ Anti-symétrique : 2 ≤ 3 ; 3 !≤ 2, …</text:p>
      <text:p text:style-name="P7"><text:span text:style-name="T9">≤ est une relation d'ordre sur N ( ≤ </text:span><text:span text:style-name="T10">⊆ </text:span><text:span text:style-name="T9">NxN)</text:span></text:p>
      <text:p text:style-name="P7"/>
      <text:p text:style-name="P8"><text:span text:style-name="T9">R un ensemble, P(R) = 2</text:span><text:span text:style-name="T12">R </text:span><text:span text:style-name="T14"><text:s/>l'ensemble des parties</text:span></text:p>
      <text:p text:style-name="P31"><text:soft-page-break/><text:tab/><text:tab/><text:tab/><text:tab/> <text:s text:c="5"/>→<text:tab/>des sous-motifs</text:p>
      <text:p text:style-name="P31"><text:tab/><text:tab/><text:tab/><text:tab/> <text:s text:c="5"/>→ <text:tab/>des motifs</text:p>
      <text:p text:style-name="P31"><text:tab/><text:tab/><text:tab/><text:tab/> <text:s text:c="5"/>→ <text:tab/>des lignes</text:p>
      <text:p text:style-name="Text_20_body"><text:span text:style-name="T14"><text:tab/><text:tab/><text:tab/><text:tab/> <text:s text:c="5"/>→</text:span><text:span text:style-name="T15"> </text:span><text:span text:style-name="T14"><text:tab/>des itemsets</text:span></text:p>
      <text:p text:style-name="Text_20_body"/>
      <text:p text:style-name="P181"><text:span text:style-name="T14">P(R) = { X / X</text:span><text:span text:style-name="T16">⊆ </text:span><text:span text:style-name="T14">R}</text:span></text:p>
      <text:p text:style-name="P186">Ex : R={A, B, C}</text:p>
      <text:p text:style-name="P186">P(R) = { {0}, {A}, {B}, {C}, {A, B}, {B, C}, {A, C}, {A, B, C} }</text:p>
      <text:p text:style-name="P181"><text:span text:style-name="T14">X = {A} </text:span><text:span text:style-name="T18">= { 0, A, B, C, AB, BC, AC, ABC }</text:span></text:p>
      <text:p text:style-name="P182"><text:span text:style-name="T15">X </text:span><text:span text:style-name="T17">∈ </text:span><text:span text:style-name="T15">P (R) </text:span><text:span text:style-name="T6">≡ </text:span><text:span text:style-name="T11">X </text:span><text:span text:style-name="T16">⊆ </text:span><text:span text:style-name="T15">R</text:span></text:p>
      <text:p text:style-name="P183"><text:span text:style-name="T15">| </text:span><text:span text:style-name="T14">P(R) | = 2 </text:span><text:span text:style-name="T12">|R|</text:span><text:span text:style-name="T14"> </text:span></text:p>
      <text:p text:style-name="P184"><text:span text:style-name="T14">|{ 0, 1 }| </text:span><text:span text:style-name="T12"><text:s/>|R|</text:span><text:span text:style-name="T14"> </text:span></text:p>
      <text:p text:style-name="P184"/>
      <text:p text:style-name="P187">Exemples :</text:p>
      <text:p text:style-name="P187">b) P(R) </text:p>
      <text:p text:style-name="P184"><text:span text:style-name="T16">⊆ </text:span><text:span text:style-name="T14">est une relation d'ordre sur P(R)</text:span></text:p>
      <text:p text:style-name="P184"><text:span text:style-name="T16">⊆ </text:span><text:span text:style-name="T14">est réflexive : A </text:span><text:span text:style-name="T16">⊆ </text:span><text:span text:style-name="T14">A, AB </text:span><text:span text:style-name="T16">⊆ </text:span><text:span text:style-name="T14">AB, ….</text:span></text:p>
      <text:p text:style-name="P184"><text:span text:style-name="T16">⊆ </text:span><text:span text:style-name="T14">est anty-simétrique : si A </text:span><text:span text:style-name="T16">⊆ </text:span><text:span text:style-name="T14">AB et AB </text:span><text:span text:style-name="T16">⊆ </text:span><text:span text:style-name="T14">A, alors A = AB</text:span></text:p>
      <text:p text:style-name="P184"><text:span text:style-name="T16">⊆ </text:span><text:span text:style-name="T14">est transitive : A </text:span><text:span text:style-name="T16">⊆</text:span><text:span text:style-name="T14"> AB, AB </text:span><text:span text:style-name="T16">⊆ </text:span><text:span text:style-name="T14">ABC =&gt; A </text:span><text:span text:style-name="T16">⊆ </text:span><text:span text:style-name="T14">ABC</text:span></text:p>
      <text:p text:style-name="P184"><text:span text:style-name="T14">* </text:span><text:span text:style-name="T19">Ensemble ordonné</text:span></text:p>
      <text:p text:style-name="P188">(E, ≤) est un ensemble ordonnée. </text:p>
      <text:p text:style-name="P185"><text:span text:style-name="T14">Ex : (N, ≤) (P(R), </text:span><text:span text:style-name="T16">⊆</text:span><text:span text:style-name="T14">)</text:span></text:p>
      <text:p text:style-name="P189">* Relation de couverture</text:p>
      <text:p text:style-name="P14"><text:span text:style-name="T14">∀ x, y </text:span><text:span text:style-name="T16">⊆ </text:span><text:span text:style-name="T14">E.<text:line-break/>x est couvert par y</text:span></text:p>
      <text:p text:style-name="P32">y couvre x, x ≤ y</text:p>
      <text:p text:style-name="P32">C'est vrai si et seulement si 1) x ≤ y </text:p>
      <text:p text:style-name="P14"><text:span text:style-name="T14"><text:tab/><text:tab/><text:tab/> <text:s text:c="8"/>2) Il n'existe aucun Z </text:span><text:span text:style-name="T17">∈ </text:span><text:span text:style-name="T14">E : x &lt; z &lt; y (Pas d'intermédiaire entre x et y)</text:span></text:p>
      <text:p text:style-name="P14"/>
      <text:p text:style-name="P32">Ex :</text:p>
      <text:p text:style-name="P24"><text:span text:style-name="T37">a) 1 ≤</text:span>•<text:span text:style-name="T37"> <text:s/>2 oui car 1 ≤ <text:s/>2 et il n'y a pas de nombre entier entre 1 et 2</text:span></text:p>
      <text:p text:style-name="P33"><text:s text:c="4"/>1 ≤• 3 non car 1 ≤ 2 ≤ 3</text:p>
      <text:p text:style-name="P15"><text:span text:style-name="T14">b) A </text:span><text:span text:style-name="T16">⊆• </text:span><text:span text:style-name="T14">AB oui</text:span></text:p>
      <text:p text:style-name="P15"><text:span text:style-name="T14"><text:s text:c="4"/>A </text:span><text:span text:style-name="T16">⊆• </text:span><text:span text:style-name="T14">ABC non car A </text:span><text:span text:style-name="T16">⊆ </text:span><text:span text:style-name="T14">AB </text:span><text:span text:style-name="T16">⊆ </text:span><text:span text:style-name="T14">ABC</text:span></text:p>
      <text:p text:style-name="P14"/>
      <text:p text:style-name="P14"><text:span text:style-name="T14">* </text:span><text:span text:style-name="T20">Graphe de couverture d'un ensemble ordonné</text:span></text:p>
      <text:p text:style-name="P14"><text:tab/>- <text:span text:style-name="T32">Sommet du graphe se sont les éléments de E</text:span></text:p>
      <text:p text:style-name="P14"><text:tab/>- <text:span text:style-name="T32">Arêtes se sont les relations de couverture entre les éléments de E</text:span></text:p>
      <text:p text:style-name="P16"><text:soft-page-break/><text:span text:style-name="T14">Exemple : (P(R), </text:span><text:span text:style-name="T16">⊆</text:span><text:span text:style-name="T14">)</text:span></text:p>
      <text:p text:style-name="P16"/>
      <text:p text:style-name="P34"><draw:frame draw:style-name="fr1" draw:name="Objet1" text:anchor-type="as-char" svg:y="-8.266cm" svg:width="13.15cm" svg:height="10.266cm" draw:z-index="0"><draw:object-ole xlink:href="./Object 1" xlink:type="simple" xlink:show="embed" xlink:actuate="onLoad"/><draw:image xlink:href="./ObjectReplacements/Object 1" xlink:type="simple" xlink:show="embed" xlink:actuate="onLoad"/><svg:desc>Objet OLE</svg:desc></draw:frame></text:p>
      <text:p text:style-name="P34">R = { A, B, C }</text:p>
      <text:p text:style-name="P16"/>
      <text:p text:style-name="P16"><text:span text:style-name="T14">L</text:span><text:span text:style-name="T28">i</text:span><text:span text:style-name="T14"> = { X</text:span><text:span text:style-name="T16">⊆</text:span><text:span text:style-name="T14">R / |X| = i }</text:span></text:p>
      <text:p text:style-name="P16"><text:span text:style-name="T14">L</text:span><text:span text:style-name="T28">0</text:span><text:span text:style-name="T14"> = {A}</text:span></text:p>
      <text:p text:style-name="P16"><text:span text:style-name="T14">L</text:span><text:span text:style-name="T28">1</text:span><text:span text:style-name="T14"> = {A, B, C}</text:span></text:p>
      <text:p text:style-name="P16"><text:span text:style-name="T14">L</text:span><text:span text:style-name="T28">2</text:span><text:span text:style-name="T14"> = {AB, AC, BC}</text:span><text:span text:style-name="T21">X </text:span></text:p>
      <text:p text:style-name="P17"><text:span text:style-name="T14">L</text:span><text:span text:style-name="T28">3 </text:span><text:span text:style-name="T14">= { ABC }</text:span></text:p>
      <text:p text:style-name="P17"/>
      <text:p text:style-name="P18"><text:span text:style-name="T14">|L</text:span><text:span text:style-name="T28">i</text:span><text:span text:style-name="T14">| = ( n = |R| <text:s/>) = n ! / ((n – i) ! i !) exponentiel </text:span><text:span text:style-name="T21">tend vers 2</text:span><text:span text:style-name="T13">n</text:span><text:span text:style-name="T21">.</text:span></text:p>
      <text:p text:style-name="P35"><text:s text:c="9"/>( i <text:s text:c="10"/>)</text:p>
      <text:p text:style-name="P35">i parmi n</text:p>
      <text:p text:style-name="P18"><text:span text:style-name="T14">|L</text:span><text:span text:style-name="T28">2 </text:span><text:span text:style-name="T14">| = (3) = 3 ! /1 !*2 ! = 1*2*3 / 1*1*2 = 3</text:span></text:p>
      <text:p text:style-name="P35"><text:tab/>(2)</text:p>
      <text:p text:style-name="P35"/>
      <text:p text:style-name="P44">A retenir :<text:span text:style-name="T2"> <text:s/>- (P(R), </text:span><text:span text:style-name="T3">⊆</text:span><text:span text:style-name="T2">)</text:span></text:p>
      <text:p text:style-name="P36">R = { a, b, c}</text:p>
      <text:p text:style-name="P36">P(R) = { 0, a, b, c, ab, ac, bc , abc }</text:p>
      <text:p text:style-name="P36">|P(R)| = 2<text:span text:style-name="T33">|R|</text:span> </text:p>
      <text:p text:style-name="P44"><text:span text:style-name="T3">⊆ </text:span><text:span text:style-name="T2">est la relation d'ordre sur P(R)</text:span></text:p>
      <text:p text:style-name="P22"><text:span text:style-name="T35">- </text:span><text:span text:style-name="T36">⊆</text:span>•<text:span text:style-name="T36"> </text:span><text:span text:style-name="T35">relation de couverture (relation d'ordre sans intermédiaire)</text:span></text:p>
      <text:p text:style-name="P22"><text:span text:style-name="T35">A </text:span><text:span text:style-name="T36">⊆</text:span>•<text:span text:style-name="T36"> </text:span><text:span text:style-name="T35">AB =&gt; A </text:span><text:span text:style-name="T36">⊆ </text:span><text:span text:style-name="T35">AB et pas d'intermédiaire entre A et AB.</text:span></text:p>
      <text:p text:style-name="P36">Chaque Arc dans le graphe représente l'ensemble de couverture.</text:p>
      <text:p text:style-name="P37">Parcours en largeur</text:p>
      <text:p text:style-name="P45"/>
      <text:p text:style-name="P37">1.2) Opérations sur les ensembles ordonnées.</text:p>
      <text:p text:style-name="P37">* Min ≤() / Max ≤()</text:p>
      <text:p text:style-name="P37"/>
      <text:p text:style-name="P37">Soit X un ensemble <text:span text:style-name="T4">⊆ </text:span>E. Min ≤ (*) = { X ∈ * / Il n'existe pas y ∈ * : <text:span text:style-name="T58">y &lt; x </text:span>} <text:span text:style-name="T58">(plus petit selon ≤)</text:span></text:p>
      <text:p text:style-name="P46">Ex :<text:span text:style-name="T2"> X = { A, BC, AB }</text:span></text:p>
      <text:p text:style-name="P42"><text:soft-page-break/></text:p>
      <text:p text:style-name="P46"><text:span text:style-name="T2">Min </text:span><text:span text:style-name="T3">⊆ </text:span><text:span text:style-name="T2">(*) = { A, BC }</text:span></text:p>
      <text:p text:style-name="P46"/>
      <text:p text:style-name="P43">b) X = { BC, C, AC, AB, ABC, B }</text:p>
      <text:p text:style-name="P47"><text:span text:style-name="T2">Min </text:span><text:span text:style-name="T3">⊆ </text:span><text:span text:style-name="T2">(*) = { C, B }</text:span></text:p>
      <text:p text:style-name="P47"/>
      <text:p text:style-name="P39">Max <text:span text:style-name="T60">≤ (*)</text:span></text:p>
      <text:p text:style-name="P48"/>
      <text:p text:style-name="P38">Soit X un ensemble <text:span text:style-name="T4">⊆ </text:span>E. Min ≤ (*) = { X ∈ * / Il n'existe pas y ∈ * : <text:span text:style-name="T59">x &lt; y </text:span>} <text:span text:style-name="T58">(plus grand selon ≤)</text:span></text:p>
      <text:p text:style-name="P38"/>
      <text:p text:style-name="P40">Ex :</text:p>
      <text:p text:style-name="P40"/>
      <text:p text:style-name="P40">a) X = { A, BC, AB }</text:p>
      <text:p text:style-name="P40">Max<text:span text:style-name="T4">⊆</text:span>(*) = {BC, AB}</text:p>
      <text:p text:style-name="P40"/>
      <text:p text:style-name="P40">b) X = { BC, C, AC, AB, ABC, B }</text:p>
      <text:p text:style-name="P40">Max<text:span text:style-name="T4">⊆ </text:span>(*) = { ABC }</text:p>
      <text:p text:style-name="P40"/>
      <text:p text:style-name="P40">* <text:span text:style-name="T61">LB ≤ () / UB ≤ ()</text:span></text:p>
      <text:p text:style-name="P41">Soit x <text:span text:style-name="T4">⊆ </text:span>E</text:p>
      <text:p text:style-name="P23"><text:span text:style-name="T38">LB ≤ (*) = </text:span><text:span text:style-name="T62">∩</text:span><text:span text:style-name="T65">x</text:span><text:span text:style-name="T69">∈ * </text:span><text:span text:style-name="T38">LB(X) = LB(x1) </text:span><text:span text:style-name="T42">∩</text:span><text:span text:style-name="T45">LB ≤ (x2)</text:span><text:span text:style-name="T42">∩</text:span><text:span text:style-name="T45"> … LB ≤ (X</text:span><text:span text:style-name="T70">n</text:span><text:span text:style-name="T45">)</text:span></text:p>
      <text:p text:style-name="P25"><text:span text:style-name="T44">LB ≤ (X) = {y</text:span><text:span text:style-name="T46">∈</text:span><text:span text:style-name="T44">E / x ≤ y }</text:span></text:p>
      <text:p text:style-name="P25"/>
      <text:p text:style-name="P49">Ex : </text:p>
      <text:p text:style-name="P49">* <text:s/>= {A, C}</text:p>
      <text:p text:style-name="P25"><text:span text:style-name="T44">LB</text:span><text:span text:style-name="T47">⊆</text:span><text:span text:style-name="T44">(*) <text:s text:c="2"/>= LB(AB) </text:span><text:span text:style-name="T41">∩ </text:span><text:span text:style-name="T53">LB(AC)</text:span></text:p>
      <text:p text:style-name="P25"><text:span text:style-name="T53"><text:tab/><text:tab/> <text:s text:c="3"/>= {AB, A, B, 0} </text:span><text:span text:style-name="T41">∩ </text:span><text:span text:style-name="T53">{AC, A, C, 0}</text:span></text:p>
      <text:p text:style-name="P175"><text:tab/><text:tab/> <text:s text:c="3"/>= { A, 0 }</text:p>
      <text:p text:style-name="P25"/>
      <text:p text:style-name="P41">Soit x <text:span text:style-name="T4">⊆ </text:span>E</text:p>
      <text:p text:style-name="P23"><text:span text:style-name="T39">U</text:span><text:span text:style-name="T38">B ≤ (*) = </text:span><text:span text:style-name="T62">∩</text:span><text:span text:style-name="T65">x</text:span><text:span text:style-name="T69">∈ * <text:s/></text:span><text:span text:style-name="T48">U</text:span><text:span text:style-name="T38">B</text:span><text:span text:style-name="T39"> ≤ </text:span><text:span text:style-name="T38">(X) = </text:span><text:span text:style-name="T39">U</text:span><text:span text:style-name="T38">B(x1) </text:span><text:span text:style-name="T42">∩</text:span><text:span text:style-name="T48">U</text:span><text:span text:style-name="T45">B ≤ (x2)</text:span><text:span text:style-name="T42">∩</text:span><text:span text:style-name="T45"> … </text:span><text:span text:style-name="T48">U</text:span><text:span text:style-name="T45">B ≤ (X</text:span><text:span text:style-name="T70">n</text:span><text:span text:style-name="T45">)</text:span></text:p>
      <text:p text:style-name="P25"><text:span text:style-name="T44">LB ≤ (X) = {y</text:span><text:span text:style-name="T46">∈</text:span><text:span text:style-name="T44">E / x </text:span><text:span text:style-name="T48">≥</text:span><text:span text:style-name="T44"> y }</text:span></text:p>
      <text:p text:style-name="P26"/>
      <text:p text:style-name="P50">Ex :</text:p>
      <text:p text:style-name="P50">* = { A, C }</text:p>
      <text:p text:style-name="P26"><text:span text:style-name="T44">UB</text:span><text:span text:style-name="T47">⊆</text:span><text:span text:style-name="T44">(*) = UB</text:span><text:span text:style-name="T47">⊆</text:span><text:span text:style-name="T44">(A) </text:span><text:span text:style-name="T42">∩ </text:span><text:span text:style-name="T53">UB</text:span><text:span text:style-name="T47">⊆</text:span><text:span text:style-name="T44">(C)</text:span></text:p>
      <text:p text:style-name="P26"><text:span text:style-name="T44"><text:tab/> <text:s text:c="4"/>= { A, AB, AC, ABC } </text:span><text:span text:style-name="T42">∩ </text:span><text:span text:style-name="T53">{ C, AC, BC, ABC }</text:span></text:p>
      <text:p text:style-name="P176"><text:tab/><text:tab/> <text:s text:c="2"/>= { AC, ABC}</text:p>
      <text:p text:style-name="P26"/>
      <text:p text:style-name="P176">* Join ≤ () / Meet ≤ ()</text:p>
      <text:p text:style-name="P26"/>
      <text:p text:style-name="P27"><text:span text:style-name="T53">∀ * </text:span><text:span text:style-name="T47">⊆ </text:span><text:span text:style-name="T48">E</text:span></text:p>
      <text:p text:style-name="P26"><text:span text:style-name="T44">Join ≤ (*) = Min ≤ (UB ≤ (*)) (Les plus petits majorant) U dans (P(R), </text:span><text:span text:style-name="T47">⊆</text:span><text:span text:style-name="T44">)</text:span></text:p>
      <text:p text:style-name="P26"/>
      <text:p text:style-name="P50">Ex :</text:p>
      <text:p text:style-name="P50">* = { AB, AC} AB U AC</text:p>
      <text:p text:style-name="P26"><text:span text:style-name="T44">Join</text:span><text:span text:style-name="T47">⊆</text:span><text:span text:style-name="T44">(*) = Min</text:span><text:span text:style-name="T47">⊆</text:span><text:span text:style-name="T44">( UB </text:span><text:span text:style-name="T47">⊆ </text:span><text:span text:style-name="T44">(AB) </text:span><text:span text:style-name="T41">∩</text:span><text:span text:style-name="T53"> UB </text:span><text:span text:style-name="T47">⊆ </text:span><text:span text:style-name="T44">(AC))</text:span></text:p>
      <text:p text:style-name="P26"><text:span text:style-name="T44"><text:tab/> <text:s text:c="5"/>= Min</text:span><text:span text:style-name="T47">⊆ </text:span><text:span text:style-name="T44">({AB, ABC} </text:span><text:span text:style-name="T41">∩</text:span><text:span text:style-name="T44"> {AC, ABC})</text:span></text:p>
      <text:p text:style-name="P26"><text:span text:style-name="T44"><text:tab/><text:tab/> <text:s text:c="3"/>= Min</text:span><text:span text:style-name="T47">⊆</text:span><text:span text:style-name="T44">({ABC})</text:span></text:p>
      <text:p text:style-name="P50"><text:soft-page-break/><text:tab/> <text:s text:c="5"/>= {ABC}</text:p>
      <text:p text:style-name="P26"/>
      <text:p text:style-name="P27"><text:span text:style-name="T53">∀ * </text:span><text:span text:style-name="T47">⊆ </text:span><text:span text:style-name="T48">E</text:span></text:p>
      <text:p text:style-name="P26"><text:span text:style-name="T44">Meet ≤ (*) = Max ≤ (LB ≤ (*)) (Les plus grands minorants) U dans (P(R), </text:span><text:span text:style-name="T47">⊆</text:span><text:span text:style-name="T44">)</text:span></text:p>
      <text:p text:style-name="P26"/>
      <text:p text:style-name="P50">Ex :</text:p>
      <text:p text:style-name="P50">* = {AB, AC} AB U AC</text:p>
      <text:p text:style-name="P26"><text:span text:style-name="T49">Meet</text:span><text:span text:style-name="T47">⊆</text:span><text:span text:style-name="T44">(*) = M</text:span><text:span text:style-name="T49">ax</text:span><text:span text:style-name="T47">⊆</text:span><text:span text:style-name="T44">( </text:span><text:span text:style-name="T50">L</text:span><text:span text:style-name="T44">B </text:span><text:span text:style-name="T47">⊆ </text:span><text:span text:style-name="T44">(AB) </text:span><text:span text:style-name="T41">∩</text:span><text:span text:style-name="T53"> </text:span><text:span text:style-name="T54">L</text:span><text:span text:style-name="T53">B </text:span><text:span text:style-name="T47">⊆ </text:span><text:span text:style-name="T44">(AC))</text:span></text:p>
      <text:p text:style-name="P26"><text:span text:style-name="T44"><text:tab/> <text:s text:c="5"/>= M</text:span><text:span text:style-name="T50">ax</text:span><text:span text:style-name="T47">⊆ </text:span><text:span text:style-name="T44">({AB, A,B, </text:span><text:span text:style-name="T51">0</text:span><text:span text:style-name="T44">} </text:span><text:span text:style-name="T41">∩</text:span><text:span text:style-name="T44"> {AC, </text:span><text:span text:style-name="T51">A, C, 0</text:span><text:span text:style-name="T44">})</text:span></text:p>
      <text:p text:style-name="P26"><text:span text:style-name="T44"><text:tab/><text:tab/> <text:s text:c="3"/>= M</text:span><text:span text:style-name="T52">ax</text:span><text:span text:style-name="T47">⊆</text:span><text:span text:style-name="T44">({</text:span><text:span text:style-name="T51">A, 0</text:span><text:span text:style-name="T44">})</text:span></text:p>
      <text:p text:style-name="P26"><text:span text:style-name="T44"><text:tab/> <text:s text:c="5"/>= {</text:span><text:span text:style-name="T52">A</text:span><text:span text:style-name="T44">}</text:span></text:p>
      <text:p text:style-name="P26"/>
      <text:p text:style-name="P51">1.3) Treillis (Lattice)</text:p>
      <text:p text:style-name="P28"/>
      <text:p text:style-name="P51">Soit (E, ≤) un ensemble ordonné.</text:p>
      <text:p text:style-name="P51"><text:s text:c="7"/>(E, ≤ ) est un treillis complet ssi :</text:p>
      <text:p text:style-name="P51">1) E est finis</text:p>
      <text:p text:style-name="P28"><text:span text:style-name="T44">2) </text:span><text:span text:style-name="T55">∀ * </text:span><text:span text:style-name="T47">⊆ </text:span><text:span text:style-name="T48">E </text:span><text:span text:style-name="T44">Meet(*) existe (c’est-à-dire unique)</text:span></text:p>
      <text:p text:style-name="P51"><text:tab/><text:tab/> <text:s text:c="5"/>Join(*) existe (c’est-à-dire unique)</text:p>
      <text:p text:style-name="P28"/>
      <text:p text:style-name="P29">Ex : (P(R), ≤) est un treillis des parties (powerset lattice)</text:p>
      <text:p text:style-name="P29">- P(R) est fini</text:p>
      <text:p text:style-name="P29">- <text:span text:style-name="T55">∀ * </text:span><text:span text:style-name="T47">⊆ </text:span><text:span text:style-name="T44">P(R) Meet ≤ (*) = </text:span><text:span text:style-name="T43">∩</text:span><text:span text:style-name="T67">x</text:span><text:span text:style-name="T68">∈* </text:span><text:span text:style-name="T71"><text:s/></text:span><text:span text:style-name="T53">X = X1 </text:span><text:span text:style-name="T43">∩ </text:span><text:span text:style-name="T53">X2 </text:span><text:span text:style-name="T43">∩</text:span><text:span text:style-name="T53"> … </text:span><text:span text:style-name="T43">∩</text:span><text:span text:style-name="T53"> Xn</text:span></text:p>
      <text:p text:style-name="P29"><text:span text:style-name="T53">et Join ≤ (*) = U</text:span><text:span text:style-name="T67">x</text:span><text:span text:style-name="T68">∈* </text:span><text:span text:style-name="T44">Ux = x1 U x2 U … U xn</text:span></text:p>
      <text:p text:style-name="P29"/>
      <text:p text:style-name="P204">1.4) Autres concepts</text:p>
      <text:p text:style-name="P191">- Comparables/<text:span text:style-name="T83">incomparables</text:span></text:p>
      <text:p text:style-name="P191">x,y E E sont comparables ssi :</text:p>
      <text:p text:style-name="P191">x &lt; y ou y &lt; x</text:p>
      <text:p text:style-name="P192">Ex : A et AB sont comparables car A () AC</text:p>
      <text:p text:style-name="P192">A et C sont incomparables </text:p>
      <text:p text:style-name="P192"/>
      <text:p text:style-name="P192">- <text:span text:style-name="T84">Chaines/Anti-chaines</text:span></text:p>
      <text:p text:style-name="P193">X () E est une chaine ssi :</text:p>
      <text:p text:style-name="P193">Tous les elements de X sont comparables</text:p>
      <text:p text:style-name="P193">X() E est une anti-chaine ssi :</text:p>
      <text:p text:style-name="P193">Tous nles elements de X sont imcomparables </text:p>
      <text:p text:style-name="P193"/>
      <text:p text:style-name="P193">Ex : x = {A, AB, ABC} Chaine A()AB()ABC</text:p>
      <text:p text:style-name="P193"><text:soft-page-break/><text:tab/>x = {AB,AC,BC}} Anti chaine …</text:p>
      <text:p text:style-name="P193"/>
      <text:p text:style-name="P193">- Ensemble totalement/ Partiellement ordonnés</text:p>
      <text:p text:style-name="P193"/>
      <text:p text:style-name="P193">(E, &lt;) est un ensemble totalement ordonné ssi E est une chaine</text:p>
      <text:p text:style-name="P193">(E, &lt;) est un ensemble partiellement ordonné ssi E est une formé de chaines et anti chaine</text:p>
      <text:p text:style-name="P193">(N, &lt;) est un ensemble totalement ordonné car N est une chaine</text:p>
      <text:p text:style-name="P193">(P(R)) est un ensemble partiellement ordonnée.</text:p>
      <text:p text:style-name="P193"/>
      <text:p text:style-name="P194">1.5) Représentation d'une famille de sous ensembles</text:p>
      <text:p text:style-name="P195">R</text:p>
      <text:p text:style-name="P195">P(R)</text:p>
      <text:p text:style-name="P195">D = {x1,x2,…} () R est une BD non structurés (Base de transaction)</text:p>
      <text:p text:style-name="P195">* Representation dans base de données non structuré (Base de transaction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27">D <text:s text:c="33"/>Id <text:s text:c="28"/></text:p>
          </table:table-cell>
          <table:table-cell table:style-name="Tableau2.B1" office:value-type="string">
            <text:p text:style-name="P226">Motif</text:p>
          </table:table-cell>
        </table:table-row>
        <table:table-row>
          <table:table-cell table:style-name="Tableau2.A2" office:value-type="string">
            <text:p text:style-name="P226">1<text:line-break/>2<text:line-break/>3<text:line-break/>.<text:line-break/>.<text:line-break/>.<text:line-break/>N</text:p>
          </table:table-cell>
          <table:table-cell table:style-name="Tableau2.B2" office:value-type="string">
            <text:p text:style-name="P226">X1<text:line-break/>X2<text:line-break/>X3<text:line-break/>.<text:line-break/>.<text:line-break/>.<text:line-break/>Xn</text:p>
          </table:table-cell>
        </table:table-row>
      </table:table>
      <text:p text:style-name="P195"/>
      <text:p text:style-name="P192"/>
      <text:p text:style-name="P196">R = {A,B,C,D,E}</text:p>
      <text:p text:style-name="P196">D = {ABCE, BCE, BE, ACD} () P(R)</text:p>
      <text:p text:style-name="P196"/>
      <text:p text:style-name="P196">Base de transations 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28">ID</text:p>
          </table:table-cell>
          <table:table-cell table:style-name="Tableau3.B1" office:value-type="string">
            <text:p text:style-name="P228">Motif</text:p>
          </table:table-cell>
        </table:table-row>
        <table:table-row>
          <table:table-cell table:style-name="Tableau3.A2" office:value-type="string">
            <text:p text:style-name="P228">1<text:line-break/>2<text:line-break/>3<text:line-break/>4</text:p>
          </table:table-cell>
          <table:table-cell table:style-name="Tableau3.B2" office:value-type="string">
            <text:p text:style-name="P228">ABCE<text:line-break/>BCE<text:line-break/>BE<text:line-break/>ACD</text:p>
          </table:table-cell>
        </table:table-row>
      </table:table>
      <text:p text:style-name="P196"><text:soft-page-break/></text:p>
      <text:p text:style-name="P197">* <text:span text:style-name="T85">Représentation relationnelle de base de transactions</text:span></text:p>
      <text:p text:style-name="P198">D = {X1,X2,...Xn} () P(R)</text:p>
      <text:p text:style-name="P198">D = r(R) |r|</text:p>
      <text:p text:style-name="P198">r(R) () {0,1) = {0,1} x {0,1} x …. x {0,1} |R| fois</text:p>
      <table:table table:name="Tableau4" table:style-name="Tableau4">
        <table:table-column table:style-name="Tableau4.A" table:number-columns-repeated="6"/>
        <table:table-column table:style-name="Tableau4.G"/>
        <table:table-row>
          <table:table-cell table:style-name="Tableau4.A1" office:value-type="string">
            <text:p text:style-name="P229">D = r</text:p>
          </table:table-cell>
          <table:table-cell table:style-name="Tableau4.A1" office:value-type="string">
            <text:p text:style-name="P229">ID</text:p>
          </table:table-cell>
          <table:table-cell table:style-name="Tableau4.A1" office:value-type="string">
            <text:p text:style-name="P229">A</text:p>
          </table:table-cell>
          <table:table-cell table:style-name="Tableau4.A1" office:value-type="string">
            <text:p text:style-name="P229">B</text:p>
          </table:table-cell>
          <table:table-cell table:style-name="Tableau4.A1" office:value-type="string">
            <text:p text:style-name="P229">C</text:p>
          </table:table-cell>
          <table:table-cell table:style-name="Tableau4.A1" office:value-type="string">
            <text:p text:style-name="P229">D</text:p>
          </table:table-cell>
          <table:table-cell table:style-name="Tableau4.G1" office:value-type="string">
            <text:p text:style-name="P229">E</text:p>
          </table:table-cell>
        </table:table-row>
        <table:table-row>
          <table:table-cell table:style-name="Tableau4.A2" office:value-type="string">
            <text:p text:style-name="P230"/>
          </table:table-cell>
          <table:table-cell table:style-name="Tableau4.A2" office:value-type="string">
            <text:p text:style-name="P229">1<text:line-break/>2<text:line-break/>3<text:line-break/>4</text:p>
          </table:table-cell>
          <table:table-cell table:style-name="Tableau4.A2" office:value-type="string">
            <text:p text:style-name="P229">1<text:line-break/>0<text:line-break/>0<text:line-break/>1</text:p>
          </table:table-cell>
          <table:table-cell table:style-name="Tableau4.A2" office:value-type="string">
            <text:p text:style-name="P229">1<text:line-break/>1<text:line-break/>1<text:line-break/>0</text:p>
          </table:table-cell>
          <table:table-cell table:style-name="Tableau4.A2" office:value-type="string">
            <text:p text:style-name="P229">1<text:line-break/>1<text:line-break/>0<text:line-break/>1</text:p>
          </table:table-cell>
          <table:table-cell table:style-name="Tableau4.A2" office:value-type="string">
            <text:p text:style-name="P229">0<text:line-break/>0<text:line-break/>0<text:line-break/>1</text:p>
          </table:table-cell>
          <table:table-cell table:style-name="Tableau4.G2" office:value-type="string">
            <text:p text:style-name="P229">1<text:line-break/>1<text:line-break/>1<text:line-break/>0</text:p>
          </table:table-cell>
        </table:table-row>
      </table:table>
      <text:p text:style-name="P199"><text:tab/></text:p>
      <text:p text:style-name="P200">Intersection AC inters AD = A</text:p>
      <text:p text:style-name="P200">Inclusion A () AB</text:p>
      <text:p text:style-name="P200"/>
      <text:p text:style-name="P201">Intersection</text:p>
      <text:p text:style-name="P201">X inters Y</text:p>
      <text:p text:style-name="P201">AB inters AC = A</text:p>
      <text:p text:style-name="P201">11000 AND 10100 = 10000</text:p>
      <text:p text:style-name="P201"/>
      <text:p text:style-name="P202">Inclusion</text:p>
      <text:p text:style-name="P202">x () y &lt;=&gt; <text:span text:style-name="T86">XinterY = X</text:span></text:p>
      <text:p text:style-name="P203">A () AB &lt;=&gt; AB = A</text:p>
      <text:p text:style-name="P190">10000 AND 11000 = 10000</text:p>
      <text:p text:style-name="P29"/>
      <text:p text:style-name="P29"/>
      <text:p text:style-name="P52">2.) Transversaux minimaux</text:p>
      <text:p text:style-name="P30"/>
      <text:p text:style-name="P52">2.1) Tranversal</text:p>
      <text:p text:style-name="P29"/>
      <text:p text:style-name="P52">Soit D= {x1, x2, …, xn} <text:span text:style-name="T4">⊆ </text:span>P(R)</text:p>
      <text:p text:style-name="P52"/>
      <text:p text:style-name="P52">R = {A, B, C}</text:p>
      <text:p text:style-name="P52"/>
      <text:p text:style-name="P52">D</text:p>
      <text:p text:style-name="P52"/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P205">Id</text:p>
          </table:table-cell>
          <table:table-cell table:style-name="Tableau1.B1" office:value-type="string">
            <text:p text:style-name="P205">Motif</text:p>
          </table:table-cell>
        </table:table-row>
        <table:table-row>
          <table:table-cell table:style-name="Tableau1.A2" office:value-type="string">
            <text:p text:style-name="P205">1</text:p>
          </table:table-cell>
          <table:table-cell table:style-name="Tableau1.B2" office:value-type="string">
            <text:p text:style-name="P205">AB</text:p>
          </table:table-cell>
        </table:table-row>
        <table:table-row>
          <table:table-cell table:style-name="Tableau1.A2" office:value-type="string">
            <text:p text:style-name="P205">2</text:p>
          </table:table-cell>
          <table:table-cell table:style-name="Tableau1.B2" office:value-type="string">
            <text:p text:style-name="P205">AC</text:p>
          </table:table-cell>
        </table:table-row>
      </table:table>
      <text:p text:style-name="P52"/>
      <text:p text:style-name="P52">D={ AB, AC } </text:p>
      <text:p text:style-name="P52"><text:tab/>x1, x2</text:p>
      <text:p text:style-name="P53"/>
      <text:p text:style-name="P54">T<text:span text:style-name="T4">⊆</text:span>R est un transversal de D si et seulement si.</text:p>
      <text:p text:style-name="P54">Pour tous X <text:span text:style-name="T4">⊆ </text:span>R <text:s text:c="4"/>T<text:span text:style-name="T63">∩</text:span><text:span text:style-name="T80">X!= 0</text:span></text:p>
      <text:p text:style-name="P54"/>
      <text:p text:style-name="P54"><text:span text:style-name="T80">Ex : A est un transversal de D car A </text:span><text:span text:style-name="T63">∩</text:span><text:span text:style-name="T80">AB!=0</text:span></text:p>
      <text:p text:style-name="P54"><text:span text:style-name="T80">A </text:span><text:span text:style-name="T63">∩</text:span>AC<text:span text:style-name="T80">!=0</text:span></text:p>
      <text:p text:style-name="P54"/>
      <text:p text:style-name="P54"><text:span text:style-name="T80">B n'est pas un transversal de D car </text:span><text:span text:style-name="T81">B</text:span><text:span text:style-name="T80"> </text:span><text:span text:style-name="T63">∩</text:span><text:span text:style-name="T82">A</text:span><text:span text:style-name="T80">C=0</text:span></text:p>
      <text:p text:style-name="P54"/>
      <text:p text:style-name="P177">Propriété d'optimisation </text:p>
      <text:p text:style-name="P54"/>
      <text:p text:style-name="P54"><text:span text:style-name="T80">Si X</text:span><text:span text:style-name="T4">⊆</text:span>Y et X est un transversal alors Y est un transversal.</text:p>
      <text:p text:style-name="P54">A <text:span text:style-name="T4">⊆ </text:span>AB et A est un transversal de D.</text:p>
      <text:p text:style-name="P54">Par conséquent AB est un transversal de D.</text:p>
      <text:p text:style-name="P54"/>
      <text:p text:style-name="P55">2.2 Transversal minimal</text:p>
      <text:p text:style-name="P55"/>
      <text:p text:style-name="P55">T<text:span text:style-name="T4">⊆</text:span>R est transversal minimal de D si et seulement si :</text:p>
      <text:p text:style-name="P55">1) T est un transversal de D</text:p>
      <text:p text:style-name="P55">2) Pour tous x <text:span text:style-name="T31">∈ </text:span>T, T-x n'est pas un transversal de D.</text:p>
      <text:p text:style-name="P55"/>
      <text:p text:style-name="P55">Tr (D) = { T <text:span text:style-name="T4">⊆ </text:span>R / T est un transversal minimal de R }</text:p>
      <text:p text:style-name="P55"><text:tab/> <text:span text:style-name="T87">= Liens des transversaux minimaux de D. </text:span></text:p>
      <text:p text:style-name="P55"/>
      <text:p text:style-name="P56">2.3) Calcul des transversaux minim<text:span text:style-name="T88">aux : l'algorithme Trans. (Tr(D))</text:span></text:p>
      <text:p text:style-name="P56"/>
      <text:p text:style-name="P57">Soit D = { x1, x2, …, xn } <text:span text:style-name="T4">⊆ </text:span>P(<text:span text:style-name="T4">R</text:span>)</text:p>
      <text:p text:style-name="P57">Définissons la suite suivante :</text:p>
      <text:p text:style-name="P57"/>
      <text:p text:style-name="P57">S1 = {{x} / x <text:span text:style-name="T31">∈ </text:span>x1 }</text:p>
      <text:p text:style-name="P57">S2 = Min<text:span text:style-name="T4">⊆ </text:span>(s1<text:span text:style-name="T33">x2</text:span>) = Min<text:span text:style-name="T4">⊆</text:span>({ y U {x} / y <text:span text:style-name="T31">∈ </text:span>S1 et x <text:span text:style-name="T31">∈ </text:span>x2 }</text:p>
      <text:p text:style-name="P57">.</text:p>
      <text:p text:style-name="P57">.</text:p>
      <text:p text:style-name="P57">.</text:p>
      <text:p text:style-name="P57">Sn = Min<text:span text:style-name="T4">⊆</text:span>(S<text:span text:style-name="T64">n-1</text:span><text:span text:style-name="T33">xn</text:span>) = Min <text:span text:style-name="T4">⊆ </text:span>( {y U {x} / y <text:span text:style-name="T31">∈ </text:span>S<text:span text:style-name="T64">n-1</text:span> et x <text:s/><text:span text:style-name="T31">∈ </text:span>Xn }</text:p>
      <text:p text:style-name="P57">Alors on a :</text:p>
      <text:p text:style-name="P57">Tr(D) = Sn</text:p>
      <text:p text:style-name="P57"/>
      <text:p text:style-name="P57"/>
      <text:p text:style-name="P57">Exemple : R = {A,B,C}</text:p>
      <text:p text:style-name="P57">D= {AB, AC}</text:p>
      <text:p text:style-name="P58">D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06">Id</text:p>
          </table:table-cell>
          <table:table-cell table:style-name="Tableau5.B1" office:value-type="string">
            <text:p text:style-name="P206">Motif</text:p>
          </table:table-cell>
        </table:table-row>
        <text:soft-page-break/>
        <table:table-row>
          <table:table-cell table:style-name="Tableau5.A2" office:value-type="string">
            <text:p text:style-name="P206">1</text:p>
          </table:table-cell>
          <table:table-cell table:style-name="Tableau5.B2" office:value-type="string">
            <text:p text:style-name="P206">AB</text:p>
          </table:table-cell>
        </table:table-row>
        <table:table-row>
          <table:table-cell table:style-name="Tableau5.A2" office:value-type="string">
            <text:p text:style-name="P206">2</text:p>
          </table:table-cell>
          <table:table-cell table:style-name="Tableau5.B2" office:value-type="string">
            <text:p text:style-name="P206">AC</text:p>
          </table:table-cell>
        </table:table-row>
      </table:table>
      <text:p text:style-name="P58"/>
      <text:p text:style-name="P57"/>
      <text:p text:style-name="P57">Tr(D) = S<text:span text:style-name="T89">2</text:span></text:p>
      <text:p text:style-name="P58">S1 = { A, B }</text:p>
      <text:p text:style-name="P59">S2 = Min <text:span text:style-name="T4">⊆</text:span>(S1<text:span text:style-name="T33">x2</text:span>) = Min <text:span text:style-name="T4">⊆ </text:span>({A, B}<text:span text:style-name="T33">AC</text:span>)</text:p>
      <text:p text:style-name="P59">= Min<text:span text:style-name="T4">⊆</text:span>({AA, AB, AC, BC})</text:p>
      <text:p text:style-name="P59">Combiner les élements de S1 aux A.</text:p>
      <text:p text:style-name="P59">Combiner les élements de S1 avec C.</text:p>
      <text:p text:style-name="P59">= {A, BC} </text:p>
      <text:p text:style-name="P59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07">Id</text:p>
          </table:table-cell>
          <table:table-cell table:style-name="Tableau6.B1" office:value-type="string">
            <text:p text:style-name="P207">Motif</text:p>
          </table:table-cell>
        </table:table-row>
        <table:table-row>
          <table:table-cell table:style-name="Tableau6.A2" office:value-type="string">
            <text:p text:style-name="P207">1</text:p>
          </table:table-cell>
          <table:table-cell table:style-name="Tableau6.B2" office:value-type="string">
            <text:p text:style-name="P207">AB</text:p>
          </table:table-cell>
        </table:table-row>
        <table:table-row>
          <table:table-cell table:style-name="Tableau6.A2" office:value-type="string">
            <text:p text:style-name="P207">2</text:p>
          </table:table-cell>
          <table:table-cell table:style-name="Tableau6.B2" office:value-type="string">
            <text:p text:style-name="P207">AC</text:p>
          </table:table-cell>
        </table:table-row>
        <table:table-row>
          <table:table-cell table:style-name="Tableau6.A2" office:value-type="string">
            <text:p text:style-name="P207">3</text:p>
          </table:table-cell>
          <table:table-cell table:style-name="Tableau6.B2" office:value-type="string">
            <text:p text:style-name="P207">AD</text:p>
          </table:table-cell>
        </table:table-row>
      </table:table>
      <text:p text:style-name="P59"/>
      <text:p text:style-name="P60">S3 = Min <text:span text:style-name="T4">⊆ </text:span>(S<text:span text:style-name="T64">2</text:span><text:span text:style-name="T33">x3</text:span>) = Min<text:span text:style-name="T4">⊆</text:span>({A, BC} <text:span text:style-name="T33">AD</text:span>) = Min <text:span text:style-name="T4">⊆</text:span>({A, ABC, AD, BCD}) = {A, BCD}</text:p>
      <text:p text:style-name="P60"/>
      <text:p text:style-name="P61">2.4) Propriétés d'optimisation</text:p>
      <text:p text:style-name="P61"/>
      <text:p text:style-name="P61">P1) Si X <text:span text:style-name="T4">⊆</text:span>Y et X est transversal alors Y est un transversal</text:p>
      <text:p text:style-name="P62">P2) D = D1 U D2</text:p>
      <text:p text:style-name="P62">T2(D) = Min <text:span text:style-name="T4">⊆ </text:span>({xUy / x <text:span text:style-name="T31">∈ </text:span>T2(D1) et y<text:span text:style-name="T31">∈</text:span>T2(D2)})</text:p>
      <text:p text:style-name="P62"/>
      <text:p text:style-name="P63">D1 = {AB, AC}</text:p>
      <text:p text:style-name="P64">D2 = {AD}</text:p>
      <text:p text:style-name="P59"/>
      <text:p text:style-name="P65">Tr(D1) = {A, BC} Union des deux tr</text:p>
      <text:p text:style-name="P65">Tr(D2) = {A, D}</text:p>
      <text:p text:style-name="P66">Tr(D) = Min<text:span text:style-name="T4">⊆</text:span>({A, AD, ABC, BCD})</text:p>
      <text:p text:style-name="P67"><text:tab/>= {A, BCD}</text:p>
      <text:p text:style-name="P67"/>
      <text:p text:style-name="P68">P3) <text:span text:style-name="T90">Tr(D) = Tr(Min⊆(D))</text:span></text:p>
      <text:p text:style-name="P68"/>
      <text:p text:style-name="P69">3.) <text:span text:style-name="T91">Systèmes de fermeture et Treillis de Galois</text:span></text:p>
      <text:p text:style-name="P69"/>
      <text:p text:style-name="P70">3.1) Opérateur de fermeture</text:p>
      <text:p text:style-name="P70"/>
      <text:p text:style-name="P71">Soit (E, ≤) un ensemble ordonnée. L'application h : <text:span text:style-name="T92">(E, ≤) →(E, ≤) est un opérateur de fermeture. Si et seulement si pour tous x, y ∈ E.</text:span></text:p>
      <text:p text:style-name="P71"/>
      <text:p text:style-name="P72">1) x ≤ h(x)</text:p>
      <text:p text:style-name="P72">2) x ≤ y alors h(x) ≤ h(y)</text:p>
      <text:p text:style-name="P73">3) h(h(x)) = h(x)</text:p>
      <text:p text:style-name="P73"/>
      <text:p text:style-name="P74">3.2) Fermeture de Galois</text:p>
      <text:p text:style-name="P75">Contexte : D = { x1, x2, …, xN} ≤ P(R)</text:p>
      <text:p text:style-name="P75"/>
      <text:p text:style-name="P76">h<text:span text:style-name="T64">D </text:span>: (P(R), <text:span text:style-name="T90">⊆</text:span>) → (P(R), <text:span text:style-name="T90">⊆</text:span>)</text:p>
      <text:p text:style-name="P77"><text:soft-page-break/>X → <text:span text:style-name="T63">∩</text:span><text:span text:style-name="T80">y <text:tab/>y </text:span><text:span text:style-name="T92">∈ </text:span>D, x <text:span text:style-name="T90">⊆</text:span>y</text:p>
      <text:p text:style-name="P77"/>
      <text:p text:style-name="P78">Pour tous x <text:span text:style-name="T90">⊆ </text:span>R</text:p>
      <text:p text:style-name="P78">h<text:span text:style-name="T64">d</text:span>(x) = <text:span text:style-name="T63">∩</text:span><text:span text:style-name="T80">y, y </text:span><text:span text:style-name="T92">∈ D, x ⊆y</text:span></text:p>
      <text:p text:style-name="P78"/>
      <text:p text:style-name="P79">1) x<text:span text:style-name="T92">⊆</text:span>h<text:span text:style-name="T64">d</text:span>(x)</text:p>
      <text:p text:style-name="P79">2) Si x<text:span text:style-name="T92">⊆</text:span>y, alors h(x) <text:span text:style-name="T92">⊆ </text:span>P<text:span text:style-name="T64">D</text:span>(y)</text:p>
      <text:p text:style-name="P79">3) h<text:span text:style-name="T64">d</text:span>(h<text:span text:style-name="T64">d</text:span>(x)) = h<text:span text:style-name="T64">d</text:span>(x)</text:p>
      <text:p text:style-name="P80"/>
      <text:p text:style-name="P81">h<text:span text:style-name="T64">d</text:span>(x) = Intersection des lignes de la base non structuré de D contenant X (R si x ne figure pas dans aucune ligne)</text:p>
      <text:p text:style-name="P81"/>
      <text:p text:style-name="P81">Algo galois</text:p>
      <text:p text:style-name="P81">Entrée : D et X</text:p>
      <text:p text:style-name="P81">Sortie : h<text:span text:style-name="T64">D</text:span>(x), la fermeture dde Galois de X selon D</text:p>
      <text:p text:style-name="P81">Resultat ← R</text:p>
      <text:p text:style-name="P81">Pour chaque y <text:span text:style-name="T92">∈ </text:span>D faire</text:p>
      <text:p text:style-name="P81"><text:tab/>si x <text:span text:style-name="T92">⊆ </text:span>y alors Resultat ← Resultat</text:p>
      <text:p text:style-name="P81">Renvoyer Resultat</text:p>
      <text:p text:style-name="P81"/>
      <text:p text:style-name="P81">Exemple : </text:p>
      <text:p text:style-name="P81">R={A, B, C, D, E}</text:p>
      <text:p text:style-name="P81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08">Id</text:p>
          </table:table-cell>
          <table:table-cell table:style-name="Tableau7.B1" office:value-type="string">
            <text:p text:style-name="P208">Motif</text:p>
          </table:table-cell>
        </table:table-row>
        <table:table-row>
          <table:table-cell table:style-name="Tableau7.A2" office:value-type="string">
            <text:p text:style-name="P208">1</text:p>
          </table:table-cell>
          <table:table-cell table:style-name="Tableau7.B2" office:value-type="string">
            <text:p text:style-name="P208">ABCE</text:p>
          </table:table-cell>
        </table:table-row>
        <table:table-row>
          <table:table-cell table:style-name="Tableau7.A2" office:value-type="string">
            <text:p text:style-name="P208">2</text:p>
          </table:table-cell>
          <table:table-cell table:style-name="Tableau7.B2" office:value-type="string">
            <text:p text:style-name="P208">BCE</text:p>
          </table:table-cell>
        </table:table-row>
        <table:table-row>
          <table:table-cell table:style-name="Tableau7.A2" office:value-type="string">
            <text:p text:style-name="P208">3</text:p>
          </table:table-cell>
          <table:table-cell table:style-name="Tableau7.B2" office:value-type="string">
            <text:p text:style-name="P208">BE</text:p>
          </table:table-cell>
        </table:table-row>
        <table:table-row>
          <table:table-cell table:style-name="Tableau7.A2" office:value-type="string">
            <text:p text:style-name="P208">4</text:p>
          </table:table-cell>
          <table:table-cell table:style-name="Tableau7.B2" office:value-type="string">
            <text:p text:style-name="P208">ACD</text:p>
          </table:table-cell>
        </table:table-row>
      </table:table>
      <text:p text:style-name="P81"/>
      <table:table table:name="Tableau8" table:style-name="Tableau8">
        <table:table-column table:style-name="Tableau8.A" table:number-columns-repeated="2"/>
        <table:table-row>
          <table:table-cell table:style-name="Tableau8.A1" office:value-type="string">
            <text:p text:style-name="P208">X</text:p>
          </table:table-cell>
          <table:table-cell table:style-name="Tableau8.B1" office:value-type="string">
            <text:p text:style-name="P208">h<text:span text:style-name="T64">D</text:span><text:span text:style-name="T34">(X)</text:span></text:p>
          </table:table-cell>
        </table:table-row>
        <table:table-row>
          <table:table-cell table:style-name="Tableau8.A2" office:value-type="string">
            <text:p text:style-name="P208">A</text:p>
          </table:table-cell>
          <table:table-cell table:style-name="Tableau8.B2" office:value-type="string">
            <text:p text:style-name="P208">AC</text:p>
          </table:table-cell>
        </table:table-row>
        <table:table-row>
          <table:table-cell table:style-name="Tableau8.A2" office:value-type="string">
            <text:p text:style-name="P208">B</text:p>
          </table:table-cell>
          <table:table-cell table:style-name="Tableau8.B2" office:value-type="string">
            <text:p text:style-name="P209">BE</text:p>
          </table:table-cell>
        </table:table-row>
        <table:table-row>
          <table:table-cell table:style-name="Tableau8.A2" office:value-type="string">
            <text:p text:style-name="P208">C</text:p>
          </table:table-cell>
          <table:table-cell table:style-name="Tableau8.B2" office:value-type="string">
            <text:p text:style-name="P213">C</text:p>
          </table:table-cell>
        </table:table-row>
        <table:table-row>
          <table:table-cell table:style-name="Tableau8.A2" office:value-type="string">
            <text:p text:style-name="P208">BC</text:p>
          </table:table-cell>
          <table:table-cell table:style-name="Tableau8.B2" office:value-type="string">
            <text:p text:style-name="P210">BCE</text:p>
          </table:table-cell>
        </table:table-row>
        <table:table-row>
          <table:table-cell table:style-name="Tableau8.A2" office:value-type="string">
            <text:p text:style-name="P208">BD</text:p>
          </table:table-cell>
          <table:table-cell table:style-name="Tableau8.B2" office:value-type="string">
            <text:p text:style-name="P210">ABCDE</text:p>
          </table:table-cell>
        </table:table-row>
        <table:table-row>
          <table:table-cell table:style-name="Tableau8.A2" office:value-type="string">
            <text:p text:style-name="P208">AB</text:p>
          </table:table-cell>
          <table:table-cell table:style-name="Tableau8.B2" office:value-type="string">
            <text:p text:style-name="P211">ABCE</text:p>
          </table:table-cell>
        </table:table-row>
        <table:table-row>
          <table:table-cell table:style-name="Tableau8.A2" office:value-type="string">
            <text:p text:style-name="P208">0</text:p>
          </table:table-cell>
          <table:table-cell table:style-name="Tableau8.B2" office:value-type="string">
            <text:p text:style-name="P214">0</text:p>
          </table:table-cell>
        </table:table-row>
        <table:table-row>
          <table:table-cell table:style-name="Tableau8.A2" office:value-type="string">
            <text:p text:style-name="P208">ABCDE</text:p>
          </table:table-cell>
          <table:table-cell table:style-name="Tableau8.B2" office:value-type="string">
            <text:p text:style-name="P212">ABCDE</text:p>
          </table:table-cell>
        </table:table-row>
      </table:table>
      <text:p text:style-name="P81"/>
      <text:p text:style-name="P82">3.3 Fermeture d'Armstrong</text:p>
      <text:p text:style-name="P82"/>
      <text:p text:style-name="P82">Contexte : F est un ensembles de DF, sur r(R)</text:p>
      <text:p text:style-name="P82">R={A, B, C, D, E} r (R)</text:p>
      <text:p text:style-name="P82">F= { A → C</text:p>
      <text:p text:style-name="P82"><text:s text:c="8"/>B → E</text:p>
      <text:p text:style-name="P82"><text:s text:c="8"/>E → B</text:p>
      <text:p text:style-name="P82"><text:soft-page-break/><text:s text:c="8"/>D → A</text:p>
      <text:p text:style-name="P82"><text:s text:c="8"/>D → C }</text:p>
      <text:p text:style-name="P82"/>
      <text:p text:style-name="P83">Soit r(R) une relation d'attributs R, X, Y <text:span text:style-name="T92">⊆ </text:span>R</text:p>
      <text:p text:style-name="P83">Y dépend fonctionnellement de X noté (X → Y)</text:p>
      <text:p text:style-name="P83">Si pour tous t, t' <text:span text:style-name="T92">∈ </text:span>r.</text:p>
      <text:p text:style-name="P83">Si t(x) = t'(x) alors t(y) = t(y')</text:p>
      <text:p text:style-name="P84">x1 → y1</text:p>
      <text:p text:style-name="P84">Tous les tuples de même valeurs sur X ont obligatoirement même valeurs sur Y.</text:p>
      <text:p text:style-name="P84">* DF minimale</text:p>
      <text:p text:style-name="P84">X → Y est une DF minimale</text:p>
      <text:p text:style-name="P84">1°) |Y| = 1 (1 seul attribut cible)</text:p>
      <text:p text:style-name="P84">2°) Pour tous x <text:span text:style-name="T92">∈ </text:span>X, X – x !→ Y (tous les attributs d'X sont nécessaires)</text:p>
      <text:p text:style-name="P85">Dérivabilité ||=</text:p>
      <text:p text:style-name="P85">F ||= X → Y ?</text:p>
      <text:p text:style-name="P85"/>
      <text:p text:style-name="P84">* Axiomes d'Armstrong</text:p>
      <text:p text:style-name="P84"/>
      <text:p text:style-name="P86">P1) Reflexivité : si x <text:span text:style-name="T92">⊆ </text:span>y alors y → X</text:p>
      <text:p text:style-name="P86">P2) Augmentation : si x → y alors x, w → y</text:p>
      <text:p text:style-name="P86">P3) Transitivité : Si x → y et y → z alors x → z</text:p>
      <text:p text:style-name="P86">P4) Pseudo-transitivité : si x → y et y,z → T alors x,z → T</text:p>
      <text:p text:style-name="P86">P5) Union : si x → y et x → z alors x → y,z</text:p>
      <text:p text:style-name="P86">P6) Décomposition si x → y, z alors x → y et x → z</text:p>
      <text:p text:style-name="P86"/>
      <text:p text:style-name="P87">F ||= BD → ACE</text:p>
      <text:p text:style-name="P87"/>
      <text:p text:style-name="P87">BD → A</text:p>
      <text:p text:style-name="P87">BD → E</text:p>
      <text:p text:style-name="P87">BD → C</text:p>
      <text:p text:style-name="P87">BD → ACE</text:p>
      <text:p text:style-name="P87"/>
      <text:p text:style-name="P88">3.3.1) Définition de la fermeture d'Armstrong</text:p>
      <text:p text:style-name="P88"/>
      <text:p text:style-name="P89">Contexte : F</text:p>
      <text:p text:style-name="P90">h<text:span text:style-name="T64">F </text:span>: (P(R) , <text:span text:style-name="T92">⊆</text:span>) → (P(R), <text:span text:style-name="T92">⊆</text:span>)</text:p>
      <text:p text:style-name="P90"><text:s text:c="7"/>x → U<text:span text:style-name="T64">i=1</text:span><text:span text:style-name="T33">n</text:span> Z<text:span text:style-name="T64">i</text:span> avec Z<text:span text:style-name="T64">n-1</text:span> = Z<text:span text:style-name="T64">n</text:span> (condition d'arrêt)</text:p>
      <text:p text:style-name="P90"/>
      <text:p text:style-name="P91">h<text:span text:style-name="T64">F</text:span>(x) Fermeture d'Armstrong de X selon F</text:p>
      <text:p text:style-name="P90"/>
      <text:p text:style-name="P91">Z<text:span text:style-name="T64">0</text:span> = <text:span text:style-name="T93">X</text:span></text:p>
      <text:p text:style-name="P92">Z<text:span text:style-name="T64">1</text:span> = <text:span text:style-name="T94">Z</text:span><text:span text:style-name="T72">0</text:span><text:span text:style-name="T94"> U{A ∈ R / y → A∈F, <text:s/>y⊆Z</text:span><text:span text:style-name="T72">0</text:span><text:span text:style-name="T94">}</text:span></text:p>
      <text:p text:style-name="P92">Z<text:span text:style-name="T64">n</text:span> <text:span text:style-name="T94">= Z</text:span><text:span text:style-name="T72">n-1</text:span><text:span text:style-name="T94"> U {A ∈ R / y → A∈F, y⊆Z</text:span><text:span text:style-name="T72">n-1</text:span><text:span text:style-name="T94">}</text:span></text:p>
      <text:p text:style-name="P93">Alors on a : h<text:span text:style-name="T64">F</text:span>(x) = Z<text:span text:style-name="T64">n</text:span></text:p>
      <text:p text:style-name="P93"/>
      <text:p text:style-name="P93">h<text:span text:style-name="T64">F</text:span>(BD) = <text:span text:style-name="T96">ABCDE</text:span></text:p>
      <text:p text:style-name="P94">Z<text:span text:style-name="T64">0</text:span> = <text:span text:style-name="T95">BD</text:span></text:p>
      <text:p text:style-name="P95">Z<text:span text:style-name="T64">1</text:span> = BD U {E, A, C} = ABCDE</text:p>
      <text:p text:style-name="P96">Z<text:span text:style-name="T64">2</text:span> = ABCDE U {<text:span text:style-name="T99">C, E, B, A</text:span>} = ABCDE</text:p>
      <text:p text:style-name="P97">h<text:span text:style-name="T64">F</text:span>(AB) = <text:span text:style-name="T104">ABCE</text:span></text:p>
      <text:p text:style-name="P97">Z<text:span text:style-name="T64">0</text:span> = AB</text:p>
      <text:p text:style-name="P97">Z<text:span text:style-name="T64">1 </text:span>= AB U {C, E} = ABCE</text:p>
      <text:p text:style-name="P97"><text:soft-page-break/>Z<text:span text:style-name="T64">2 </text:span><text:s/>= ABCE U {<text:span text:style-name="T100">C, E, B</text:span>} <text:span text:style-name="T97">= ABCE</text:span></text:p>
      <text:p text:style-name="P97"/>
      <text:p text:style-name="P98">Algo Armstrong </text:p>
      <text:p text:style-name="P99">Entrée : <text:span text:style-name="T98">F, X ⊆ R</text:span></text:p>
      <text:p text:style-name="P100">Sortie : h<text:span text:style-name="T64">F</text:span>(x)</text:p>
      <text:p text:style-name="P100">Résultat = X ;</text:p>
      <text:p text:style-name="P100">Repeter</text:p>
      <text:p text:style-name="P100"><text:tab/><text:span text:style-name="T101">Anterieur ← Resultat</text:span></text:p>
      <text:p text:style-name="P101"><text:tab/><text:span text:style-name="T101">Pour chaque y → A∈F faire</text:span></text:p>
      <text:p text:style-name="P101"><text:tab/><text:tab/> <text:s text:c="5"/><text:span text:style-name="T102">Si y ⊆ Resultat alors</text:span></text:p>
      <text:p text:style-name="P101"><text:tab/><text:tab/><text:tab/> <text:s/><text:span text:style-name="T102">Resultat ← Resultat U {A}</text:span></text:p>
      <text:p text:style-name="P102">Jusqu'à Anterieur = Resultat</text:p>
      <text:p text:style-name="P103">Renvoyer résultat</text:p>
      <text:p text:style-name="P103"/>
      <text:p text:style-name="P104">h<text:span text:style-name="T64">F</text:span>(x) = X U tous les attributs déterminés p<text:span text:style-name="T103">a</text:span>r X ( directement ou indirectement)</text:p>
      <text:p text:style-name="P104"/>
      <text:p text:style-name="P105">3.3.2) Fermeture d'Armstrong versus Dérivabilité</text:p>
      <text:p text:style-name="P106">F ||= x → A &lt;==&gt; A <text:span text:style-name="T101">∈ h</text:span><text:span text:style-name="T73">F</text:span><text:span text:style-name="T105">(X)</text:span></text:p>
      <text:p text:style-name="P107">F ||= x → Y &lt;==&gt; A <text:span text:style-name="T102">⊆ </text:span>h<text:span text:style-name="T64">F</text:span>(X)</text:p>
      <text:p text:style-name="P108">Math<text:tab/><text:tab/><text:tab/><text:tab/>Info</text:p>
      <text:p text:style-name="P108"/>
      <text:p text:style-name="P109">F ||= DE → ABCDE ?<text:tab/><text:span text:style-name="T106">ABC</text:span>DE <text:span text:style-name="T102">⊆ </text:span>h<text:span text:style-name="T64">F</text:span>(DE)</text:p>
      <text:p text:style-name="P109"/>
      <text:p text:style-name="P110">3.4) Systèmes de fermeture</text:p>
      <text:p text:style-name="P110"/>
      <text:p text:style-name="P111">Contexte : C <text:span text:style-name="T101">∈ </text:span>{'D', 'F'}</text:p>
      <text:p text:style-name="P111">* Fermé</text:p>
      <text:p text:style-name="P111">X <text:span text:style-name="T102">⊆ </text:span>R est un fermé selon C si et seulement si h<text:span text:style-name="T74">C</text:span>(x) = x</text:p>
      <text:p text:style-name="P112"/>
      <text:p text:style-name="P113">SF(C) = {h<text:span text:style-name="T64">C</text:span>(x)/<text:span text:style-name="T107">x ⊆ R</text:span>} <text:span text:style-name="T108">est le système de fermeture de C</text:span></text:p>
      <text:p text:style-name="P114"><text:span text:style-name="T109">1°) </text:span>SF(C) <text:span text:style-name="T102">⊆ </text:span>P(R)</text:p>
      <text:p text:style-name="P115">2°) D<text:span text:style-name="T102">⊆ </text:span>SF<text:span text:style-name="T110">(C)</text:span></text:p>
      <text:p text:style-name="P116">3°) Pour tous x, y <text:span text:style-name="T101">∈ </text:span>SF(C), X <text:span text:style-name="T63">∩ </text:span><text:span text:style-name="T80">Y </text:span><text:span text:style-name="T101">∈ </text:span>SF(C) (Le SF est stable par intersection, l'intersection de deux fermés e<text:span text:style-name="T111">s</text:span>t un fermé)</text:p>
      <text:p text:style-name="P117">SF(F) = {0, C, AC, BE, BCE, ACD, ABCE, ABCDE}</text:p>
      <text:p text:style-name="P118">SF(D) = {0, C, AC, BE, BCE, ACD, ABCE, ABCDE}</text:p>
      <text:p text:style-name="P118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215">Id</text:p>
          </table:table-cell>
          <table:table-cell table:style-name="Tableau9.B1" office:value-type="string">
            <text:p text:style-name="P215">Motif</text:p>
          </table:table-cell>
        </table:table-row>
        <table:table-row>
          <table:table-cell table:style-name="Tableau9.A2" office:value-type="string">
            <text:p text:style-name="P215">1</text:p>
          </table:table-cell>
          <table:table-cell table:style-name="Tableau9.B2" office:value-type="string">
            <text:p text:style-name="P215">ABCE</text:p>
          </table:table-cell>
        </table:table-row>
        <table:table-row>
          <table:table-cell table:style-name="Tableau9.A2" office:value-type="string">
            <text:p text:style-name="P215">2</text:p>
          </table:table-cell>
          <table:table-cell table:style-name="Tableau9.B2" office:value-type="string">
            <text:p text:style-name="P215">BCE</text:p>
          </table:table-cell>
        </table:table-row>
        <table:table-row>
          <table:table-cell table:style-name="Tableau9.A2" office:value-type="string">
            <text:p text:style-name="P215">3</text:p>
          </table:table-cell>
          <table:table-cell table:style-name="Tableau9.B2" office:value-type="string">
            <text:p text:style-name="P215">BE</text:p>
          </table:table-cell>
        </table:table-row>
        <table:table-row>
          <table:table-cell table:style-name="Tableau9.A2" office:value-type="string">
            <text:p text:style-name="P215">4</text:p>
          </table:table-cell>
          <table:table-cell table:style-name="Tableau9.B2" office:value-type="string">
            <text:p text:style-name="P215">ACD</text:p>
          </table:table-cell>
        </table:table-row>
      </table:table>
      <text:p text:style-name="P119"/>
      <text:p text:style-name="P120">3.6 Treillis de Galois (Galois Lattice)</text:p>
      <text:p text:style-name="P120"/>
      <text:p text:style-name="P121">(SF(C), <text:span text:style-name="T102">⊆</text:span>) <text:span text:style-name="T112">est un treillis complet <text:s/>appelé treillis de Galois avec pour tous T ⊆ SF(C), Meet(Pi) = </text:span><text:span text:style-name="T63">∩</text:span><text:span text:style-name="T66">x appartient T</text:span></text:p>
      <text:p text:style-name="P122"><text:span text:style-name="T113">J</text:span>oin(Pi) = h<text:span text:style-name="T64">C</text:span> (U<text:span text:style-name="T64">x</text:span>)</text:p>
      <text:p text:style-name="P122"/>
      <text:p text:style-name="P123"><text:soft-page-break/>Graphe de couverture de (SF(<text:span text:style-name="T80">D), </text:span><text:span text:style-name="T102">⊆</text:span>)</text:p>
      <text:p text:style-name="P124">L4<text:tab/><text:tab/><text:tab/><text:tab/>ABCDE</text:p>
      <text:p text:style-name="P124"><draw:line text:anchor-type="paragraph" draw:z-index="1" draw:style-name="gr1" draw:text-style-name="P268" svg:x1="4.306cm" svg:y1="0.058cm" svg:x2="3.459cm" svg:y2="0.64cm"><text:p/></draw:line><draw:line text:anchor-type="paragraph" draw:z-index="2" draw:style-name="gr1" draw:text-style-name="P268" svg:x1="4.544cm" svg:y1="0.032cm" svg:x2="6.29cm" svg:y2="0.667cm"><text:p/></draw:line><draw:line text:anchor-type="paragraph" draw:z-index="11" draw:style-name="gr1" draw:text-style-name="P268" svg:x1="9.121cm" svg:y1="3.71cm" svg:x2="9.174cm" svg:y2="0.032cm"><text:p/></draw:line><draw:line text:anchor-type="paragraph" draw:z-index="12" draw:style-name="gr1" draw:text-style-name="P268" svg:x1="8.856cm" svg:y1="0.376cm" svg:x2="9.121cm" svg:y2="0.032cm"><text:p/></draw:line><draw:line text:anchor-type="paragraph" draw:z-index="13" draw:style-name="gr1" draw:text-style-name="P268" svg:x1="9.174cm" svg:y1="0.032cm" svg:x2="9.412cm" svg:y2="0.323cm"><text:p/></draw:line></text:p>
      <text:p text:style-name="P124"><draw:line text:anchor-type="paragraph" draw:z-index="4" draw:style-name="gr1" draw:text-style-name="P268" svg:x1="6.872cm" svg:y1="0.445cm" svg:x2="6.687cm" svg:y2="0.974cm"><text:p/></draw:line><draw:frame text:anchor-type="paragraph" draw:z-index="14" draw:style-name="gr2" svg:width="3.123cm" svg:height="0.795cm" svg:x="9.571cm" svg:y="0.339cm"><draw:text-box><text:p text:style-name="P269"><text:span text:style-name="T140">⊆</text:span></text:p></draw:text-box></draw:frame>L3<text:tab/><text:tab/><text:tab/>ACD<text:tab/><text:tab/><text:tab/>ABCE</text:p>
      <text:p text:style-name="P124"><draw:line text:anchor-type="paragraph" draw:z-index="3" draw:style-name="gr1" draw:text-style-name="P268" svg:x1="6.052cm" svg:y1="0.037cm" svg:x2="3.38cm" svg:y2="0.725cm"><text:p/></draw:line><draw:line text:anchor-type="paragraph" draw:z-index="5" draw:style-name="gr1" draw:text-style-name="P268" svg:x1="3.009cm" svg:y1="0.143cm" svg:x2="2.93cm" svg:y2="0.619cm"><text:p/></draw:line></text:p>
      <text:p text:style-name="P124"><draw:line text:anchor-type="paragraph" draw:z-index="8" draw:style-name="gr1" draw:text-style-name="P268" svg:x1="6.051cm" svg:y1="0.238cm" svg:x2="3.141cm" svg:y2="1.243cm"><text:p/></draw:line>L2<text:tab/><text:tab/><text:tab/>AC<text:tab/><text:tab/><text:tab/>BCE</text:p>
      <text:p text:style-name="P124"><draw:line text:anchor-type="paragraph" draw:z-index="6" draw:style-name="gr1" draw:text-style-name="P268" svg:x1="2.877cm" svg:y1="0.095cm" svg:x2="2.824cm" svg:y2="0.545cm"><text:p/></draw:line><draw:line text:anchor-type="paragraph" draw:z-index="7" draw:style-name="gr1" draw:text-style-name="P268" svg:x1="6.634cm" svg:y1="0.095cm" svg:x2="6.475cm" svg:y2="0.439cm"><text:p/></draw:line></text:p>
      <text:p text:style-name="P124"><draw:line text:anchor-type="paragraph" draw:z-index="10" draw:style-name="gr1" draw:text-style-name="P268" svg:x1="5.046cm" svg:y1="1.196cm" svg:x2="6.237cm" svg:y2="0.429cm"><text:p/></draw:line>L1<text:tab/><text:tab/><text:tab/>C<text:tab/><text:tab/><text:tab/>BE</text:p>
      <text:p text:style-name="P124"><draw:line text:anchor-type="paragraph" draw:z-index="9" draw:style-name="gr1" draw:text-style-name="P268" svg:x1="2.85cm" svg:y1="0.101cm" svg:x2="4.49cm" svg:y2="0.683cm"><text:p/></draw:line></text:p>
      <text:p text:style-name="P124">L0<text:tab/><text:tab/><text:tab/><text:tab/> <text:s text:c="7"/>0</text:p>
      <text:p text:style-name="P124"/>
      <text:p text:style-name="P125">3.7) Fermés non redondant</text:p>
      <text:p text:style-name="P125"/>
      <text:p text:style-name="P126">Soit T <text:span text:style-name="T102">⊆ </text:span>SF(C) une famille de fermés</text:p>
      <text:p text:style-name="P127">X<text:span text:style-name="T101">∈</text:span>T est un fermé redondant sh: h(x) = x <text:s text:c="2"/>( h est la fermeture <text:span text:style-name="T114">de Galois)</text:span></text:p>
      <text:p text:style-name="P127"><text:tab/><text:tab/><text:tab/><text:tab/><text:tab/> <text:s text:c="6"/>T-x</text:p>
      <text:p text:style-name="P127"/>
      <text:p text:style-name="P128">D = T = {C, AC, BE, ACD, BCE, ABCE<text:span text:style-name="T115">}</text:span></text:p>
      <text:p text:style-name="P130">C est redondant car h<text:span text:style-name="T64">t-x</text:span>(c) = C = AC <text:span text:style-name="T63">∩ </text:span><text:span text:style-name="T80">ACD </text:span><text:span text:style-name="T63">∩ </text:span>BCE<text:span text:style-name="T62"> </text:span><text:span text:style-name="T63">∩ </text:span>ACD = C</text:p>
      <text:p text:style-name="P131">AC est redondant car <text:span text:style-name="T116">h(AC) = AC = ACD </text:span><text:span text:style-name="T63">∩ </text:span><text:span text:style-name="T116">ABCE = AC</text:span></text:p>
      <text:p text:style-name="P129">D = T = {BE, ACD, BCE, ABCE<text:span text:style-name="T115">}</text:span></text:p>
      <text:p text:style-name="P129"/>
      <text:p text:style-name="P132">3.8) Calcul des SF et des TG : l'algorithme closure</text:p>
      <text:p text:style-name="P133"/>
      <text:p text:style-name="P134">Soit R un ensemble totalement ordonnée par l'ordre du dictionnaire </text:p>
      <text:p text:style-name="P134"><text:span text:style-name="T117">R </text:span>= {A1, A2, <text:span text:style-name="T117">A3, … , AN</text:span>} <text:span text:style-name="T118">(m attributs ou m items).</text:span></text:p>
      <text:p text:style-name="P135">Définissons la suite cumulative suivantes : </text:p>
      <text:p text:style-name="P136">0 ← A<text:span text:style-name="T64">0</text:span> ← S<text:span text:style-name="T64">0</text:span> = {h<text:span text:style-name="T64">C</text:span>(A<text:span text:style-name="T64">0</text:span>)}</text:p>
      <text:p text:style-name="P137"><text:s text:c="8"/>A<text:span text:style-name="T64">1</text:span> ← S<text:span text:style-name="T64">1</text:span> = S<text:span text:style-name="T64">0</text:span> U {h<text:span text:style-name="T64">F</text:span> (XUA<text:span text:style-name="T64">1</text:span>) / X <text:span text:style-name="T101">∈ </text:span>S<text:span text:style-name="T64">0</text:span>, A<text:span text:style-name="T64">1 </text:span>!<text:span text:style-name="T101">∈ X</text:span> } <text:span text:style-name="T119">car h</text:span><text:span text:style-name="T75">C</text:span><text:span text:style-name="T119">(h</text:span><text:span text:style-name="T75">c</text:span><text:span text:style-name="T119">(x)) = h(x)</text:span></text:p>
      <text:p text:style-name="P137"/>
      <text:p text:style-name="P138"><text:s text:c="7"/>A<text:span text:style-name="T64">m </text:span>← S<text:span text:style-name="T64">m</text:span> = S<text:span text:style-name="T64">m-1</text:span> U {h<text:span text:style-name="T64">C</text:span> (X U A<text:span text:style-name="T64">m</text:span>)/ X <text:span text:style-name="T101">∈ </text:span>S<text:span text:style-name="T64">m-1</text:span>, A<text:span text:style-name="T64">m </text:span>!<text:span text:style-name="T101">∈ </text:span>X}</text:p>
      <text:p text:style-name="P139">R = {A,B, C, D, E}</text:p>
      <text:p text:style-name="P139"><text:s text:c="7"/>A<text:span text:style-name="T64">0</text:span>, A<text:span text:style-name="T64">1</text:span>, A<text:span text:style-name="T64">2</text:span>, A<text:span text:style-name="T64">3</text:span>, A<text:span text:style-name="T64">4</text:span>, A<text:span text:style-name="T64">5</text:span></text:p>
      <text:p text:style-name="P139"/>
      <text:p text:style-name="P140">SF(D) = S<text:span text:style-name="T76">5</text:span></text:p>
      <text:p text:style-name="P140"/>
      <text:p text:style-name="P141"><text:span text:style-name="T120">0 </text:span>← S<text:span text:style-name="T64">0</text:span> = {<text:span text:style-name="T121">h</text:span><text:span text:style-name="T77">D</text:span><text:span text:style-name="T121">(0)</text:span>} <text:span text:style-name="T121">= {0}</text:span></text:p>
      <text:p text:style-name="P142">A ← S<text:span text:style-name="T64">1</text:span> = {0} U {h<text:span text:style-name="T64">D</text:span>(a)} = {0, AC}</text:p>
      <text:p text:style-name="P143">B ← S<text:span text:style-name="T64">2</text:span> = {0, AC} U {h<text:span text:style-name="T64">D</text:span>(B), h<text:span text:style-name="T64">D</text:span>(ABC)} = {0, AC, BE, ABCE}</text:p>
      <text:p text:style-name="P144">C ← S<text:span text:style-name="T64">3</text:span> = {0, AC, BE, ABCE} U {h<text:span text:style-name="T64">D</text:span>(C), h<text:span text:style-name="T64">D</text:span>(BCE)} = <text:span text:style-name="T122">{0, AC, BE, ABCE, </text:span>C, BCE<text:span text:style-name="T122">}</text:span></text:p>
      <text:p text:style-name="P144">D ← S<text:span text:style-name="T64">4</text:span> = S<text:span text:style-name="T64">3</text:span> U {h<text:span text:style-name="T64">D</text:span>(0), h<text:span text:style-name="T64">D</text:span>(ACD), h<text:span text:style-name="T64">D</text:span>(BDE), h<text:span text:style-name="T64">D</text:span>(ABCDE), h<text:span text:style-name="T64">D</text:span>(CD), h<text:span text:style-name="T64">D</text:span> (BCDE)}</text:p>
      <text:p text:style-name="P145">S<text:span text:style-name="T64">4 </text:span>= {0, AC, BE, ABCE, C, BCE, ACD, ABCDE}</text:p>
      <text:p text:style-name="P146">Z ← S<text:span text:style-name="T64">5</text:span> = {-----------------------------}</text:p>
      <text:p text:style-name="P147"/>
      <text:p text:style-name="P178">Techniques d'ECBD pour l'aide à la décision. Extraction des associations</text:p>
      <text:p text:style-name="P147"/>
      <text:p text:style-name="P148">Introduction</text:p>
      <text:p text:style-name="P148"/>
      <text:p text:style-name="P148">Soit D = {x1, x2, xn} <text:span text:style-name="T102">⊆ </text:span>P(R), R un ensemble d'éléments ou items.</text:p>
      <text:p text:style-name="P149">R = {A, B, C, D, E}</text:p>
      <text:p text:style-name="P149"/>
      <table:table table:name="Tableau10" table:style-name="Tableau10">
        <table:table-column table:style-name="Tableau10.A"/>
        <table:table-column table:style-name="Tableau10.B"/>
        <text:soft-page-break/>
        <table:table-row>
          <table:table-cell table:style-name="Tableau10.A1" office:value-type="string">
            <text:p text:style-name="P217">D<text:span text:style-name="T64">id</text:span></text:p>
          </table:table-cell>
          <table:table-cell table:style-name="Tableau10.B1" office:value-type="string">
            <text:p text:style-name="P217">Motif</text:p>
          </table:table-cell>
        </table:table-row>
        <table:table-row>
          <table:table-cell table:style-name="Tableau10.A2" office:value-type="string">
            <text:p text:style-name="P217">1</text:p>
          </table:table-cell>
          <table:table-cell table:style-name="Tableau10.B2" office:value-type="string">
            <text:p text:style-name="P217">ABCE</text:p>
          </table:table-cell>
        </table:table-row>
        <table:table-row>
          <table:table-cell table:style-name="Tableau10.A2" office:value-type="string">
            <text:p text:style-name="P217">2</text:p>
          </table:table-cell>
          <table:table-cell table:style-name="Tableau10.B2" office:value-type="string">
            <text:p text:style-name="P217">BCE</text:p>
          </table:table-cell>
        </table:table-row>
        <table:table-row>
          <table:table-cell table:style-name="Tableau10.A2" office:value-type="string">
            <text:p text:style-name="P217">3</text:p>
          </table:table-cell>
          <table:table-cell table:style-name="Tableau10.B2" office:value-type="string">
            <text:p text:style-name="P217">BE</text:p>
          </table:table-cell>
        </table:table-row>
        <table:table-row>
          <table:table-cell table:style-name="Tableau10.A2" office:value-type="string">
            <text:p text:style-name="P217">4</text:p>
          </table:table-cell>
          <table:table-cell table:style-name="Tableau10.B2" office:value-type="string">
            <text:p text:style-name="P217">ACD</text:p>
          </table:table-cell>
        </table:table-row>
      </table:table>
      <text:p text:style-name="P149"/>
      <text:p text:style-name="P149">Bases des ventes : base des transactions</text:p>
      <text:p text:style-name="P149"/>
      <text:p text:style-name="P149">Extraire de D des correlations pertinentes entre données (items ou ensemble d'items).</text:p>
      <text:p text:style-name="P149"/>
      <text:p text:style-name="P150">2°) Extraction des motifs fréquents</text:p>
      <text:p text:style-name="P150"/>
      <text:p text:style-name="P151">2.1) Motifs fréquents</text:p>
      <text:p text:style-name="P151"/>
      <text:p text:style-name="P151">X<text:span text:style-name="T102">⊆</text:span>R est un motif fréquent dans D. Si fréquence de x dans D est ≥ a un seuil de fréquence <text:span text:style-name="T101">∈ </text:span>[0, 1] donné par l'utilisateurs.</text:p>
      <text:p text:style-name="P151"/>
      <text:p text:style-name="P152">Fréquence d'un motif</text:p>
      <text:p text:style-name="P152"/>
      <text:p text:style-name="P153">Freq(x, D) = <text:span text:style-name="T123">| { Y ∈ D / X ⊆ Y} | / |D| ∈ [0, 1]</text:span></text:p>
      <text:p text:style-name="P153"/>
      <text:p text:style-name="P154">Ex :</text:p>
      <text:p text:style-name="P154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219">X</text:p>
          </table:table-cell>
          <table:table-cell table:style-name="Tableau11.B1" office:value-type="string">
            <text:p text:style-name="P219">Frequence (X, D)</text:p>
          </table:table-cell>
        </table:table-row>
        <table:table-row>
          <table:table-cell table:style-name="Tableau11.A2" office:value-type="string">
            <text:p text:style-name="P219">A</text:p>
          </table:table-cell>
          <table:table-cell table:style-name="Tableau11.B2" office:value-type="string">
            <text:p text:style-name="P218">2/4</text:p>
          </table:table-cell>
        </table:table-row>
        <table:table-row>
          <table:table-cell table:style-name="Tableau11.A2" office:value-type="string">
            <text:p text:style-name="P219">B</text:p>
          </table:table-cell>
          <table:table-cell table:style-name="Tableau11.B2" office:value-type="string">
            <text:p text:style-name="P218">3/4</text:p>
          </table:table-cell>
        </table:table-row>
        <table:table-row>
          <table:table-cell table:style-name="Tableau11.A2" office:value-type="string">
            <text:p text:style-name="P219">AB</text:p>
          </table:table-cell>
          <table:table-cell table:style-name="Tableau11.B2" office:value-type="string">
            <text:p text:style-name="P218">1/4</text:p>
          </table:table-cell>
        </table:table-row>
        <table:table-row>
          <table:table-cell table:style-name="Tableau11.A2" office:value-type="string">
            <text:p text:style-name="P219">BD</text:p>
          </table:table-cell>
          <table:table-cell table:style-name="Tableau11.B2" office:value-type="string">
            <text:p text:style-name="P218">0</text:p>
          </table:table-cell>
        </table:table-row>
        <table:table-row>
          <table:table-cell table:style-name="Tableau11.A2" office:value-type="string">
            <text:p text:style-name="P219">BE</text:p>
          </table:table-cell>
          <table:table-cell table:style-name="Tableau11.B2" office:value-type="string">
            <text:p text:style-name="P218">3/4</text:p>
          </table:table-cell>
        </table:table-row>
      </table:table>
      <text:p text:style-name="P154"/>
      <text:p text:style-name="P154"/>
      <text:p text:style-name="P155">Soit MinFreq <text:span text:style-name="T101">∈ [0, 1], un seuil de Fréquence donné par l'utilisateur.</text:span></text:p>
      <text:p text:style-name="P156">X <text:span text:style-name="T123">⊆ </text:span>R est un motif fréquent si et seulement si Freq(x, D) ≥ MinFreq</text:p>
      <text:p text:style-name="P156">MinFreq = 2/4</text:p>
      <text:p text:style-name="P156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220">X</text:p>
          </table:table-cell>
          <table:table-cell table:style-name="Tableau12.A1" office:value-type="string">
            <text:p text:style-name="P220">Freq(X, D)</text:p>
          </table:table-cell>
          <table:table-cell table:style-name="Tableau12.C1" office:value-type="string">
            <text:p text:style-name="P220">Frequent</text:p>
          </table:table-cell>
        </table:table-row>
        <table:table-row>
          <table:table-cell table:style-name="Tableau12.A2" office:value-type="string">
            <text:p text:style-name="P220">A</text:p>
          </table:table-cell>
          <table:table-cell table:style-name="Tableau12.A2" office:value-type="string">
            <text:p text:style-name="P220">2/4</text:p>
          </table:table-cell>
          <table:table-cell table:style-name="Tableau12.C2" office:value-type="string">
            <text:p text:style-name="P220">Oui</text:p>
          </table:table-cell>
        </table:table-row>
        <table:table-row>
          <table:table-cell table:style-name="Tableau12.A2" office:value-type="string">
            <text:p text:style-name="P220">D</text:p>
          </table:table-cell>
          <table:table-cell table:style-name="Tableau12.A2" office:value-type="string">
            <text:p text:style-name="P220">1/4</text:p>
          </table:table-cell>
          <table:table-cell table:style-name="Tableau12.C2" office:value-type="string">
            <text:p text:style-name="P220">Non</text:p>
          </table:table-cell>
        </table:table-row>
        <table:table-row>
          <table:table-cell table:style-name="Tableau12.A2" office:value-type="string">
            <text:p text:style-name="P220">BC</text:p>
          </table:table-cell>
          <table:table-cell table:style-name="Tableau12.A2" office:value-type="string">
            <text:p text:style-name="P220">2/4</text:p>
          </table:table-cell>
          <table:table-cell table:style-name="Tableau12.C2" office:value-type="string">
            <text:p text:style-name="P220">Oui</text:p>
          </table:table-cell>
        </table:table-row>
      </table:table>
      <text:p text:style-name="P156"/>
      <text:p text:style-name="P156">BC 2/4, 50M des clients ont acheté les produits B et C (en même temps)</text:p>
      <text:p text:style-name="P157">X est fréquent si Freq % des transactions contiennent X.</text:p>
      <text:p text:style-name="P157">L = { (X, Freq(X, D)) / X <text:span text:style-name="T123">⊆ </text:span>D, Freq(X, D) ≥ MinFreq } // <text:span text:style-name="T124">Contraintes.</text:span></text:p>
      <text:p text:style-name="P157">L est l'ensemble des motifs fréquent dans D.</text:p>
      <text:p text:style-name="P154">* <text:span text:style-name="T125">Propriétés des motifs fréquents.</text:span></text:p>
      <text:p text:style-name="P158">P<text:span text:style-name="T64">1</text:span>) Tous sous ensembles d'un motif fréquent est un motif fréquent.</text:p>
      <text:p text:style-name="P158"><text:soft-page-break/>X<text:span text:style-name="T123">⊆</text:span>Y et contraite(Y) = vrai =&gt; contraite(X) = vrai</text:p>
      <text:p text:style-name="P158">P<text:span text:style-name="T64">2</text:span>) <text:span text:style-name="T126">Tous sur-ensemble d'un motif non fréquent est un motif non fréquents.</text:span></text:p>
      <text:p text:style-name="P159">X<text:span text:style-name="T123">⊆</text:span>Y et cont(X) = faux =&gt; cont(Y) = faux</text:p>
      <text:p text:style-name="P160">Ex : MinFreq = 2/4, </text:p>
      <text:p text:style-name="P160">BCE = 2/4</text:p>
      <text:p text:style-name="P161">Ex2 : MinFreq = 2/4</text:p>
      <text:p text:style-name="P161">BD = 0</text:p>
      <text:p text:style-name="P161">Si X <text:span text:style-name="T123">⊆ </text:span>Y Alors Freq(Y, D) ≤ Freq(X, D)</text:p>
      <text:p text:style-name="P162">AB <text:span text:style-name="T123">⊆ </text:span>ABC</text:p>
      <text:p text:style-name="P163">Freq(ABC, D) ≤ Freq(AB, D)</text:p>
      <text:p text:style-name="P163"/>
      <text:p text:style-name="P164">3) L'algorithme APRIORI</text:p>
      <text:p text:style-name="P164"/>
      <text:p text:style-name="P164">calcul L = { (x, Freq(X,D)) / x<text:span text:style-name="T123">⊆</text:span>R, Frequ(X, D) ≥ MinFreq}</text:p>
      <text:p text:style-name="P164">Entrée : D et MinFreq</text:p>
      <text:p text:style-name="P164">Sortie : L.</text:p>
      <text:p text:style-name="P164">* <text:span text:style-name="T127">L'operateur semi-union (U.)</text:span></text:p>
      <text:p text:style-name="P165">Pour tous x, y <text:span text:style-name="T123">⊆ </text:span>R </text:p>
      <text:p text:style-name="P179">≤D <text:span text:style-name="T34"><text:s/>ordre du dictionnaire.</text:span></text:p>
      <text:p text:style-name="P165">X U. Y{ XUY si X – Max<text:span text:style-name="T64"> ≤D </text:span>(x) = y – Max<text:span text:style-name="T64"> ≤D</text:span>(Y) et Max<text:span text:style-name="T64"> ≤D</text:span> (x) &lt; Max<text:span text:style-name="T64"> ≤D </text:span>(y) <text:span text:style-name="T128">(2 sous ensemble de même taille)</text:span></text:p>
      <text:p text:style-name="P165"><text:tab/> <text:s/>{ 0 sinon</text:p>
      <text:p text:style-name="P165"/>
      <text:p text:style-name="P166">a) ABC U. ABD = ABCD</text:p>
      <text:p text:style-name="P166">b) A U. B = AB</text:p>
      <text:p text:style-name="P166">c) AB U. ABC = 0</text:p>
      <text:p text:style-name="P167">d) AD U. AB = 0</text:p>
      <text:p text:style-name="P167"/>
      <text:p text:style-name="P168">Parcours par niveau </text:p>
      <text:p text:style-name="P168">L<text:span text:style-name="T64">i </text:span>= {X <text:span text:style-name="T123">⊆ </text:span>R / |x| = i}</text:p>
      <text:p text:style-name="P168">Ex : L<text:span text:style-name="T64">0</text:span> = {0}</text:p>
      <text:p text:style-name="P168"><text:s text:c="8"/>L<text:span text:style-name="T64">1 </text:span>= {A, B, C}</text:p>
      <text:p text:style-name="P168"><text:s text:c="8"/>L<text:span text:style-name="T64">2 </text:span><text:s/>= {AB, AC, BC}</text:p>
      <text:p text:style-name="P168"><text:s text:c="8"/>L<text:span text:style-name="T64">3</text:span> = {ABC}</text:p>
      <text:p text:style-name="P168">L<text:span text:style-name="T64">i + 1</text:span> = { Z = X U. Y / x, y <text:span text:style-name="T123">⊆ </text:span>R et Z!=0 }</text:p>
      <text:p text:style-name="P168">Exemples :</text:p>
      <text:p text:style-name="P169">a) 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row>
          <table:table-cell table:style-name="Tableau13.A1" office:value-type="string">
            <text:p text:style-name="P221">L<text:span text:style-name="T64">1</text:span></text:p>
          </table:table-cell>
          <table:table-cell table:style-name="Tableau13.A1" office:value-type="string">
            <text:p text:style-name="P231">L<text:span text:style-name="T64">2</text:span></text:p>
          </table:table-cell>
          <table:table-cell table:style-name="Tableau13.A1" office:value-type="string">
            <text:p text:style-name="P231">L<text:span text:style-name="T64">3</text:span></text:p>
          </table:table-cell>
          <table:table-cell table:style-name="Tableau13.A1" office:value-type="string">
            <text:p text:style-name="P231">L<text:span text:style-name="T64">4</text:span></text:p>
          </table:table-cell>
          <table:table-cell table:style-name="Tableau13.E1" office:value-type="string">
            <text:p text:style-name="P231">L<text:span text:style-name="T64">5</text:span></text:p>
          </table:table-cell>
        </table:table-row>
        <table:table-row>
          <table:table-cell table:style-name="Tableau13.A2" office:value-type="string">
            <text:p text:style-name="P221">A</text:p>
          </table:table-cell>
          <table:table-cell table:style-name="Tableau13.A2" office:value-type="string">
            <text:p text:style-name="P221">AB</text:p>
          </table:table-cell>
          <table:table-cell table:style-name="Tableau13.A2" office:value-type="string">
            <text:p text:style-name="P221">ABC</text:p>
          </table:table-cell>
          <table:table-cell table:style-name="Tableau13.A2" office:value-type="string">
            <text:p text:style-name="P221">ABCD</text:p>
          </table:table-cell>
          <table:table-cell table:style-name="Tableau13.E2" office:value-type="string">
            <text:p text:style-name="P221">ABCDE</text:p>
          </table:table-cell>
        </table:table-row>
        <table:table-row>
          <table:table-cell table:style-name="Tableau13.A2" office:value-type="string">
            <text:p text:style-name="P221">B</text:p>
          </table:table-cell>
          <table:table-cell table:style-name="Tableau13.A2" office:value-type="string">
            <text:p text:style-name="P221">AC</text:p>
          </table:table-cell>
          <table:table-cell table:style-name="Tableau13.A2" office:value-type="string">
            <text:p text:style-name="P221">ABD</text:p>
          </table:table-cell>
          <table:table-cell table:style-name="Tableau13.A2" office:value-type="string">
            <text:p text:style-name="P221">ABCE</text:p>
          </table:table-cell>
          <table:table-cell table:style-name="Tableau13.E2" office:value-type="string">
            <text:p text:style-name="P221"/>
          </table:table-cell>
        </table:table-row>
        <table:table-row>
          <table:table-cell table:style-name="Tableau13.A2" office:value-type="string">
            <text:p text:style-name="P221">C</text:p>
          </table:table-cell>
          <table:table-cell table:style-name="Tableau13.A2" office:value-type="string">
            <text:p text:style-name="P221">AD</text:p>
          </table:table-cell>
          <table:table-cell table:style-name="Tableau13.A2" office:value-type="string">
            <text:p text:style-name="P221">ABE</text:p>
          </table:table-cell>
          <table:table-cell table:style-name="Tableau13.A2" office:value-type="string">
            <text:p text:style-name="P221">ABDE</text:p>
          </table:table-cell>
          <table:table-cell table:style-name="Tableau13.E2" office:value-type="string">
            <text:p text:style-name="P221"/>
          </table:table-cell>
        </table:table-row>
        <table:table-row>
          <table:table-cell table:style-name="Tableau13.A2" office:value-type="string">
            <text:p text:style-name="P221">D</text:p>
          </table:table-cell>
          <table:table-cell table:style-name="Tableau13.A2" office:value-type="string">
            <text:p text:style-name="P221">AE</text:p>
          </table:table-cell>
          <table:table-cell table:style-name="Tableau13.A2" office:value-type="string">
            <text:p text:style-name="P221">ACD</text:p>
          </table:table-cell>
          <table:table-cell table:style-name="Tableau13.A2" office:value-type="string">
            <text:p text:style-name="P221">ACDE</text:p>
          </table:table-cell>
          <table:table-cell table:style-name="Tableau13.E2" office:value-type="string">
            <text:p text:style-name="P221"/>
          </table:table-cell>
        </table:table-row>
        <table:table-row>
          <table:table-cell table:style-name="Tableau13.A2" office:value-type="string">
            <text:p text:style-name="P221">E</text:p>
          </table:table-cell>
          <table:table-cell table:style-name="Tableau13.A2" office:value-type="string">
            <text:p text:style-name="P221">BC</text:p>
          </table:table-cell>
          <table:table-cell table:style-name="Tableau13.A2" office:value-type="string">
            <text:p text:style-name="P221">ACE</text:p>
          </table:table-cell>
          <table:table-cell table:style-name="Tableau13.A2" office:value-type="string">
            <text:p text:style-name="P221">BCDE</text:p>
          </table:table-cell>
          <table:table-cell table:style-name="Tableau13.E2" office:value-type="string">
            <text:p text:style-name="P221"/>
          </table:table-cell>
        </table:table-row>
        <table:table-row>
          <table:table-cell table:style-name="Tableau13.A2" office:value-type="string">
            <text:p text:style-name="P221"/>
          </table:table-cell>
          <table:table-cell table:style-name="Tableau13.A2" office:value-type="string">
            <text:p text:style-name="P221">BD</text:p>
          </table:table-cell>
          <table:table-cell table:style-name="Tableau13.A2" office:value-type="string">
            <text:p text:style-name="P221">ADE</text:p>
          </table:table-cell>
          <table:table-cell table:style-name="Tableau13.A2" office:value-type="string">
            <text:p text:style-name="P221"/>
          </table:table-cell>
          <table:table-cell table:style-name="Tableau13.E2" office:value-type="string">
            <text:p text:style-name="P221"/>
          </table:table-cell>
        </table:table-row>
        <table:table-row>
          <table:table-cell table:style-name="Tableau13.A2" office:value-type="string">
            <text:p text:style-name="P221"/>
          </table:table-cell>
          <table:table-cell table:style-name="Tableau13.A2" office:value-type="string">
            <text:p text:style-name="P221">BE</text:p>
          </table:table-cell>
          <table:table-cell table:style-name="Tableau13.A2" office:value-type="string">
            <text:p text:style-name="P221">BCD</text:p>
          </table:table-cell>
          <table:table-cell table:style-name="Tableau13.A2" office:value-type="string">
            <text:p text:style-name="P221"/>
          </table:table-cell>
          <table:table-cell table:style-name="Tableau13.E2" office:value-type="string">
            <text:p text:style-name="P221"/>
          </table:table-cell>
        </table:table-row>
        <table:table-row>
          <table:table-cell table:style-name="Tableau13.A2" office:value-type="string">
            <text:p text:style-name="P221"/>
          </table:table-cell>
          <table:table-cell table:style-name="Tableau13.A2" office:value-type="string">
            <text:p text:style-name="P221">CD</text:p>
          </table:table-cell>
          <table:table-cell table:style-name="Tableau13.A2" office:value-type="string">
            <text:p text:style-name="P221">BCE</text:p>
          </table:table-cell>
          <table:table-cell table:style-name="Tableau13.A2" office:value-type="string">
            <text:p text:style-name="P221"/>
          </table:table-cell>
          <table:table-cell table:style-name="Tableau13.E2" office:value-type="string">
            <text:p text:style-name="P221"/>
          </table:table-cell>
        </table:table-row>
        <table:table-row>
          <table:table-cell table:style-name="Tableau13.A2" office:value-type="string">
            <text:p text:style-name="P221"/>
          </table:table-cell>
          <table:table-cell table:style-name="Tableau13.A2" office:value-type="string">
            <text:p text:style-name="P221">CE</text:p>
          </table:table-cell>
          <table:table-cell table:style-name="Tableau13.A2" office:value-type="string">
            <text:p text:style-name="P221">BDE</text:p>
          </table:table-cell>
          <table:table-cell table:style-name="Tableau13.A2" office:value-type="string">
            <text:p text:style-name="P221"/>
          </table:table-cell>
          <table:table-cell table:style-name="Tableau13.E2" office:value-type="string">
            <text:p text:style-name="P221"/>
          </table:table-cell>
        </table:table-row>
        <table:table-row>
          <table:table-cell table:style-name="Tableau13.A2" office:value-type="string">
            <text:p text:style-name="P221"/>
          </table:table-cell>
          <table:table-cell table:style-name="Tableau13.A2" office:value-type="string">
            <text:p text:style-name="P221">DE</text:p>
          </table:table-cell>
          <table:table-cell table:style-name="Tableau13.A2" office:value-type="string">
            <text:p text:style-name="P221">CDE</text:p>
          </table:table-cell>
          <table:table-cell table:style-name="Tableau13.A2" office:value-type="string">
            <text:p text:style-name="P221"/>
          </table:table-cell>
          <table:table-cell table:style-name="Tableau13.E2" office:value-type="string">
            <text:p text:style-name="P221"/>
          </table:table-cell>
        </table:table-row>
      </table:table>
      <text:p text:style-name="P171"><text:soft-page-break/>2 structures</text:p>
      <text:p text:style-name="P170">L<text:span text:style-name="T64">i</text:span> = {(x, Freq(x, D)) / Freq(x, D) ≥ MinFreq}</text:p>
      <text:p text:style-name="P170">Ensemble des motifs fréquents de taille i. </text:p>
      <text:p text:style-name="P172">C<text:span text:style-name="T64">i</text:span> = Les motifs candidats de taille : {(X, Freq(x, D) / Pour tous x <text:span text:style-name="T101">∈ </text:span>X, X – x <text:span text:style-name="T101">∈ </text:span>L<text:span text:style-name="T64">i</text:span> }</text:p>
      <text:p text:style-name="P172">X est un motif candidats si tous les sous-ensembles propre de X sont fréquents.</text:p>
      <text:p text:style-name="P172"/>
      <text:p text:style-name="P172">Entrée : D et MinFreq</text:p>
      <text:p text:style-name="P172">Sortie : L'ensemble des motifs fréquents</text:p>
      <text:p text:style-name="P172">C<text:span text:style-name="T64">1</text:span> ← {X <text:span text:style-name="T101">∈ </text:span>R}</text:p>
      <text:p text:style-name="P172">i ← 1</text:p>
      <text:p text:style-name="P172">Tant que C<text:span text:style-name="T64">i</text:span> &lt;&gt; 0 faire</text:p>
      <text:p text:style-name="P172"><text:tab/>Compter C<text:span text:style-name="T64">i </text:span>;</text:p>
      <text:p text:style-name="P172"><text:tab/>L<text:span text:style-name="T64">i</text:span> ← { (x, Freq(X,D) / Freq(X, D) ≥ MinFreq}</text:p>
      <text:p text:style-name="P172"><text:tab/>C<text:span text:style-name="T64">i + 1</text:span> ← {Z = X U. Y / Z &lt;&gt; 0, X, Y <text:span text:style-name="T101">∈ </text:span>L<text:span text:style-name="T64">i , </text:span>Pout tous z <text:span text:style-name="T101">∈ </text:span>Z, Z – z <text:span text:style-name="T101">∈ </text:span>L<text:span text:style-name="T64">i</text:span> }<text:span text:style-name="T64"> </text:span></text:p>
      <text:p text:style-name="P172"><text:span text:style-name="T64"><text:tab/></text:span>i ← i + 1</text:p>
      <text:p text:style-name="P172">Fin Tant que</text:p>
      <text:p text:style-name="P172">Renvoyer L = L<text:span text:style-name="T64">1</text:span> U L<text:span text:style-name="T64">2</text:span> U L<text:span text:style-name="T64">3</text:span> U … U L<text:span text:style-name="T64">i</text:span></text:p>
      <text:p text:style-name="P172">Exemples : MinFreq = 2/4</text:p>
      <text:p text:style-name="P173">C<text:span text:style-name="T64">1</text:span></text:p>
      <text:p text:style-name="P173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222">X</text:p>
          </table:table-cell>
          <table:table-cell table:style-name="Tableau14.B1" office:value-type="string">
            <text:p text:style-name="P222">Freq(X, D)</text:p>
          </table:table-cell>
        </table:table-row>
        <table:table-row>
          <table:table-cell table:style-name="Tableau14.A2" office:value-type="string">
            <text:p text:style-name="P222">A</text:p>
          </table:table-cell>
          <table:table-cell table:style-name="Tableau14.B2" office:value-type="string">
            <text:p text:style-name="P223">2/4</text:p>
          </table:table-cell>
        </table:table-row>
        <table:table-row>
          <table:table-cell table:style-name="Tableau14.A2" office:value-type="string">
            <text:p text:style-name="P222">B</text:p>
          </table:table-cell>
          <table:table-cell table:style-name="Tableau14.B2" office:value-type="string">
            <text:p text:style-name="P223">3/4</text:p>
          </table:table-cell>
        </table:table-row>
        <table:table-row>
          <table:table-cell table:style-name="Tableau14.A2" office:value-type="string">
            <text:p text:style-name="P222">C</text:p>
          </table:table-cell>
          <table:table-cell table:style-name="Tableau14.B2" office:value-type="string">
            <text:p text:style-name="P223">3/4</text:p>
          </table:table-cell>
        </table:table-row>
        <table:table-row>
          <table:table-cell table:style-name="Tableau14.A2" office:value-type="string">
            <text:p text:style-name="P222">D</text:p>
          </table:table-cell>
          <table:table-cell table:style-name="Tableau14.B2" office:value-type="string">
            <text:p text:style-name="P223">1/4</text:p>
          </table:table-cell>
        </table:table-row>
        <table:table-row>
          <table:table-cell table:style-name="Tableau14.A2" office:value-type="string">
            <text:p text:style-name="P222">E</text:p>
          </table:table-cell>
          <table:table-cell table:style-name="Tableau14.B2" office:value-type="string">
            <text:p text:style-name="P223">3/4</text:p>
          </table:table-cell>
        </table:table-row>
      </table:table>
      <text:p text:style-name="P173"/>
      <text:p text:style-name="P174">L<text:span text:style-name="T64">1</text:span>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224">X</text:p>
          </table:table-cell>
          <table:table-cell table:style-name="Tableau15.B1" office:value-type="string">
            <text:p text:style-name="P224">Freq(X, D)</text:p>
          </table:table-cell>
        </table:table-row>
        <table:table-row>
          <table:table-cell table:style-name="Tableau15.A2" office:value-type="string">
            <text:p text:style-name="P224">A</text:p>
          </table:table-cell>
          <table:table-cell table:style-name="Tableau15.B2" office:value-type="string">
            <text:p text:style-name="P224">2/4</text:p>
          </table:table-cell>
        </table:table-row>
        <table:table-row>
          <table:table-cell table:style-name="Tableau15.A2" office:value-type="string">
            <text:p text:style-name="P224">B</text:p>
          </table:table-cell>
          <table:table-cell table:style-name="Tableau15.B2" office:value-type="string">
            <text:p text:style-name="P224">3/4</text:p>
          </table:table-cell>
        </table:table-row>
        <table:table-row>
          <table:table-cell table:style-name="Tableau15.A2" office:value-type="string">
            <text:p text:style-name="P224">C</text:p>
          </table:table-cell>
          <table:table-cell table:style-name="Tableau15.B2" office:value-type="string">
            <text:p text:style-name="P224">3/4</text:p>
          </table:table-cell>
        </table:table-row>
        <table:table-row>
          <table:table-cell table:style-name="Tableau15.A2" office:value-type="string">
            <text:p text:style-name="P224">E</text:p>
          </table:table-cell>
          <table:table-cell table:style-name="Tableau15.B2" office:value-type="string">
            <text:p text:style-name="P224">3/4</text:p>
          </table:table-cell>
        </table:table-row>
      </table:table>
      <text:p text:style-name="P174">Vide la mémoire en supprimant C<text:span text:style-name="T64">1</text:span></text:p>
      <text:p text:style-name="P174"/>
      <text:p text:style-name="P174">C<text:span text:style-name="T64">2</text:span></text:p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224">X</text:p>
          </table:table-cell>
          <table:table-cell table:style-name="Tableau16.B1" office:value-type="string">
            <text:p text:style-name="P224">Freq(X, D)</text:p>
          </table:table-cell>
        </table:table-row>
        <table:table-row>
          <table:table-cell table:style-name="Tableau16.A2" office:value-type="string">
            <text:p text:style-name="P224">AB</text:p>
          </table:table-cell>
          <table:table-cell table:style-name="Tableau16.B2" office:value-type="string">
            <text:p text:style-name="P225">1/4</text:p>
          </table:table-cell>
        </table:table-row>
        <table:table-row>
          <table:table-cell table:style-name="Tableau16.A2" office:value-type="string">
            <text:p text:style-name="P224">AC</text:p>
          </table:table-cell>
          <table:table-cell table:style-name="Tableau16.B2" office:value-type="string">
            <text:p text:style-name="P225">2/4</text:p>
          </table:table-cell>
        </table:table-row>
        <table:table-row>
          <table:table-cell table:style-name="Tableau16.A2" office:value-type="string">
            <text:p text:style-name="P224">AE</text:p>
          </table:table-cell>
          <table:table-cell table:style-name="Tableau16.B2" office:value-type="string">
            <text:p text:style-name="P225">1/4</text:p>
          </table:table-cell>
        </table:table-row>
        <table:table-row>
          <table:table-cell table:style-name="Tableau16.A2" office:value-type="string">
            <text:p text:style-name="P224">BC</text:p>
          </table:table-cell>
          <table:table-cell table:style-name="Tableau16.B2" office:value-type="string">
            <text:p text:style-name="P225">2/4</text:p>
          </table:table-cell>
        </table:table-row>
        <table:table-row>
          <table:table-cell table:style-name="Tableau16.A2" office:value-type="string">
            <text:p text:style-name="P224">BE</text:p>
          </table:table-cell>
          <table:table-cell table:style-name="Tableau16.B2" office:value-type="string">
            <text:p text:style-name="P225">3/4</text:p>
          </table:table-cell>
        </table:table-row>
        <table:table-row>
          <table:table-cell table:style-name="Tableau16.A2" office:value-type="string">
            <text:p text:style-name="P224">CE</text:p>
          </table:table-cell>
          <table:table-cell table:style-name="Tableau16.B2" office:value-type="string">
            <text:p text:style-name="P225">2/4</text:p>
          </table:table-cell>
        </table:table-row>
      </table:table>
      <text:p text:style-name="P174"/>
      <text:p text:style-name="P174">L<text:span text:style-name="T64">2</text:span></text:p>
      <table:table table:name="Tableau17" table:style-name="Tableau17">
        <table:table-column table:style-name="Tableau17.A"/>
        <table:table-column table:style-name="Tableau17.B"/>
        <text:soft-page-break/>
        <table:table-row>
          <table:table-cell table:style-name="Tableau17.A1" office:value-type="string">
            <text:p text:style-name="P224">X</text:p>
          </table:table-cell>
          <table:table-cell table:style-name="Tableau17.B1" office:value-type="string">
            <text:p text:style-name="P224">Freq(X, D)</text:p>
          </table:table-cell>
        </table:table-row>
        <table:table-row>
          <table:table-cell table:style-name="Tableau17.A2" office:value-type="string">
            <text:p text:style-name="P224">AC</text:p>
          </table:table-cell>
          <table:table-cell table:style-name="Tableau17.B2" office:value-type="string">
            <text:p text:style-name="P225">2/4</text:p>
          </table:table-cell>
        </table:table-row>
        <table:table-row>
          <table:table-cell table:style-name="Tableau17.A2" office:value-type="string">
            <text:p text:style-name="P224">BC</text:p>
          </table:table-cell>
          <table:table-cell table:style-name="Tableau17.B2" office:value-type="string">
            <text:p text:style-name="P225">2/4</text:p>
          </table:table-cell>
        </table:table-row>
        <table:table-row>
          <table:table-cell table:style-name="Tableau17.A2" office:value-type="string">
            <text:p text:style-name="P224">BE</text:p>
          </table:table-cell>
          <table:table-cell table:style-name="Tableau17.B2" office:value-type="string">
            <text:p text:style-name="P225">3/4</text:p>
          </table:table-cell>
        </table:table-row>
        <table:table-row>
          <table:table-cell table:style-name="Tableau17.A2" office:value-type="string">
            <text:p text:style-name="P224">CE</text:p>
          </table:table-cell>
          <table:table-cell table:style-name="Tableau17.B2" office:value-type="string">
            <text:p text:style-name="P225">2/4</text:p>
          </table:table-cell>
        </table:table-row>
      </table:table>
      <text:p text:style-name="P174"/>
      <text:p text:style-name="P174">C<text:span text:style-name="T64">3</text:span></text:p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224">X</text:p>
          </table:table-cell>
          <table:table-cell table:style-name="Tableau18.B1" office:value-type="string">
            <text:p text:style-name="P224">Freq(X,D)</text:p>
          </table:table-cell>
        </table:table-row>
        <table:table-row>
          <table:table-cell table:style-name="Tableau18.A2" office:value-type="string">
            <text:p text:style-name="P224">BCE</text:p>
          </table:table-cell>
          <table:table-cell table:style-name="Tableau18.B2" office:value-type="string">
            <text:p text:style-name="P225">2/4</text:p>
          </table:table-cell>
        </table:table-row>
      </table:table>
      <text:p text:style-name="P174"/>
      <text:p text:style-name="P174">BC, BE, CE <text:span text:style-name="T101">∈ </text:span>L<text:span text:style-name="T64">2</text:span></text:p>
      <text:p text:style-name="P174"/>
      <text:p text:style-name="P174">L<text:span text:style-name="T64">3</text:span></text:p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224">X</text:p>
          </table:table-cell>
          <table:table-cell table:style-name="Tableau19.B1" office:value-type="string">
            <text:p text:style-name="P224">Frequ(X, D)</text:p>
          </table:table-cell>
        </table:table-row>
        <table:table-row>
          <table:table-cell table:style-name="Tableau19.A2" office:value-type="string">
            <text:p text:style-name="P224">BCE</text:p>
          </table:table-cell>
          <table:table-cell table:style-name="Tableau19.B2" office:value-type="string">
            <text:p text:style-name="P225">2/4</text:p>
          </table:table-cell>
        </table:table-row>
      </table:table>
      <text:p text:style-name="P180"/>
      <text:p text:style-name="P174">C<text:span text:style-name="T64">4 </text:span></text:p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224">X</text:p>
          </table:table-cell>
          <table:table-cell table:style-name="Tableau20.B1" office:value-type="string">
            <text:p text:style-name="P224">Freq(X,D)</text:p>
          </table:table-cell>
        </table:table-row>
        <table:table-row>
          <table:table-cell table:style-name="Tableau20.A2" office:value-type="string">
            <text:p text:style-name="P216"/>
          </table:table-cell>
          <table:table-cell table:style-name="Tableau20.B2" office:value-type="string">
            <text:p text:style-name="P216"/>
          </table:table-cell>
        </table:table-row>
      </table:table>
      <text:p text:style-name="P174">Arrêt</text:p>
      <text:p text:style-name="P174"/>
      <text:p text:style-name="P174">L = L1UL2UL3</text:p>
      <text:p text:style-name="P174"/>
      <text:p text:style-name="P174">5fois =&gt; 12 fois</text:p>
      <text:p text:style-name="P174"/>
      <text:p text:style-name="P233">4) Règles d'association</text:p>
      <text:p text:style-name="P233"/>
      <text:p text:style-name="P233">Implication approximative de type</text:p>
      <text:p text:style-name="P233">X → Y Freq, Conf.</text:p>
      <text:p text:style-name="P233">1) X <text:span text:style-name="T63">∩ </text:span>Y = 0, X, Y <text:span text:style-name="T123">⊆ </text:span>R</text:p>
      <text:p text:style-name="P233">2) Freq(X → Y, D) = Freq (X U Y, D)</text:p>
      <text:p text:style-name="P233">3) Conf(X → Y, D) = Précision de la règle = Freq(X U Y, D) / Freq(X, D)</text:p>
      <text:p text:style-name="P233">confiance = support.</text:p>
      <text:p text:style-name="P234">Proba conditionnel, Proba de Y sachant X.</text:p>
      <text:p text:style-name="P234"/>
      <text:p text:style-name="P236">R = {A, B, C, D, E}</text:p>
      <text:p text:style-name="P236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263">Id</text:p>
          </table:table-cell>
          <table:table-cell table:style-name="Tableau22.B1" office:value-type="string">
            <text:p text:style-name="P263">Motif</text:p>
          </table:table-cell>
        </table:table-row>
        <table:table-row>
          <table:table-cell table:style-name="Tableau22.A2" office:value-type="string">
            <text:p text:style-name="P263">1</text:p>
          </table:table-cell>
          <table:table-cell table:style-name="Tableau22.B2" office:value-type="string">
            <text:p text:style-name="P263">ABCE</text:p>
          </table:table-cell>
        </table:table-row>
        <table:table-row>
          <table:table-cell table:style-name="Tableau22.A2" office:value-type="string">
            <text:p text:style-name="P263">2</text:p>
          </table:table-cell>
          <table:table-cell table:style-name="Tableau22.B2" office:value-type="string">
            <text:p text:style-name="P263">ACD</text:p>
          </table:table-cell>
        </table:table-row>
        <table:table-row>
          <table:table-cell table:style-name="Tableau22.A2" office:value-type="string">
            <text:p text:style-name="P263">3</text:p>
          </table:table-cell>
          <table:table-cell table:style-name="Tableau22.B2" office:value-type="string">
            <text:p text:style-name="P263">BCE</text:p>
          </table:table-cell>
        </table:table-row>
        <table:table-row>
          <table:table-cell table:style-name="Tableau22.A2" office:value-type="string">
            <text:p text:style-name="P263">4</text:p>
          </table:table-cell>
          <table:table-cell table:style-name="Tableau22.B2" office:value-type="string">
            <text:p text:style-name="P263">BE</text:p>
          </table:table-cell>
        </table:table-row>
      </table:table>
      <text:p text:style-name="P236"/>
      <text:p text:style-name="P234"/>
      <text:p text:style-name="P234">Ex :</text:p>
      <text:p text:style-name="P234"><text:soft-page-break/>A → C. 2/4 ; 1</text:p>
      <text:p text:style-name="P234"/>
      <text:p text:style-name="P234">a) 50 % des clients achètent les produits A, C. (50 % des lignes de la base D contiennent AC).</text:p>
      <text:p text:style-name="P234">b) Tous les clients qui achètent le produit A ont tendance à acheter le produit C. (vrai à 100%). (100 % des lignes de D contenant A contiennent aussi C).</text:p>
      <text:p text:style-name="P234"/>
      <text:p text:style-name="P234"/>
      <text:p text:style-name="P235"><text:span text:style-name="T130">5</text:span>) Etapes d'extraction</text:p>
      <text:p text:style-name="P235"/>
      <text:p text:style-name="P235">2 étapes</text:p>
      <text:p text:style-name="P235"/>
      <text:p text:style-name="P235">1) Extraction des motifs fréquents (Freq(X, D) ≥ MinFreq) MinFreq <text:span text:style-name="T101">∈ </text:span>[0, 1] seuil de fréquence donné par l'utilisateur.</text:p>
      <text:p text:style-name="P236">2) Extraction des règles (Conf(X → Y) ≥ MinConf) MinConf <text:span text:style-name="T101">∈ [0, 1] </text:span>seuil de confiance (Précision) donné par l'utilisateur.</text:p>
      <text:p text:style-name="P235"/>
      <text:p text:style-name="P236">L = {(X, Freq(X, D)) / X <text:span text:style-name="T123">⊆ </text:span>R, Freq(X, D) ≥ MinFreq} (l'algo Apriori)</text:p>
      <text:p text:style-name="P236"/>
      <text:p text:style-name="P236">Exemple : MinFreq = 2/4</text:p>
      <text:p text:style-name="P236"/>
      <text:p text:style-name="P236">L<text:span text:style-name="T64">1</text:span></text:p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263">X</text:p>
          </table:table-cell>
          <table:table-cell table:style-name="Tableau21.B1" office:value-type="string">
            <text:p text:style-name="P263">Freq</text:p>
          </table:table-cell>
        </table:table-row>
        <table:table-row>
          <table:table-cell table:style-name="Tableau21.A2" office:value-type="string">
            <text:p text:style-name="P263">A</text:p>
          </table:table-cell>
          <table:table-cell table:style-name="Tableau21.B2" office:value-type="string">
            <text:p text:style-name="P263">2/4</text:p>
          </table:table-cell>
        </table:table-row>
        <table:table-row>
          <table:table-cell table:style-name="Tableau21.A2" office:value-type="string">
            <text:p text:style-name="P263">B</text:p>
          </table:table-cell>
          <table:table-cell table:style-name="Tableau21.B2" office:value-type="string">
            <text:p text:style-name="P263">3/4</text:p>
          </table:table-cell>
        </table:table-row>
        <table:table-row>
          <table:table-cell table:style-name="Tableau21.A2" office:value-type="string">
            <text:p text:style-name="P263">C</text:p>
          </table:table-cell>
          <table:table-cell table:style-name="Tableau21.B2" office:value-type="string">
            <text:p text:style-name="P263">3/4</text:p>
          </table:table-cell>
        </table:table-row>
        <table:table-row>
          <table:table-cell table:style-name="Tableau21.A2" office:value-type="string">
            <text:p text:style-name="P263">E</text:p>
          </table:table-cell>
          <table:table-cell table:style-name="Tableau21.B2" office:value-type="string">
            <text:p text:style-name="P263">3/4</text:p>
          </table:table-cell>
        </table:table-row>
      </table:table>
      <text:p text:style-name="P236"/>
      <text:p text:style-name="P236">L<text:span text:style-name="T64">2</text:span></text:p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263">X</text:p>
          </table:table-cell>
          <table:table-cell table:style-name="Tableau23.B1" office:value-type="string">
            <text:p text:style-name="P263">Freq</text:p>
          </table:table-cell>
        </table:table-row>
        <table:table-row>
          <table:table-cell table:style-name="Tableau23.A2" office:value-type="string">
            <text:p text:style-name="P263">AC</text:p>
          </table:table-cell>
          <table:table-cell table:style-name="Tableau23.B2" office:value-type="string">
            <text:p text:style-name="P263">2/4</text:p>
          </table:table-cell>
        </table:table-row>
        <table:table-row>
          <table:table-cell table:style-name="Tableau23.A2" office:value-type="string">
            <text:p text:style-name="P263">BC</text:p>
          </table:table-cell>
          <table:table-cell table:style-name="Tableau23.B2" office:value-type="string">
            <text:p text:style-name="P263">2/4</text:p>
          </table:table-cell>
        </table:table-row>
        <table:table-row>
          <table:table-cell table:style-name="Tableau23.A2" office:value-type="string">
            <text:p text:style-name="P263">BE</text:p>
          </table:table-cell>
          <table:table-cell table:style-name="Tableau23.B2" office:value-type="string">
            <text:p text:style-name="P263">3/4</text:p>
          </table:table-cell>
        </table:table-row>
        <table:table-row>
          <table:table-cell table:style-name="Tableau23.A2" office:value-type="string">
            <text:p text:style-name="P263">CE</text:p>
          </table:table-cell>
          <table:table-cell table:style-name="Tableau23.B2" office:value-type="string">
            <text:p text:style-name="P263">2/4</text:p>
          </table:table-cell>
        </table:table-row>
      </table:table>
      <text:p text:style-name="P236"/>
      <text:p text:style-name="P236">L<text:span text:style-name="T64">3</text:span></text:p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263">X</text:p>
          </table:table-cell>
          <table:table-cell table:style-name="Tableau24.B1" office:value-type="string">
            <text:p text:style-name="P263">Freq</text:p>
          </table:table-cell>
        </table:table-row>
        <table:table-row>
          <table:table-cell table:style-name="Tableau24.A2" office:value-type="string">
            <text:p text:style-name="P263">BCE</text:p>
          </table:table-cell>
          <table:table-cell table:style-name="Tableau24.B2" office:value-type="string">
            <text:p text:style-name="P263">2/4</text:p>
          </table:table-cell>
        </table:table-row>
      </table:table>
      <text:p text:style-name="P236"><text:span text:style-name="T64"/></text:p>
      <text:p text:style-name="P236">L = L<text:span text:style-name="T64">1</text:span> U L<text:span text:style-name="T64">2</text:span> U L<text:span text:style-name="T64">3</text:span> L'algo Apriori</text:p>
      <text:p text:style-name="P236"/>
      <text:p text:style-name="P237">Pour tous X, Y <text:span text:style-name="T101">∈ </text:span>L avec X c Y.</text:p>
      <text:p text:style-name="P237">X → Y – X Freq ≥ MinFreq, Conf ≥ MinConf</text:p>
      <text:p text:style-name="P237"/>
      <text:p text:style-name="P237"/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D"/>
        <table:table-column table:style-name="Tableau26.E"/>
        <table:table-column table:style-name="Tableau26.F" table:number-columns-repeated="3"/>
        <table:table-column table:style-name="Tableau26.I"/>
        <table:table-row>
          <table:table-cell table:style-name="Tableau26.A1" table:number-columns-spanned="2" office:value-type="string">
            <text:p text:style-name="P265">Motif X</text:p>
          </table:table-cell>
          <table:covered-table-cell/>
          <table:table-cell table:style-name="Tableau26.A1" table:number-columns-spanned="2" office:value-type="string">
            <text:p text:style-name="P265">Motif Y X c Y</text:p>
          </table:table-cell>
          <table:covered-table-cell/>
          <table:table-cell table:style-name="Tableau26.A1" table:number-columns-spanned="3" office:value-type="string">
            <text:p text:style-name="P265">Règles</text:p>
          </table:table-cell>
          <table:covered-table-cell/>
          <table:covered-table-cell/>
          <table:table-cell table:style-name="Tableau26.H1" table:number-columns-spanned="2" office:value-type="string">
            <text:p text:style-name="P264">Validé</text:p>
          </table:table-cell>
          <table:covered-table-cell/>
        </table:table-row>
        <table:table-row>
          <table:table-cell table:style-name="Tableau26.A2" office:value-type="string">
            <text:p text:style-name="P264">X</text:p>
          </table:table-cell>
          <table:table-cell table:style-name="Tableau26.A2" office:value-type="string">
            <text:p text:style-name="P264">Freq</text:p>
          </table:table-cell>
          <table:table-cell table:style-name="Tableau26.A2" office:value-type="string">
            <text:p text:style-name="P264">Y</text:p>
          </table:table-cell>
          <table:table-cell table:style-name="Tableau26.A2" office:value-type="string">
            <text:p text:style-name="P264">Freq</text:p>
          </table:table-cell>
          <table:table-cell table:style-name="Tableau26.A2" office:value-type="string">
            <text:p text:style-name="P264">X → Y – X</text:p>
          </table:table-cell>
          <table:table-cell table:style-name="Tableau26.A2" office:value-type="string">
            <text:p text:style-name="P264">Freq</text:p>
          </table:table-cell>
          <table:table-cell table:style-name="Tableau26.A2" office:value-type="string">
            <text:p text:style-name="P264">Conf</text:p>
          </table:table-cell>
          <table:table-cell table:style-name="Tableau26.A2" office:value-type="string">
            <text:p text:style-name="P264">Oui</text:p>
          </table:table-cell>
          <table:table-cell table:style-name="Tableau26.I2" office:value-type="string">
            <text:p text:style-name="P264">Non</text:p>
          </table:table-cell>
        </table:table-row>
        <text:soft-page-break/>
        <table:table-row>
          <table:table-cell table:style-name="Tableau26.A2" office:value-type="string">
            <text:p text:style-name="P264">A</text:p>
          </table:table-cell>
          <table:table-cell table:style-name="Tableau26.A2" office:value-type="string">
            <text:p text:style-name="P264">2/4</text:p>
          </table:table-cell>
          <table:table-cell table:style-name="Tableau26.A2" office:value-type="string">
            <text:p text:style-name="P264">AC</text:p>
          </table:table-cell>
          <table:table-cell table:style-name="Tableau26.A2" office:value-type="string">
            <text:p text:style-name="P264">2/4</text:p>
          </table:table-cell>
          <table:table-cell table:style-name="Tableau26.A2" office:value-type="string">
            <text:p text:style-name="P264">A → AC – A = C</text:p>
          </table:table-cell>
          <table:table-cell table:style-name="Tableau26.A2" office:value-type="string">
            <text:p text:style-name="P264">2/4</text:p>
          </table:table-cell>
          <table:table-cell table:style-name="Tableau26.A2" office:value-type="string">
            <text:p text:style-name="P264">4/4</text:p>
          </table:table-cell>
          <table:table-cell table:style-name="Tableau26.A2" office:value-type="string">
            <text:p text:style-name="P264">Oui</text:p>
          </table:table-cell>
          <table:table-cell table:style-name="Tableau26.I2" office:value-type="string">
            <text:p text:style-name="P264"/>
          </table:table-cell>
        </table:table-row>
        <table:table-row>
          <table:table-cell table:style-name="Tableau26.A2" office:value-type="string">
            <text:p text:style-name="P264">B</text:p>
          </table:table-cell>
          <table:table-cell table:style-name="Tableau26.A2" office:value-type="string">
            <text:p text:style-name="P264">3/4</text:p>
          </table:table-cell>
          <table:table-cell table:style-name="Tableau26.A2" office:value-type="string">
            <text:p text:style-name="P264">BC</text:p>
            <text:p text:style-name="P264">BE</text:p>
            <text:p text:style-name="P264">BCE</text:p>
          </table:table-cell>
          <table:table-cell table:style-name="Tableau26.A2" office:value-type="string">
            <text:p text:style-name="P264">2/4</text:p>
            <text:p text:style-name="P264">3/4</text:p>
            <text:p text:style-name="P264">2/4</text:p>
          </table:table-cell>
          <table:table-cell table:style-name="Tableau26.A2" office:value-type="string">
            <text:p text:style-name="P264">B → C</text:p>
            <text:p text:style-name="P264">B → E</text:p>
            <text:p text:style-name="P264">B → CE</text:p>
          </table:table-cell>
          <table:table-cell table:style-name="Tableau26.A2" office:value-type="string">
            <text:p text:style-name="P264">2/4</text:p>
            <text:p text:style-name="P264">3/4</text:p>
            <text:p text:style-name="P264">3/4</text:p>
          </table:table-cell>
          <table:table-cell table:style-name="Tableau26.A2" office:value-type="string">
            <text:p text:style-name="P264">2/3</text:p>
            <text:p text:style-name="P264">3/3</text:p>
            <text:p text:style-name="P264">2/3</text:p>
          </table:table-cell>
          <table:table-cell table:style-name="Tableau26.A2" office:value-type="string">
            <text:p text:style-name="P264"/>
            <text:p text:style-name="P264">Oui</text:p>
          </table:table-cell>
          <table:table-cell table:style-name="Tableau26.I2" office:value-type="string">
            <text:p text:style-name="P264">Non</text:p>
            <text:p text:style-name="P264"/>
            <text:p text:style-name="P264">Non</text:p>
          </table:table-cell>
        </table:table-row>
      </table:table>
      <text:p text:style-name="P234"><text:tab/></text:p>
      <text:p text:style-name="P234"/>
      <text:p text:style-name="P237">A → C 2/4 ; 2/2 Valide</text:p>
      <text:p text:style-name="P237">B → E <text:span text:style-name="T129">3/4 ; 3/3 Valide</text:span></text:p>
      <text:p text:style-name="P238">E → B 3/4 ; 3/3 Valide</text:p>
      <text:p text:style-name="P238">BC → BCE – BC = E 2/4 ; 2/2 Valide</text:p>
      <text:p text:style-name="P238">CE → BCE – CE = B 2/4 ; 2/2 Valide</text:p>
      <text:p text:style-name="P238">BE → BCE – BE = C 2/4 ; 2/3 Non</text:p>
      <text:p text:style-name="P238"/>
      <text:p text:style-name="P239">6) Classement des règles</text:p>
      <text:p text:style-name="P239"/>
      <text:p text:style-name="P239">Mesure de pertinence : Lift</text:p>
      <text:p text:style-name="P239">Lift(X → Y, D) = Conf(X → Y, D) / Freq(<text:span text:style-name="T132">Y</text:span>, D)</text:p>
      <text:p text:style-name="P240">Mesure de la correlation entre X et Y.</text:p>
      <text:p text:style-name="P239"/>
      <text:p text:style-name="P240">Si Lif (X → Y, D) = { 1 <text:s text:c="6"/><text:span text:style-name="T131">X et Y sont indépendants (correlation nulle)</text:span></text:p>
      <text:p text:style-name="P241"><text:tab/><text:tab/><text:tab/> <text:s text:c="8"/>{ <text:s/>&lt; 1 <text:s text:c="2"/><text:span text:style-name="T131">Corrélation négative ∈ [0, 1[</text:span></text:p>
      <text:p text:style-name="P241"><text:tab/><text:tab/><text:tab/> <text:s text:c="8"/>{ <text:s/>&gt; 1 <text:s text:c="3"/><text:span text:style-name="T131">Corrélation positive</text:span></text:p>
      <text:p text:style-name="P240"/>
      <text:p text:style-name="P242"/>
      <text:p text:style-name="P243">A → C <text:span text:style-name="T132">Freq 2/4, Conf 1</text:span></text:p>
      <text:p text:style-name="P243">Lift( A → C ) = Conf (A → C, D) <text:s/>/ Freq (C, D)</text:p>
      <text:p text:style-name="P243"><text:tab/><text:tab/><text:tab/>= 1 / (3/4) = 4/3 <text:span text:style-name="T133">&gt; 1. Il y a une corrélation positive.</text:span></text:p>
      <text:p text:style-name="P244">Lift (B → E, D) = 1/(3/4) = 4/3. <text:span text:style-name="T134">Corrélation positive.</text:span></text:p>
      <text:p text:style-name="P245">Lift (BC → E, D) = 1/(3/4) = 4/3 Corrélation positive.</text:p>
      <text:p text:style-name="P245"/>
      <text:p text:style-name="P251">Extraction d'objets skyline</text:p>
      <text:p text:style-name="P251"/>
      <table:table table:name="Tableau25" table:style-name="Tableau25">
        <table:table-column table:style-name="Tableau25.A"/>
        <table:table-column table:style-name="Tableau25.B" table:number-columns-repeated="2"/>
        <table:table-column table:style-name="Tableau25.D"/>
        <table:table-row>
          <table:table-cell table:style-name="Tableau25.A1" office:value-type="string">
            <text:p text:style-name="P267">Hotel</text:p>
          </table:table-cell>
          <table:table-cell table:style-name="Tableau25.A1" office:value-type="string">
            <text:p text:style-name="P267">IdH</text:p>
          </table:table-cell>
          <table:table-cell table:style-name="Tableau25.A1" office:value-type="string">
            <text:p text:style-name="P267">Prix</text:p>
          </table:table-cell>
          <table:table-cell table:style-name="Tableau25.D1" office:value-type="string">
            <text:p text:style-name="P267">Distance</text:p>
          </table:table-cell>
        </table:table-row>
        <table:table-row>
          <table:table-cell table:style-name="Tableau25.A2" office:value-type="string">
            <text:p text:style-name="P266"/>
          </table:table-cell>
          <table:table-cell table:style-name="Tableau25.A2" office:value-type="string">
            <text:p text:style-name="P267">H1</text:p>
          </table:table-cell>
          <table:table-cell table:style-name="Tableau25.A2" office:value-type="string">
            <text:p text:style-name="P267">30</text:p>
          </table:table-cell>
          <table:table-cell table:style-name="Tableau25.D2" office:value-type="string">
            <text:p text:style-name="P267">800</text:p>
          </table:table-cell>
        </table:table-row>
        <table:table-row>
          <table:table-cell table:style-name="Tableau25.A2" office:value-type="string">
            <text:p text:style-name="P266"/>
          </table:table-cell>
          <table:table-cell table:style-name="Tableau25.A2" office:value-type="string">
            <text:p text:style-name="P267">H2</text:p>
          </table:table-cell>
          <table:table-cell table:style-name="Tableau25.A2" office:value-type="string">
            <text:p text:style-name="P267">35</text:p>
          </table:table-cell>
          <table:table-cell table:style-name="Tableau25.D2" office:value-type="string">
            <text:p text:style-name="P267">800</text:p>
          </table:table-cell>
        </table:table-row>
        <table:table-row>
          <table:table-cell table:style-name="Tableau25.A2" office:value-type="string">
            <text:p text:style-name="P266"/>
          </table:table-cell>
          <table:table-cell table:style-name="Tableau25.A2" office:value-type="string">
            <text:p text:style-name="P267">H3</text:p>
          </table:table-cell>
          <table:table-cell table:style-name="Tableau25.A2" office:value-type="string">
            <text:p text:style-name="P267">60</text:p>
          </table:table-cell>
          <table:table-cell table:style-name="Tableau25.D2" office:value-type="string">
            <text:p text:style-name="P267">400</text:p>
          </table:table-cell>
        </table:table-row>
        <table:table-row>
          <table:table-cell table:style-name="Tableau25.A2" office:value-type="string">
            <text:p text:style-name="P266"/>
          </table:table-cell>
          <table:table-cell table:style-name="Tableau25.A2" office:value-type="string">
            <text:p text:style-name="P267">H4</text:p>
          </table:table-cell>
          <table:table-cell table:style-name="Tableau25.A2" office:value-type="string">
            <text:p text:style-name="P267">60</text:p>
          </table:table-cell>
          <table:table-cell table:style-name="Tableau25.D2" office:value-type="string">
            <text:p text:style-name="P267">100</text:p>
          </table:table-cell>
        </table:table-row>
        <table:table-row>
          <table:table-cell table:style-name="Tableau25.A2" office:value-type="string">
            <text:p text:style-name="P266"/>
          </table:table-cell>
          <table:table-cell table:style-name="Tableau25.A2" office:value-type="string">
            <text:p text:style-name="P267">H5</text:p>
          </table:table-cell>
          <table:table-cell table:style-name="Tableau25.A2" office:value-type="string">
            <text:p text:style-name="P267">50</text:p>
          </table:table-cell>
          <table:table-cell table:style-name="Tableau25.D2" office:value-type="string">
            <text:p text:style-name="P267">300</text:p>
          </table:table-cell>
        </table:table-row>
        <table:table-row>
          <table:table-cell table:style-name="Tableau25.A2" office:value-type="string">
            <text:p text:style-name="P266"/>
          </table:table-cell>
          <table:table-cell table:style-name="Tableau25.A2" office:value-type="string">
            <text:p text:style-name="P267">H6</text:p>
          </table:table-cell>
          <table:table-cell table:style-name="Tableau25.A2" office:value-type="string">
            <text:p text:style-name="P267">60</text:p>
          </table:table-cell>
          <table:table-cell table:style-name="Tableau25.D2" office:value-type="string">
            <text:p text:style-name="P267">300</text:p>
          </table:table-cell>
        </table:table-row>
      </table:table>
      <text:p text:style-name="P246"/>
      <text:p text:style-name="P246">Introduction : Un objet skyline est une solution optimale selon des critères de préférence de type <text:span text:style-name="T1">minimiser</text:span> et/ou <text:span text:style-name="T1">maximiser</text:span> un ensemble d'attributs.</text:p>
      <text:p text:style-name="P246"/>
      <text:p text:style-name="P247">Exemples: <text:span text:style-name="T135">Minimiser le prix et la distance de la mer.</text:span></text:p>
      <text:p text:style-name="P247"/>
      <text:p text:style-name="P248">H1 minimise le prix. <text:span text:style-name="T136">SELECT * FROM HOTEL WHERE PRIX = (SELECT Min(Prix) FROM HOTEL)</text:span></text:p>
      <text:p text:style-name="P248"><text:soft-page-break/></text:p>
      <text:p text:style-name="P248">H4 minimise la distance.</text:p>
      <text:p text:style-name="P248"/>
      <text:p text:style-name="P249">1) Dominance de Paréto</text:p>
      <text:p text:style-name="P249"/>
      <text:p text:style-name="P250">Soit p et q deux objets représentés par deux tuples.</text:p>
      <text:p text:style-name="Text_20_body"><text:span text:style-name="T40">P domine Q si et seulement si p(A</text:span><text:span text:style-name="T78">1</text:span><text:span text:style-name="T40">) </text:span><text:span text:style-name="T137">α </text:span><text:span text:style-name="T138">q(A</text:span><text:span text:style-name="T79">1</text:span><text:span text:style-name="T57">), p(A</text:span><text:span text:style-name="T79">2</text:span><text:span text:style-name="T57">) α q(A</text:span><text:span text:style-name="T79">2</text:span><text:span text:style-name="T57">), ….., p(A</text:span><text:span text:style-name="T79">n</text:span><text:span text:style-name="T57">) α q(A</text:span><text:span text:style-name="T79">n</text:span><text:span text:style-name="T57">)</text:span></text:p>
      <text:p text:style-name="P252"><text:span text:style-name="T57">e</text:span><text:span text:style-name="T56">t il existe i </text:span><text:span text:style-name="T23">∈ </text:span><text:span text:style-name="T22">[1, …., n] avec p(A</text:span><text:span text:style-name="T29">i</text:span><text:span text:style-name="T22">) <text:s/>α q(A</text:span><text:span text:style-name="T29">i</text:span><text:span text:style-name="T22">)</text:span></text:p>
      <text:p text:style-name="P252"><text:span text:style-name="T22">( α, <text:s/>α=) = { <text:s/>(≤, &lt;) si Min(A</text:span><text:span text:style-name="T29">i</text:span><text:span text:style-name="T22">)<text:line-break/><text:tab/> <text:s text:c="4"/>{ (≥, &gt;) si Max(A</text:span><text:span text:style-name="T29">i</text:span><text:span text:style-name="T22">)</text:span></text:p>
      <text:p text:style-name="P252"/>
      <text:p text:style-name="P253"><text:span text:style-name="T22">Exemple :</text:span></text:p>
      <text:p text:style-name="P253"><text:span text:style-name="T22">H1 domine H2 car</text:span></text:p>
      <text:p text:style-name="P254"><text:span text:style-name="T22">H1 (Prix) ≤ H2 (Prix), H1(Distance) ≤ H2(Distance) et H1(Prix) &lt; H2(Prix)</text:span></text:p>
      <text:p text:style-name="P254"><text:span text:style-name="T22">H1 = &lt;30, 800&gt;</text:span></text:p>
      <text:p text:style-name="P254"><text:span text:style-name="T22">H2 = &lt;35, 800&gt;</text:span></text:p>
      <text:p text:style-name="P254"><text:span text:style-name="T22">H1 <text:s/>α= H2.</text:span></text:p>
      <text:p text:style-name="P255"><text:span text:style-name="T22">Sky(r) = { t <text:s/></text:span><text:span text:style-name="T23">∈ </text:span><text:span text:style-name="T22">r / t n'est donné par aucun objet de r }</text:span></text:p>
      <text:p text:style-name="Text_20_body"><text:span text:style-name="T24">S</text:span><text:span text:style-name="T22">ky(Hotel) = {H1, H4, H</text:span><text:span text:style-name="T24">5</text:span><text:span text:style-name="T22">}</text:span></text:p>
      <text:p text:style-name="P256">H1 : &lt;30, 800&gt;</text:p>
      <text:p text:style-name="P256">H2 : &lt;35, 800&gt;</text:p>
      <text:p text:style-name="P256">H1 domine H2 car 30 &lt; 35 et 800 = 800.</text:p>
      <text:p text:style-name="P257">H1, H4 et H5 sont des objets skyline car ils ne sont dominés par aucun objets de r.</text:p>
      <text:p text:style-name="P258">2) Extraction d'objets skyline <text:span text:style-name="T139">avec SQL.</text:span></text:p>
      <text:p text:style-name="P259">r(A<text:span text:style-name="T64">1</text:span><text:span text:style-name="T34">, A</text:span><text:span text:style-name="T64">2</text:span><text:span text:style-name="T34">, …, A</text:span><text:span text:style-name="T64">n</text:span><text:span text:style-name="T34">) <text:s/></text:span><text:span text:style-name="T25">α= </text:span><text:span text:style-name="T22">relation de dominance qui est (≤, &lt;) si Min(A</text:span><text:span text:style-name="T29">i</text:span><text:span text:style-name="T22">)</text:span></text:p>
      <text:p text:style-name="P259"><text:span text:style-name="T22"><text:tab/><text:tab/><text:tab/><text:tab/><text:tab/><text:tab/><text:tab/>(≥, &gt;) si Max(A</text:span><text:span text:style-name="T29">i</text:span><text:span text:style-name="T22">)</text:span></text:p>
      <text:p text:style-name="P260">Pour tous i <text:span text:style-name="T23">∈ </text:span><text:span text:style-name="T22">[1, …, N]</text:span></text:p>
      <text:p text:style-name="P261">SELECT *</text:p>
      <text:p text:style-name="P261">FROM r, r1</text:p>
      <text:p text:style-name="P261">WHERE NOT EXISTS (SELECT * <text:line-break/><text:tab/><text:tab/><text:tab/> <text:s text:c="3"/>FROM r<text:line-break/><text:tab/><text:tab/><text:tab/> <text:s text:c="3"/>WHERE (r<text:span text:style-name="T64">2</text:span><text:span text:style-name="T34"> A</text:span><text:span text:style-name="T64">1 <text:s/></text:span><text:span text:style-name="T25">α= </text:span><text:span text:style-name="T22">r</text:span><text:span text:style-name="T30">1</text:span><text:span text:style-name="T26">A</text:span><text:span text:style-name="T30">2 </text:span><text:span text:style-name="T26">AND … AND r</text:span><text:span text:style-name="T30">2</text:span><text:span text:style-name="T26">A</text:span><text:span text:style-name="T30">n </text:span><text:span text:style-name="T27">α= </text:span><text:span text:style-name="T26">r</text:span><text:span text:style-name="T30">1</text:span><text:span text:style-name="T26">A</text:span><text:span text:style-name="T30">n)<text:line-break/><text:tab/><text:tab/><text:tab/> <text:s text:c="14"/></text:span><text:span text:style-name="T26">AND (r</text:span><text:span text:style-name="T30">2</text:span><text:span text:style-name="T26">A</text:span><text:span text:style-name="T30">1</text:span><text:span text:style-name="T26"> </text:span><text:span text:style-name="T27">α </text:span><text:span text:style-name="T26">r</text:span><text:span text:style-name="T30">1</text:span><text:span text:style-name="T26">A</text:span><text:span text:style-name="T30">1 </text:span><text:span text:style-name="T26">OR … OR r</text:span><text:span text:style-name="T30">2</text:span><text:span text:style-name="T26">A</text:span><text:span text:style-name="T30">n</text:span><text:span text:style-name="T26"> </text:span><text:span text:style-name="T27">α </text:span><text:span text:style-name="T26">r</text:span><text:span text:style-name="T30">1</text:span><text:span text:style-name="T26">A</text:span><text:span text:style-name="T30">n</text:span><text:span text:style-name="T26">)) ;</text:span></text:p>
      <text:p text:style-name="P261"/>
      <text:p text:style-name="P262"><text:span text:style-name="T26">SELECT *</text:span></text:p>
      <text:p text:style-name="P262"><text:soft-page-break/><text:span text:style-name="T26">FROM HOTEL h</text:span><text:span text:style-name="T30">1<text:line-break/></text:span><text:span text:style-name="T26">WHERE NOT EXISTS (SELECT *<text:line-break/><text:tab/><text:tab/><text:tab/> <text:s text:c="3"/>FROM HOTEL h</text:span><text:span text:style-name="T30">2<text:line-break/><text:tab/><text:tab/><text:tab/> <text:s text:c="6"/></text:span><text:span text:style-name="T26">WHERE (h</text:span><text:span text:style-name="T30">2</text:span><text:span text:style-name="T26">.Prix ≤ h</text:span><text:span text:style-name="T30">1</text:span><text:span text:style-name="T26">.Prix AND h</text:span><text:span text:style-name="T30">2</text:span><text:span text:style-name="T26">.Distance ≤ h</text:span><text:span text:style-name="T30">1</text:span><text:span text:style-name="T26">.Distance)<text:line-break/><text:tab/><text:tab/><text:tab/><text:tab/>AND (h</text:span><text:span text:style-name="T30">2</text:span><text:span text:style-name="T26">.Prix &lt; h</text:span><text:span text:style-name="T30">1</text:span><text:span text:style-name="T26">.Prix OR h</text:span><text:span text:style-name="T30">2</text:span><text:span text:style-name="T26">.Distance &lt; h</text:span><text:span text:style-name="T30">1</text:span><text:span text:style-name="T26">.Distance)) ;</text:span></text:p>
      <text:p text:style-name="P262"><text:span text:style-name="T26">Résult :</text:span></text:p>
      <text:p text:style-name="P262"><text:span text:style-name="T26">Sky (Hotel) = {H1, H4, H5}</text:span></text:p>
      <text:p text:style-name="P262"><text:span text:style-name="T26">Les hôtels non dominés par aucun hote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, 'DejaVu Sans', Athena, Gentium, 'Palatino Linotype', 'Lucida Sans Unicode', 'Lucida Grande', Code2000, sans-serif"/>
    <style:font-face style:name="Liberation Sérif" svg:font-family="'Liberation Sérif'"/>
    <style:font-face style:name="FreeSans1" svg:font-family="FreeSans" style:font-family-generic="swiss"/>
    <style:font-face style:name="Liberation Sans Sérif" svg:font-family="'Liberation Sans Sé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10:26:47.248480677</meta:creation-date>
    <dc:date>2015-02-20T10:11:30.565089656</dc:date>
    <meta:editing-duration>PT8H44M50S</meta:editing-duration>
    <meta:editing-cycles>258</meta:editing-cycles>
    <meta:generator>LibreOffice/4.2.7.2$Linux_X86_64 LibreOffice_project/420m0$Build-2</meta:generator>
    <meta:document-statistic meta:table-count="26" meta:image-count="0" meta:object-count="1" meta:page-count="21" meta:paragraph-count="842" meta:word-count="4492" meta:character-count="18886" meta:non-whitespace-character-count="14656"/>
  </office:meta>
</office:document-meta>
</file>